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acf5d" officeooo:paragraph-rsid="0093794e"/>
    </style:style>
    <style:style style:name="P4" style:family="paragraph" style:parent-style-name="Standard">
      <style:text-properties officeooo:rsid="003dc6b2" officeooo:paragraph-rsid="003dc6b2"/>
    </style:style>
    <style:style style:name="P5" style:family="paragraph" style:parent-style-name="Standard">
      <style:text-properties officeooo:rsid="003f79f4" officeooo:paragraph-rsid="003f79f4"/>
    </style:style>
    <style:style style:name="P6" style:family="paragraph" style:parent-style-name="Standard">
      <style:text-properties officeooo:rsid="003f79f4" officeooo:paragraph-rsid="007efb93"/>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acf5d" officeooo:paragraph-rsid="0093794e"/>
    </style:style>
    <style:style style:name="P9" style:family="paragraph" style:parent-style-name="Standard">
      <style:text-properties style:font-name="Courier New" officeooo:rsid="0039dd89" officeooo:paragraph-rsid="0039dd89"/>
    </style:style>
    <style:style style:name="P10"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1" style:family="paragraph" style:parent-style-name="Standard">
      <style:text-properties style:font-name="Courier New" officeooo:rsid="007efb93" officeooo:paragraph-rsid="007efb93"/>
    </style:style>
    <style:style style:name="P12" style:family="paragraph" style:parent-style-name="Standard">
      <style:text-properties style:font-name="Courier New" officeooo:rsid="007efb93" officeooo:paragraph-rsid="00a23ca1"/>
    </style:style>
    <style:style style:name="P13" style:family="paragraph" style:parent-style-name="Standard">
      <style:text-properties style:font-name="Courier New" fo:font-size="10pt" officeooo:rsid="007efb93" officeooo:paragraph-rsid="007efb93" style:font-size-asian="10pt" style:font-size-complex="10pt"/>
    </style:style>
    <style:style style:name="P14" style:family="paragraph" style:parent-style-name="Standard">
      <style:text-properties fo:font-weight="bold" officeooo:rsid="003acf5d" officeooo:paragraph-rsid="003acf5d" style:font-weight-asian="bold" style:font-weight-complex="bold"/>
    </style:style>
    <style:style style:name="P15" style:family="paragraph" style:parent-style-name="Standard">
      <style:text-properties fo:font-weight="bold" officeooo:rsid="0093794e" officeooo:paragraph-rsid="0093794e" style:font-weight-asian="bold" style:font-weight-complex="bold"/>
    </style:style>
    <style:style style:name="P16" style:family="paragraph" style:parent-style-name="Standard">
      <style:text-properties officeooo:rsid="0039dd89" officeooo:paragraph-rsid="0039dd89"/>
    </style:style>
    <style:style style:name="P17" style:family="paragraph" style:parent-style-name="Standard">
      <style:text-properties officeooo:rsid="0037d260" officeooo:paragraph-rsid="0037d260"/>
    </style:style>
    <style:style style:name="P18" style:family="paragraph" style:parent-style-name="Standard">
      <style:text-properties officeooo:rsid="0031a360" officeooo:paragraph-rsid="0031a360"/>
    </style:style>
    <style:style style:name="P19" style:family="paragraph" style:parent-style-name="Standard">
      <style:text-properties officeooo:rsid="0030ec59" officeooo:paragraph-rsid="0031a360"/>
    </style:style>
    <style:style style:name="P20" style:family="paragraph" style:parent-style-name="Standard">
      <style:text-properties officeooo:rsid="00309787" officeooo:paragraph-rsid="00309787"/>
    </style:style>
    <style:style style:name="P21" style:family="paragraph" style:parent-style-name="Standard">
      <style:text-properties officeooo:rsid="002bca30" officeooo:paragraph-rsid="002bca30"/>
    </style:style>
    <style:style style:name="P22" style:family="paragraph" style:parent-style-name="Standard">
      <style:text-properties officeooo:rsid="0029a305" officeooo:paragraph-rsid="0029da8f"/>
    </style:style>
    <style:style style:name="P23" style:family="paragraph" style:parent-style-name="Standard">
      <style:text-properties officeooo:rsid="002814f8" officeooo:paragraph-rsid="002814f8"/>
    </style:style>
    <style:style style:name="P24" style:family="paragraph" style:parent-style-name="Standard">
      <style:text-properties officeooo:rsid="001eb5c0" officeooo:paragraph-rsid="001eb5c0"/>
    </style:style>
    <style:style style:name="P25" style:family="paragraph" style:parent-style-name="Standard">
      <style:text-properties officeooo:rsid="001e3884" officeooo:paragraph-rsid="001e3884"/>
    </style:style>
    <style:style style:name="P26" style:family="paragraph" style:parent-style-name="Standard">
      <style:paragraph-properties fo:text-align="center" style:justify-single-word="false"/>
      <style:text-properties officeooo:rsid="001e3884" officeooo:paragraph-rsid="001e3884"/>
    </style:style>
    <style:style style:name="P27" style:family="paragraph" style:parent-style-name="Standard">
      <style:text-properties officeooo:rsid="007efb93" officeooo:paragraph-rsid="007efb93"/>
    </style:style>
    <style:style style:name="P28" style:family="paragraph" style:parent-style-name="Standard">
      <style:text-properties officeooo:rsid="0082376d" officeooo:paragraph-rsid="0082376d"/>
    </style:style>
    <style:style style:name="P29" style:family="paragraph" style:parent-style-name="Standard">
      <style:text-properties officeooo:rsid="0093794e" officeooo:paragraph-rsid="0093794e"/>
    </style:style>
    <style:style style:name="P30" style:family="paragraph" style:parent-style-name="Standard">
      <style:text-properties officeooo:rsid="0042ea7f" officeooo:paragraph-rsid="0042ea7f"/>
    </style:style>
    <style:style style:name="P31" style:family="paragraph" style:parent-style-name="Standard">
      <style:text-properties officeooo:rsid="00a06e27" officeooo:paragraph-rsid="00a06e27"/>
    </style:style>
    <style:style style:name="P32" style:family="paragraph" style:parent-style-name="Standard">
      <style:paragraph-properties fo:margin-top="0in" fo:margin-bottom="0in" style:contextual-spacing="false" fo:line-height="100%"/>
      <style:text-properties officeooo:rsid="0067a9d7" officeooo:paragraph-rsid="0067a9d7"/>
    </style:style>
    <style:style style:name="P33" style:family="paragraph" style:parent-style-name="Standard">
      <style:paragraph-properties fo:margin-top="0in" fo:margin-bottom="0in" style:contextual-spacing="false" fo:line-height="100%"/>
      <style:text-properties officeooo:rsid="0067a9d7" officeooo:paragraph-rsid="006c8b31"/>
    </style:style>
    <style:style style:name="P34" style:family="paragraph" style:parent-style-name="Standard">
      <style:paragraph-properties fo:margin-top="0in" fo:margin-bottom="0in" style:contextual-spacing="false" fo:line-height="100%"/>
      <style:text-properties officeooo:paragraph-rsid="006c8b31"/>
    </style:style>
    <style:style style:name="P35"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6"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37"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38" style:family="paragraph" style:parent-style-name="Text_20_body">
      <style:paragraph-properties fo:margin-top="0in" fo:margin-bottom="0in" style:contextual-spacing="false" fo:line-height="100%"/>
      <style:text-properties officeooo:rsid="0067a9d7" officeooo:paragraph-rsid="0067a9d7"/>
    </style:style>
    <style:style style:name="P39" style:family="paragraph" style:parent-style-name="Text_20_body">
      <style:paragraph-properties fo:margin-top="0in" fo:margin-bottom="0in" style:contextual-spacing="false" fo:line-height="100%"/>
      <style:text-properties officeooo:rsid="0067a9d7" officeooo:paragraph-rsid="006c8b31"/>
    </style:style>
    <style:style style:name="P40" style:family="paragraph" style:parent-style-name="Table_20_Contents">
      <style:text-properties officeooo:rsid="0020ae66"/>
    </style:style>
    <style:style style:name="P41" style:family="paragraph" style:parent-style-name="Table_20_Contents">
      <style:text-properties officeooo:rsid="0020ae66" officeooo:paragraph-rsid="0020ae66"/>
    </style:style>
    <style:style style:name="P42" style:family="paragraph" style:parent-style-name="Table_20_Contents">
      <style:text-properties officeooo:rsid="005182b4" officeooo:paragraph-rsid="005182b4"/>
    </style:style>
    <style:style style:name="P43" style:family="paragraph" style:parent-style-name="Table_20_Contents">
      <style:text-properties officeooo:rsid="001eb5c0" officeooo:paragraph-rsid="001eb5c0"/>
    </style:style>
    <style:style style:name="P44" style:family="paragraph" style:parent-style-name="Text_20_body">
      <style:text-properties officeooo:rsid="0021e3de" officeooo:paragraph-rsid="0021e3de"/>
    </style:style>
    <style:style style:name="P45" style:family="paragraph" style:parent-style-name="Text_20_body">
      <style:text-properties officeooo:rsid="0059f118" officeooo:paragraph-rsid="0059f118"/>
    </style:style>
    <style:style style:name="P46" style:family="paragraph" style:parent-style-name="Text_20_body">
      <style:text-properties officeooo:rsid="0059f118" officeooo:paragraph-rsid="005b1efb"/>
    </style:style>
    <style:style style:name="P47" style:family="paragraph" style:parent-style-name="Text_20_body">
      <style:text-properties officeooo:rsid="0059f118" officeooo:paragraph-rsid="006a89de"/>
    </style:style>
    <style:style style:name="P48" style:family="paragraph" style:parent-style-name="Text_20_body">
      <style:text-properties officeooo:rsid="005b1efb" officeooo:paragraph-rsid="005b1efb"/>
    </style:style>
    <style:style style:name="P49" style:family="paragraph" style:parent-style-name="Text_20_body">
      <style:text-properties officeooo:rsid="00246385" officeooo:paragraph-rsid="00246385"/>
    </style:style>
    <style:style style:name="P50" style:family="paragraph" style:parent-style-name="Text_20_body">
      <style:text-properties officeooo:rsid="005bab7b" officeooo:paragraph-rsid="005bab7b"/>
    </style:style>
    <style:style style:name="P51" style:family="paragraph" style:parent-style-name="Text_20_body">
      <style:text-properties officeooo:paragraph-rsid="0021e3de"/>
    </style:style>
    <style:style style:name="P52" style:family="paragraph" style:parent-style-name="Text_20_body">
      <style:text-properties officeooo:rsid="002425a8" officeooo:paragraph-rsid="002425a8"/>
    </style:style>
    <style:style style:name="P53" style:family="paragraph" style:parent-style-name="Text_20_body">
      <style:text-properties officeooo:rsid="0026be82" officeooo:paragraph-rsid="0026be82"/>
    </style:style>
    <style:style style:name="P54" style:family="paragraph" style:parent-style-name="Text_20_body">
      <style:text-properties officeooo:paragraph-rsid="001eb5c0"/>
    </style:style>
    <style:style style:name="P55" style:family="paragraph" style:parent-style-name="Text_20_body">
      <style:text-properties officeooo:rsid="00220fc5" officeooo:paragraph-rsid="00220fc5"/>
    </style:style>
    <style:style style:name="P56" style:family="paragraph" style:parent-style-name="Text_20_body">
      <style:text-properties officeooo:rsid="005cfb38" officeooo:paragraph-rsid="006172d3"/>
    </style:style>
    <style:style style:name="P57" style:family="paragraph" style:parent-style-name="Text_20_body">
      <style:text-properties officeooo:rsid="006172d3" officeooo:paragraph-rsid="006172d3"/>
    </style:style>
    <style:style style:name="P58" style:family="paragraph" style:parent-style-name="Text_20_body">
      <style:text-properties officeooo:rsid="006257d9" officeooo:paragraph-rsid="006257d9"/>
    </style:style>
    <style:style style:name="P59" style:family="paragraph" style:parent-style-name="Text_20_body">
      <style:text-properties officeooo:rsid="006501e5" officeooo:paragraph-rsid="006501e5"/>
    </style:style>
    <style:style style:name="P60" style:family="paragraph" style:parent-style-name="Text_20_body">
      <style:text-properties officeooo:rsid="0067a9d7" officeooo:paragraph-rsid="0067a9d7"/>
    </style:style>
    <style:style style:name="P61" style:family="paragraph" style:parent-style-name="Text_20_body">
      <style:text-properties officeooo:rsid="0074f2ca" officeooo:paragraph-rsid="0074f2ca"/>
    </style:style>
    <style:style style:name="P62" style:family="paragraph" style:parent-style-name="Text_20_body">
      <style:text-properties officeooo:rsid="006d5e7f" officeooo:paragraph-rsid="00790232"/>
    </style:style>
    <style:style style:name="P63" style:family="paragraph" style:parent-style-name="Text_20_body">
      <style:text-properties officeooo:rsid="0082376d" officeooo:paragraph-rsid="0082376d"/>
    </style:style>
    <style:style style:name="P64" style:family="paragraph" style:parent-style-name="Text_20_body">
      <style:text-properties officeooo:paragraph-rsid="0082376d"/>
    </style:style>
    <style:style style:name="P65"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66" style:family="paragraph" style:parent-style-name="Heading_20_2">
      <style:text-properties officeooo:rsid="001eb5c0" officeooo:paragraph-rsid="001eb5c0"/>
    </style:style>
    <style:style style:name="P67" style:family="paragraph" style:parent-style-name="Heading_20_2" style:list-style-nam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021e3de" officeooo:paragraph-rsid="0021e3de"/>
    </style:style>
    <style:style style:name="P70" style:family="paragraph" style:parent-style-name="Heading_20_2">
      <style:paragraph-properties fo:break-before="page"/>
      <style:text-properties officeooo:rsid="0082376d" officeooo:paragraph-rsid="0082376d"/>
    </style:style>
    <style:style style:name="P71"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2" style:family="paragraph" style:parent-style-name="Standard">
      <style:text-properties officeooo:rsid="0042ea7f" officeooo:paragraph-rsid="0042ea7f"/>
    </style:style>
    <style:style style:name="P73" style:family="paragraph" style:parent-style-name="Standard">
      <style:text-properties officeooo:rsid="003acf5d" officeooo:paragraph-rsid="003dc6b2"/>
    </style:style>
    <style:style style:name="P74" style:family="paragraph" style:parent-style-name="Standard">
      <style:text-properties officeooo:rsid="003acf5d" officeooo:paragraph-rsid="003acf5d"/>
    </style:style>
    <style:style style:name="P75" style:family="paragraph" style:parent-style-name="Standard">
      <style:text-properties officeooo:rsid="003dc6b2" officeooo:paragraph-rsid="003dc6b2"/>
    </style:style>
    <style:style style:name="P76" style:family="paragraph" style:parent-style-name="Standard">
      <style:paragraph-properties fo:text-align="center" style:justify-single-word="false"/>
      <style:text-properties officeooo:rsid="001e3884" officeooo:paragraph-rsid="001e3884"/>
    </style:style>
    <style:style style:name="P77" style:family="paragraph" style:parent-style-name="Standard">
      <style:paragraph-properties fo:margin-top="0in" fo:margin-bottom="0in" style:contextual-spacing="false" fo:line-height="100%"/>
      <style:text-properties officeooo:paragraph-rsid="0067a9d7"/>
    </style:style>
    <style:style style:name="P78" style:family="paragraph" style:parent-style-name="Text_20_body">
      <style:text-properties officeooo:rsid="0067a9d7" officeooo:paragraph-rsid="0067a9d7"/>
    </style:style>
    <style:style style:name="P79" style:family="paragraph" style:parent-style-name="Text_20_body">
      <style:text-properties officeooo:rsid="0059f118" officeooo:paragraph-rsid="006a89de"/>
    </style:style>
    <style:style style:name="P80" style:family="paragraph" style:parent-style-name="Text_20_body">
      <style:text-properties officeooo:rsid="0059f118" officeooo:paragraph-rsid="005b1efb"/>
    </style:style>
    <style:style style:name="P81" style:family="paragraph" style:parent-style-name="Text_20_body">
      <style:text-properties style:font-name="Courier New" fo:font-size="8pt" officeooo:rsid="0074f2ca" officeooo:paragraph-rsid="0074f2ca" style:font-size-asian="8pt" style:font-size-complex="8pt"/>
    </style:style>
    <style:style style:name="P82" style:family="paragraph" style:parent-style-name="Text_20_body">
      <style:text-properties officeooo:rsid="006501e5" officeooo:paragraph-rsid="006501e5"/>
    </style:style>
    <style:style style:name="P83" style:family="paragraph" style:parent-style-name="Text_20_body">
      <style:paragraph-properties fo:margin-top="0in" fo:margin-bottom="0in" style:contextual-spacing="false" fo:line-height="100%"/>
      <style:text-properties style:font-name="Courier New" fo:font-size="8pt" officeooo:rsid="00246385" officeooo:paragraph-rsid="00a7c878" style:font-size-asian="8pt" style:font-size-complex="8pt"/>
    </style:style>
    <style:style style:name="P84"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85"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86"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87"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88"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89"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90" style:family="paragraph" style:parent-style-name="Text_20_body">
      <style:paragraph-properties fo:margin-top="0in" fo:margin-bottom="0in" style:contextual-spacing="false" fo:line-height="100%"/>
      <style:text-properties officeooo:rsid="0067a9d7" officeooo:paragraph-rsid="0067a9d7"/>
    </style:style>
    <style:style style:name="P91" style:family="paragraph" style:parent-style-name="Text_20_body">
      <style:paragraph-properties fo:margin-top="0in" fo:margin-bottom="0.0972in" style:contextual-spacing="false" fo:line-height="115%"/>
      <style:text-properties style:font-name="Courier New" fo:font-size="8pt" officeooo:rsid="0059f118" officeooo:paragraph-rsid="00a7c878" style:font-size-asian="8pt" style:font-size-complex="8pt"/>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ae5ad"/>
    </style:style>
    <style:style style:name="T79" style:family="text">
      <style:text-properties officeooo:rsid="006c8b31"/>
    </style:style>
    <style:style style:name="T80" style:family="text">
      <style:text-properties officeooo:rsid="00790232"/>
    </style:style>
    <style:style style:name="T81" style:family="text">
      <style:text-properties officeooo:rsid="0079c521"/>
    </style:style>
    <style:style style:name="T82" style:family="text">
      <style:text-properties officeooo:rsid="007c63f8"/>
    </style:style>
    <style:style style:name="T83" style:family="text">
      <style:text-properties officeooo:rsid="007dbe24"/>
    </style:style>
    <style:style style:name="T84" style:family="text">
      <style:text-properties officeooo:rsid="007efb93"/>
    </style:style>
    <style:style style:name="T85" style:family="text">
      <style:text-properties officeooo:rsid="0080537b"/>
    </style:style>
    <style:style style:name="T86" style:family="text">
      <style:text-properties officeooo:rsid="0082376d"/>
    </style:style>
    <style:style style:name="T87" style:family="text">
      <style:text-properties officeooo:rsid="0083d7af"/>
    </style:style>
    <style:style style:name="T88" style:family="text">
      <style:text-properties officeooo:rsid="00873fa6"/>
    </style:style>
    <style:style style:name="T89" style:family="text">
      <style:text-properties officeooo:rsid="00882813"/>
    </style:style>
    <style:style style:name="T90" style:family="text">
      <style:text-properties officeooo:rsid="008ba77f"/>
    </style:style>
    <style:style style:name="T91" style:family="text">
      <style:text-properties officeooo:rsid="008d70e4"/>
    </style:style>
    <style:style style:name="T92" style:family="text">
      <style:text-properties officeooo:rsid="008e46b7"/>
    </style:style>
    <style:style style:name="T93" style:family="text">
      <style:text-properties officeooo:rsid="00926c67"/>
    </style:style>
    <style:style style:name="T94" style:family="text">
      <style:text-properties officeooo:rsid="009278a2"/>
    </style:style>
    <style:style style:name="T95" style:family="text">
      <style:text-properties officeooo:rsid="0093794e"/>
    </style:style>
    <style:style style:name="T96" style:family="text">
      <style:text-properties officeooo:rsid="00945d09"/>
    </style:style>
    <style:style style:name="T97" style:family="text">
      <style:text-properties officeooo:rsid="00952455"/>
    </style:style>
    <style:style style:name="T98" style:family="text">
      <style:text-properties officeooo:rsid="009657fd"/>
    </style:style>
    <style:style style:name="T99" style:family="text">
      <style:text-properties officeooo:rsid="0097cf60"/>
    </style:style>
    <style:style style:name="T100" style:family="text">
      <style:text-properties style:text-position="sub 58%" officeooo:rsid="0082376d"/>
    </style:style>
    <style:style style:name="T101" style:family="text">
      <style:text-properties officeooo:rsid="00a06e27"/>
    </style:style>
    <style:style style:name="T102" style:family="text">
      <style:text-properties style:font-name="Liberation Sans" fo:font-size="18.2000007629395pt" fo:font-weight="bold" officeooo:rsid="00a06e27" style:font-name-asian="Microsoft YaHei" style:font-size-asian="18.2000007629395pt" style:font-weight-asian="bold" style:font-name-complex="Lucida Sans" style:font-size-complex="18.2000007629395pt" style:font-weight-complex="bold"/>
    </style:style>
    <style:style style:name="T103" style:family="text">
      <style:text-properties officeooo:rsid="00a12d4c"/>
    </style:style>
    <style:style style:name="T104" style:family="text">
      <style:text-properties officeooo:rsid="00a23ca1"/>
    </style:style>
    <style:style style:name="T105" style:family="text">
      <style:text-properties officeooo:rsid="00a27a4a"/>
    </style:style>
    <style:style style:name="T106" style:family="text">
      <style:text-properties officeooo:rsid="00a2f1c0"/>
    </style:style>
    <style:style style:name="T107" style:family="text">
      <style:text-properties officeooo:rsid="00a30c7d"/>
    </style:style>
    <style:style style:name="T108" style:family="text">
      <style:text-properties officeooo:rsid="00a31a19"/>
    </style:style>
    <style:style style:name="T109" style:family="text">
      <style:text-properties officeooo:rsid="00a890a1"/>
    </style:style>
  </office:automatic-styles>
  <office:body>
    <office:text text:use-soft-page-breaks="true">
      <text:tracked-changes>
        <text:changed-region xml:id="ct2207727793504" text:id="ct2207727793504">
          <text:deletion>
            <office:change-info>
              <dc:creator>Unknown Author</dc:creator>
              <dc:date>2021-10-28T09:11:18</dc:date>
            </office:change-info>
            <text:p text:style-name="P26">1</text:p>
          </text:deletion>
        </text:changed-region>
        <text:changed-region xml:id="ct2207727796624" text:id="ct2207727796624">
          <text:insertion>
            <office:change-info>
              <dc:creator>Unknown Author</dc:creator>
              <dc:date>2021-10-28T09:11:18</dc:date>
            </office:change-info>
          </text:insertion>
        </text:changed-region>
        <text:changed-region xml:id="ct2207727798064" text:id="ct2207727798064">
          <text:deletion>
            <office:change-info>
              <dc:creator>Unknown Author</dc:creator>
              <dc:date>2021-10-28T09:11:12</dc:date>
            </office:change-info>
            <text:p text:style-name="P26">12</text:p>
          </text:deletion>
        </text:changed-region>
        <text:changed-region xml:id="ct2207737779152" text:id="ct2207737779152">
          <text:insertion>
            <office:change-info>
              <dc:creator>Unknown Author</dc:creator>
              <dc:date>2021-10-31T22:23:18</dc:date>
            </office:change-info>
          </text:insertion>
        </text:changed-region>
        <text:changed-region xml:id="ct2207727801424" text:id="ct2207727801424">
          <text:insertion>
            <office:change-info>
              <dc:creator>Unknown Author</dc:creator>
              <dc:date>2021-10-28T09:13:46</dc:date>
            </office:change-info>
          </text:insertion>
        </text:changed-region>
        <text:changed-region xml:id="ct2207723757168" text:id="ct2207723757168">
          <text:insertion>
            <office:change-info>
              <dc:creator>Unknown Author</dc:creator>
              <dc:date>2021-10-28T09:52:13</dc:date>
            </office:change-info>
          </text:insertion>
        </text:changed-region>
        <text:changed-region xml:id="ct2207723756688" text:id="ct2207723756688">
          <text:insertion>
            <office:change-info>
              <dc:creator>Unknown Author</dc:creator>
              <dc:date>2021-10-28T09:54:15</dc:date>
            </office:change-info>
          </text:insertion>
        </text:changed-region>
        <text:changed-region xml:id="ct2207733248192" text:id="ct2207733248192">
          <text:insertion>
            <office:change-info>
              <dc:creator>Unknown Author</dc:creator>
              <dc:date>2021-10-29T08:40:27</dc:date>
            </office:change-info>
          </text:insertion>
        </text:changed-region>
        <text:changed-region xml:id="ct2207733255872" text:id="ct2207733255872">
          <text:insertion>
            <office:change-info>
              <dc:creator>Unknown Author</dc:creator>
              <dc:date>2021-10-28T09:12:29</dc:date>
            </office:change-info>
          </text:insertion>
        </text:changed-region>
        <text:changed-region xml:id="ct2207733256352" text:id="ct2207733256352">
          <text:deletion>
            <office:change-info>
              <dc:creator>Unknown Author</dc:creator>
              <dc:date>2021-10-28T09:37:44</dc:date>
            </office:change-info>
            <text:p text:style-name="P30"><text:span text:style-name="T47">a synchronization signal is detected when either of the two FSK frequencies are detected by the receiver for 1</text:span><text:span text:style-name="T57">4</text:span><text:span text:style-name="T47"> or 1</text:span><text:span text:style-name="T57">5</text:span><text:span text:style-name="T47"> of the last 1</text:span><text:span text:style-name="T57">5</text:span><text:span text:style-name="T47"> bit </text:span><text:span text:style-name="T55">intervals</text:span><text:span text:style-name="T47"> decoded. <text:s/>The FSK frequency corresponding to the 1</text:span><text:span text:style-name="T58">4</text:span><text:span text:style-name="T47"> or 1</text:span><text:span text:style-name="T58">5</text:span><text:span text:style-name="T47">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2207733255632" text:id="ct2207733255632">
          <text:deletion>
            <office:change-info>
              <dc:creator>Unknown Author</dc:creator>
              <dc:date>2021-10-29T09:02:18</dc:date>
            </office:change-info>
            <text:p text:style-name="P30"><text:span text:style-name="T47">For FSK synchronization, </text:span></text:p>
          </text:deletion>
        </text:changed-region>
        <text:changed-region xml:id="ct2207733242192" text:id="ct2207733242192">
          <text:deletion>
            <office:change-info>
              <dc:creator>Unknown Author</dc:creator>
              <dc:date>2021-10-28T09:37:39</dc:date>
            </office:change-info>
            <text:p text:style-name="P30"/>
            <text:p text:style-name="P30"/>
            <text:p text:style-name="P30"/>
          </text:deletion>
        </text:changed-region>
        <text:changed-region xml:id="ct2207733254672" text:id="ct2207733254672">
          <text:deletion>
            <office:change-info>
              <dc:creator>Unknown Author</dc:creator>
              <dc:date>2021-10-28T09:36:41</dc:date>
            </office:change-info>
            <text:p text:style-name="P30">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deletion>
        </text:changed-region>
        <text:changed-region xml:id="ct2207733256112" text:id="ct2207733256112">
          <text:deletion>
            <office:change-info>
              <dc:creator>Unknown Author</dc:creator>
              <dc:date>2021-10-29T09:02:18</dc:date>
            </office:change-info>
            <text:p text:style-name="P30"/>
            <text:p text:style-name="P30">For OOK synchronization, </text:p>
          </text:deletion>
        </text:changed-region>
        <text:changed-region xml:id="ct2207733241472" text:id="ct2207733241472">
          <text:deletion>
            <office:change-info>
              <dc:creator>Unknown Author</dc:creator>
              <dc:date>2021-10-28T09:36:15</dc:date>
            </office:change-info>
            <text:p text:style-name="P30"><text:span text:style-name="T45"><text:s text:c="2"/>Because of the complement bits inserted into the 30-bit block, there will be no more than five </text:span>consecutive mark or space (1 or 0) bits in the stream. <text:s/>This <text:span text:style-name="T48">is</text:span> used for synchronization. <text:s/>Synchronization is sent <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30"/>
          </text:deletion>
        </text:changed-region>
        <text:changed-region xml:id="ct2207733241712" text:id="ct2207733241712">
          <text:insertion>
            <office:change-info>
              <dc:creator>Unknown Author</dc:creator>
              <dc:date>2021-10-29T09:02:30</dc:date>
            </office:change-info>
          </text:insertion>
        </text:changed-region>
        <text:changed-region xml:id="ct2207733256592" text:id="ct2207733256592">
          <text:insertion>
            <office:change-info>
              <dc:creator>Unknown Author</dc:creator>
              <dc:date>2021-10-29T09:03:21</dc:date>
            </office:change-info>
          </text:insertion>
        </text:changed-region>
        <text:changed-region xml:id="ct2207733251072" text:id="ct2207733251072">
          <text:deletion>
            <office:change-info>
              <dc:creator>Unknown Author</dc:creator>
              <dc:date>2021-10-28T09:45:07</dc:date>
            </office:change-info>
            <text:p text:style-name="P4"/>
            <text:p text:style-name="P2"/>
            <text:p text:style-name="P73"/>
          </text:deletion>
        </text:changed-region>
        <text:changed-region xml:id="ct2207733241952" text:id="ct2207733241952">
          <text:insertion>
            <office:change-info>
              <dc:creator>Unknown Author</dc:creator>
              <dc:date>2021-10-28T09:11:26</dc:date>
            </office:change-info>
          </text:insertion>
        </text:changed-region>
        <text:changed-region xml:id="ct2207737751552" text:id="ct2207737751552">
          <text:deletion>
            <office:change-info>
              <dc:creator>Unknown Author</dc:creator>
              <dc:date>2021-10-31T22:19:14</dc:date>
            </office:change-info>
            <text:p text:style-name="P85">c</text:p>
          </text:deletion>
        </text:changed-region>
        <text:changed-region xml:id="ct2207737752032" text:id="ct2207737752032">
          <text:insertion>
            <office:change-info>
              <dc:creator>Unknown Author</dc:creator>
              <dc:date>2021-10-31T22:19:14</dc:date>
            </office:change-info>
          </text:insertion>
        </text:changed-region>
        <text:changed-region xml:id="ct2207737761392" text:id="ct2207737761392">
          <text:deletion>
            <office:change-info>
              <dc:creator>Unknown Author</dc:creator>
              <dc:date>2021-10-31T22:19:51</dc:date>
            </office:change-info>
            <text:p text:style-name="P83">onst uint8_t ecc_6bit_codesymbols[60] = {'\0', <text:s text:c="2"/>'\b', <text:s text:c="2"/>'\r', <text:s text:c="3"/>' ', <text:s text:c="3"/>'!', <text:s text:c="2"/>0x22, <text:s text:c="2"/>0x27, <text:s text:c="3"/>'(',</text:p>
            <text:p text:style-name="P36"><text:s text:c="43"/>')', <text:s text:c="3"/>'*', <text:s text:c="3"/>'+', <text:s text:c="3"/>',', <text:s text:c="3"/>'-', <text:s text:c="3"/>'.', <text:s text:c="3"/>'/', <text:s text:c="3"/>'0',</text:p>
            <text:p text:style-name="P36"><text:s text:c="43"/>'1', <text:s text:c="3"/>'2', <text:s text:c="3"/>'3', <text:s text:c="3"/>'4', <text:s text:c="3"/>'5', <text:s text:c="3"/>'6', <text:s text:c="3"/>'7', <text:s text:c="3"/>'8',</text:p>
            <text:p text:style-name="P36"><text:s text:c="43"/>'9', <text:s text:c="3"/>':', <text:s text:c="3"/>';', <text:s text:c="3"/>'=', <text:s text:c="3"/>'?', <text:s text:c="3"/>'@', <text:s text:c="3"/>'A', <text:s text:c="3"/>'B',</text:p>
            <text:p text:style-name="P36"><text:s text:c="43"/>'C', <text:s text:c="3"/>'D', <text:s text:c="3"/>'E', <text:s text:c="3"/>'F', <text:s text:c="3"/>'G', <text:s text:c="3"/>'H', <text:s text:c="3"/>'I', <text:s text:c="3"/>'J',</text:p>
            <text:p text:style-name="P36"><text:s text:c="43"/>'K', <text:s text:c="3"/>'L', <text:s text:c="3"/>'M', <text:s text:c="3"/>'N', <text:s text:c="3"/>'O', <text:s text:c="3"/>'P', <text:s text:c="3"/>'Q', <text:s text:c="3"/>'R',</text:p>
            <text:p text:style-name="P36"><text:s text:c="43"/>'S', <text:s text:c="3"/>'T', <text:s text:c="3"/>'U', <text:s text:c="3"/>'V', <text:s text:c="3"/>'W', <text:s text:c="3"/>'X', <text:s text:c="3"/>'Y', <text:s text:c="3"/>'Z',</text:p>
            <text:p text:style-name="P36"><text:s text:c="43"/>0x5C, <text:s text:c="2"/>'^', <text:s text:c="3"/>'`', <text:s text:c="3"/>'~' };</text:p>
            <text:p text:style-name="P36"><text:s text:c="43"/>/* Last 4 symbols can be interpreted as diacritical marks, 0x5C is diaeresis/umlaut */</text:p>
            <text:p text:style-name="P36"><text:s text:c="43"/>/* 0x27 can be interpreted as acute diacritical mark */</text:p>
            <text:p text:style-name="P36"/>
            <text:p text:style-name="P36">/* <text:s/>The input word has 24 bits. <text:s/>The output word has 30 bits, with bits</text:p>
            <text:p text:style-name="P36"><text:s text:c="4"/>1, 5, 9, 13, 17, 21 preceded by its complement bit inserted into</text:p>
            <text:p text:style-name="P36"><text:s text:c="4"/>the word */</text:p>
            <text:p text:style-name="P36"/>
            <text:p text:style-name="P36">uint32_t eccfr_add_reversal_bits(uint32_t codeword)</text:p>
            <text:p text:style-name="P36">{</text:p>
            <text:p text:style-name="P36"><text:s text:c="2"/>uint32_t outword = 0;</text:p>
            <text:p text:style-name="P36"><text:s text:c="2"/>uint8_t i;</text:p>
            <text:p text:style-name="P36"/>
            <text:p text:style-name="P36"><text:s text:c="2"/>for (i=0;i&lt;6;i++)</text:p>
            <text:p text:style-name="P36"><text:s text:c="2"/>{</text:p>
            <text:p text:style-name="P36"><text:s text:c="6"/>if (i&gt;0)</text:p>
            <text:p text:style-name="P36"><text:s text:c="10"/>outword = (outword &lt;&lt; 5);</text:p>
            <text:p text:style-name="P36"><text:s text:c="6"/>codeword = (codeword &lt;&lt; 4);</text:p>
            <text:p text:style-name="P36"><text:s text:c="6"/>uint8_t temp = (codeword &gt;&gt; 24) &amp; 0x0F;</text:p>
            <text:p text:style-name="P36"><text:s text:c="6"/>outword |= (temp | (((temp &amp; 0x08) ^ 0x08) &lt;&lt; 1));</text:p>
            <text:p text:style-name="P36"><text:s text:c="2"/>}</text:p>
            <text:p text:style-name="P36"><text:s text:c="2"/>return outword;</text:p>
            <text:p text:style-name="P36">}</text:p>
            <text:p text:style-name="P36"/>
            <text:p text:style-name="P36">/* remove complement bits from inside 30 bit word to yield 24 bit Golay</text:p>
            <text:p text:style-name="P36"><text:s text:c="3"/>code word */</text:p>
            <text:p text:style-name="P36"/>
            <text:p text:style-name="P36">uint32_t eccfr_remove_reversal_bits(uint32_t outword)</text:p>
            <text:p text:style-name="P36">{</text:p>
            <text:p text:style-name="P36"><text:s text:c="2"/>uint32_t codeword = 0;</text:p>
            <text:p text:style-name="P36"><text:s text:c="2"/>uint8_t i;</text:p>
            <text:p text:style-name="P36"/>
            <text:p text:style-name="P36"><text:s text:c="2"/>for (i=0;i&lt;6;i++)</text:p>
            <text:p text:style-name="P36"><text:s text:c="2"/>{</text:p>
            <text:p text:style-name="P36"><text:s text:c="6"/>if (i&gt;0)</text:p>
            <text:p text:style-name="P36"><text:s text:c="6"/>{</text:p>
            <text:p text:style-name="P36"><text:s text:c="10"/>outword = (outword &lt;&lt; 5);</text:p>
            <text:p text:style-name="P36"><text:s text:c="10"/>codeword = (codeword &lt;&lt; 4);</text:p>
            <text:p text:style-name="P36"><text:s text:c="6"/>}</text:p>
            <text:p text:style-name="P36"><text:s text:c="6"/>uint8_t temp = (outword &gt;&gt; 25) &amp; 0x0F;</text:p>
            <text:p text:style-name="P36"><text:s text:c="6"/>codeword |= temp;</text:p>
            <text:p text:style-name="P36"><text:s text:c="2"/>}</text:p>
            <text:p text:style-name="P36"><text:s text:c="2"/>return codeword;</text:p>
            <text:p text:style-name="P36">}</text:p>
            <text:p text:style-name="P36"/>
            <text:p text:style-name="P36">/* decode 12 bit code words to 8 bit bytes */</text:p>
            <text:p text:style-name="P36">uint8_t eccfr_code_words_to_bytes(uint16_t *codewords, uint8_t num_words, uint8_t *bytes, uint8_t max_bytes)</text:p>
            <text:p text:style-name="P36">{</text:p>
            <text:p text:style-name="P36"><text:s text:c="4"/>uint8_t cur_word = 0;</text:p>
            <text:p text:style-name="P36"><text:s text:c="4"/>uint8_t cur_byte = 0;</text:p>
            <text:p text:style-name="P36"><text:s text:c="4"/>while ((cur_word &lt; num_words) &amp;&amp; (cur_byte &lt; max_bytes))</text:p>
            <text:p text:style-name="P36"><text:s text:c="4"/>{</text:p>
            <text:p text:style-name="P36"><text:s text:c="8"/>uint16_t code = codewords[cur_word++];</text:p>
            <text:p text:style-name="P36"><text:s text:c="8"/>if ((code &amp; 0xF00) == 0xF00)</text:p>
            <text:p text:style-name="P36"><text:s text:c="8"/>{</text:p>
            <text:p text:style-name="P36"><text:s text:c="12"/>bytes[cur_byte++] = code &amp; 0xFF;</text:p>
            <text:p text:style-name="P36"><text:s text:c="12"/>continue;</text:p>
            <text:p text:style-name="P36"><text:s text:c="8"/>}</text:p>
            <text:p text:style-name="P36"><text:s text:c="8"/>uint16_t code1 = (code &amp; 0x3F);</text:p>
            <text:p text:style-name="P36"><text:s text:c="8"/>uint16_t code2 = ((code &gt;&gt; 6) &amp; 0x3F);</text:p>
            <text:p text:style-name="P36"><text:s text:c="8"/>if ((code1 != 0) &amp;&amp; (code1 &lt; (sizeof(ecc_6bit_codesymbols)/sizeof(uint8_t))))</text:p>
            <text:p text:style-name="P36"><text:s text:c="12"/>bytes[cur_byte++] = ecc_6bit_codesymbols[code1];</text:p>
            <text:p text:style-name="P36"><text:s text:c="8"/>if ((code2 != 0) &amp;&amp; (code1 &lt; (sizeof(ecc_6bit_codesymbols)/sizeof(uint8_t))) &amp;&amp; (cur_byte &lt; max_bytes))</text:p>
            <text:p text:style-name="P36"><text:s text:c="12"/>bytes[cur_byte++] = ecc_6bit_codesymbols[code2];</text:p>
            <text:p text:style-name="P36"><text:s text:c="4"/>}</text:p>
            <text:p text:style-name="P36"><text:s text:c="4"/>return cur_byte;</text:p>
            <text:p text:style-name="P36">}</text:p>
            <text:p text:style-name="P36"/>
            <text:p text:style-name="P36">/* encode 8 bit bytes as 12 bit code words, always encoding as 8-bit raw */</text:p>
            <text:p text:style-name="P36">uint8_t eccfr_raw_bytes_to_code_words(uint8_t *bytes, uint8_t num_bytes, uint16_t *codewords, uint8_t max_words)</text:p>
            <text:p text:style-name="P36">{</text:p>
            <text:p text:style-name="P36"><text:s text:c="2"/>uint8_t cur_byte = 0;</text:p>
            <text:p text:style-name="P36"><text:s text:c="2"/>uint8_t cur_word = 0;</text:p>
            <text:p text:style-name="P36"><text:s text:c="2"/>while ((cur_word &lt; max_words) &amp;&amp; (cur_byte &lt; num_bytes))</text:p>
            <text:p text:style-name="P36"><text:s text:c="2"/>{</text:p>
            <text:p text:style-name="P36"><text:s text:c="5"/>uint8_t b = bytes[cur_byte++];</text:p>
            <text:p text:style-name="P36"><text:s text:c="5"/>codewords[cur_word++] = ((uint16_t)(0xF00)) | b;</text:p>
            <text:p text:style-name="P36"><text:s text:c="2"/>}</text:p>
            <text:p text:style-name="P36"><text:s text:c="2"/>return cur_word;</text:p>
            <text:p text:style-name="P36">}</text:p>
            <text:p text:style-name="P36"/>
            <text:p text:style-name="P36">/* convert character to 6-bit code if it exists */</text:p>
            <text:p text:style-name="P36">/* should probably replace this with an inverse look up table later */</text:p>
            <text:p text:style-name="P36">uint8_t eccfr_find_code_in_table(uint8_t c)</text:p>
            <text:p text:style-name="P36">{</text:p>
            <text:p text:style-name="P36"><text:s text:c="4"/>uint8_t i;</text:p>
            <text:p text:style-name="P36"><text:s text:c="4"/>if ((c &gt;= 'a') &amp;&amp; (c &lt;= 'z')) c -= 32;</text:p>
            <text:p text:style-name="P36"><text:tab/>if (c =='\n') c = '\r';</text:p>
            <text:p text:style-name="P36"><text:s text:c="4"/>for (i=1;i&lt;(sizeof(ecc_6bit_codesymbols)/sizeof(uint8_t));i++)</text:p>
            <text:p text:style-name="P36"><text:s text:c="8"/>if (ecc_6bit_codesymbols[i] == c) return i;</text:p>
            <text:p text:style-name="P36"><text:s text:c="4"/>return 0xFF;</text:p>
            <text:p text:style-name="P36">}</text:p>
            <text:p text:style-name="P36"/>
            <text:p text:style-name="P36">/* encode 8 bit bytes to 12 bit code words.</text:p>
            <text:p text:style-name="P36"><text:s text:c="3"/>code words that correspond to a 6-bit symbols are encoded as 6 bits.</text:p>
            <text:p text:style-name="P36"><text:s text:c="3"/>otherwise they are encoded as an 8-bit binary raw data word.</text:p>
            <text:p text:style-name="P36"><text:s text:c="3"/>If a byte that can be encoded as a 6 bit symbol precedes one that can</text:p>
            <text:p text:style-name="P36"><text:s text:c="3"/>not be encoded as a 6 bit symbol, and there is an extra symbol slot</text:p>
            <text:p text:style-name="P36"><text:s text:c="3"/>in the current word, fill it with a zero. */</text:p>
            <text:p text:style-name="P36">uint8_t eccfr_bytes_to_code_words(uint8_t *bytes, uint8_t num_bytes, uint16_t *codewords, uint8_t max_words)</text:p>
            <text:p text:style-name="P36">{</text:p>
            <text:p text:style-name="P36"><text:s text:c="2"/>uint8_t cur_byte = 0;</text:p>
            <text:p text:style-name="P36"><text:s text:c="2"/>uint8_t cur_word = 0;</text:p>
            <text:p text:style-name="P36"><text:s text:c="2"/>while ((cur_word &lt; max_words) &amp;&amp; (cur_byte &lt; num_bytes))</text:p>
            <text:p text:style-name="P36"><text:s text:c="2"/>{</text:p>
            <text:p text:style-name="P36"><text:s text:c="5"/>uint8_t b = bytes[cur_byte++];</text:p>
            <text:p text:style-name="P36"><text:s text:c="5"/>uint8_t code1 = eccfr_find_code_in_table(b);</text:p>
            <text:p text:style-name="P36"><text:s text:c="5"/>if (code1 == 0xFF)</text:p>
            <text:p text:style-name="P36"><text:s text:c="5"/>{</text:p>
            <text:p text:style-name="P36"><text:s text:c="9"/>codewords[cur_word++] = ((uint16_t)(0xF00)) | b;</text:p>
            <text:p text:style-name="P36"><text:s text:c="9"/>continue;</text:p>
            <text:p text:style-name="P36"><text:s text:c="5"/>}</text:p>
            <text:p text:style-name="P36"><text:s text:c="5"/>if (cur_byte &lt; num_bytes)</text:p>
            <text:p text:style-name="P36"><text:s text:c="5"/>{</text:p>
            <text:p text:style-name="P36"><text:s text:c="9"/>b = bytes[cur_byte];</text:p>
            <text:p text:style-name="P36"><text:s text:c="9"/>uint8_t code2 = eccfr_find_code_in_table(b);</text:p>
            <text:p text:style-name="P36"><text:s text:c="9"/>if (code2 != 0xFF)</text:p>
            <text:p text:style-name="P36"><text:s text:c="9"/>{</text:p>
            <text:p text:style-name="P36"><text:s text:c="13"/>codewords[cur_word++] = (((uint16_t)code2) &lt;&lt; 6) | code1;</text:p>
            <text:p text:style-name="P36"><text:s text:c="13"/>cur_byte++;</text:p>
            <text:p text:style-name="P36"><text:s text:c="13"/>continue;</text:p>
            <text:p text:style-name="P36"><text:s text:c="9"/>}</text:p>
            <text:p text:style-name="P36"><text:s text:c="5"/>}</text:p>
            <text:p text:style-name="P36"><text:s text:c="5"/>codewords[cur_word++] = (uint16_t)code1;</text:p>
            <text:p text:style-name="P36"><text:s text:c="2"/>}</text:p>
            <text:p text:style-name="P36"><text:s text:c="2"/>return cur_word;</text:p>
            <text:p text:style-name="P83">}</text:p>
          </text:deletion>
        </text:changed-region>
        <text:changed-region xml:id="ct2207733242672" text:id="ct2207733242672">
          <text:insertion>
            <office:change-info>
              <dc:creator>Unknown Author</dc:creator>
              <dc:date>2021-10-28T09:49:51</dc:date>
            </office:change-info>
          </text:insertion>
        </text:changed-region>
        <text:changed-region xml:id="ct2207737751072" text:id="ct2207737751072">
          <text:deletion>
            <office:change-info>
              <dc:creator>Unknown Author</dc:creator>
              <dc:date>2021-10-31T22:20:47</dc:date>
            </office:change-info>
            <text:p text:style-name="P86">c</text:p>
          </text:deletion>
        </text:changed-region>
        <text:changed-region xml:id="ct2207737760192" text:id="ct2207737760192">
          <text:insertion>
            <office:change-info>
              <dc:creator>Unknown Author</dc:creator>
              <dc:date>2021-10-31T22:20:14</dc:date>
            </office:change-info>
          </text:insertion>
        </text:changed-region>
        <text:changed-region xml:id="ct2207737762592" text:id="ct2207737762592">
          <text:deletion>
            <office:change-info>
              <dc:creator>Unknown Author</dc:creator>
              <dc:date>2021-10-31T22:20:41</dc:date>
            </office:change-info>
            <text:p text:style-name="P86">onst uint16_t golay_matrix[12] =</text:p>
            <text:p text:style-name="P87">{</text:p>
            <text:p text:style-name="P87"><text:s text:c="4"/>0b110111000101,</text:p>
            <text:p text:style-name="P87"><text:s text:c="4"/>0b101110001011,</text:p>
            <text:p text:style-name="P87"><text:s text:c="4"/>0b011100010111,</text:p>
            <text:p text:style-name="P87"><text:s text:c="4"/>0b111000101101,</text:p>
            <text:p text:style-name="P87"><text:s text:c="4"/>0b110001011011,</text:p>
            <text:p text:style-name="P87"><text:s text:c="4"/>0b100010110111,</text:p>
            <text:p text:style-name="P87"><text:s text:c="4"/>0b000101101111,</text:p>
            <text:p text:style-name="P87"><text:s text:c="4"/>0b001011011101,</text:p>
            <text:p text:style-name="P87"><text:s text:c="4"/>0b010110111001,</text:p>
            <text:p text:style-name="P87"><text:s text:c="4"/>0b101101110001,</text:p>
            <text:p text:style-name="P87"><text:s text:c="4"/>0b011011100011,</text:p>
            <text:p text:style-name="P87"><text:s text:c="4"/>0b111111111110</text:p>
            <text:p text:style-name="P87">};</text:p>
            <text:p text:style-name="P87"/>
            <text:p text:style-name="P87">uint16_t golay_mult(uint16_t wd_enc)</text:p>
            <text:p text:style-name="P87">{</text:p>
            <text:p text:style-name="P87"><text:s text:c="3"/>uint16_t enc = 0;</text:p>
            <text:p text:style-name="P87"><text:s text:c="3"/>uint8_t i;</text:p>
            <text:p text:style-name="P87"><text:s text:c="3"/>for (i=12;i&gt;0;)</text:p>
            <text:p text:style-name="P87"><text:s text:c="3"/>{</text:p>
            <text:p text:style-name="P87"><text:s text:c="6"/>i--;</text:p>
            <text:p text:style-name="P87"><text:s text:c="6"/>if (wd_enc &amp; 1) enc ^= golay_matrix[i];</text:p>
            <text:p text:style-name="P87"><text:s text:c="6"/>wd_enc &gt;&gt;= 1;</text:p>
            <text:p text:style-name="P87"><text:s text:c="3"/>}</text:p>
            <text:p text:style-name="P87"><text:s text:c="3"/>return enc;</text:p>
            <text:p text:style-name="P88">}</text:p>
            <text:p text:style-name="P88"/>
            <text:p text:style-name="P88">uint8_t golay_hamming_weight(uint16_t n)</text:p>
            <text:p text:style-name="P87">{</text:p>
            <text:p text:style-name="P87"><text:s text:c="2"/>uint8_t s = 0;</text:p>
            <text:p text:style-name="P87"><text:s text:c="2"/>while (n != 0)</text:p>
            <text:p text:style-name="P87"><text:s text:c="2"/>{</text:p>
            <text:p text:style-name="P87"><text:s text:c="5"/>s += (n &amp; 0x1);</text:p>
            <text:p text:style-name="P87"><text:s text:c="5"/>n &gt;&gt;= 1;</text:p>
            <text:p text:style-name="P87"><text:s text:c="2"/>}</text:p>
            <text:p text:style-name="P87"><text:s text:c="2"/>return s;</text:p>
            <text:p text:style-name="P87">}</text:p>
            <text:p text:style-name="P87"/>
            <text:p text:style-name="P87">uint32_t golay_encode(uint16_t wd_enc)</text:p>
            <text:p text:style-name="P87">{</text:p>
            <text:p text:style-name="P87"><text:s text:c="2"/>uint16_t enc = golay_mult(wd_enc);</text:p>
            <text:p text:style-name="P87"><text:s text:c="2"/>return (((uint32_t)enc) &lt;&lt; 12) | wd_enc;</text:p>
            <text:p text:style-name="P87">}</text:p>
            <text:p text:style-name="P87"/>
            <text:p text:style-name="P87">uint16_t golay_decode(uint32_t codeword)</text:p>
            <text:p text:style-name="P87">{</text:p>
            <text:p text:style-name="P87"><text:s text:c="2"/>uint16_t enc = codeword &amp; 0xFFF;</text:p>
            <text:p text:style-name="P87"><text:s text:c="2"/>uint16_t parity = codeword &gt;&gt; 12;</text:p>
            <text:p text:style-name="P87"><text:s text:c="2"/>uint8_t i;</text:p>
            <text:p text:style-name="P87"><text:s text:c="2"/>uint16_t syndrome, parity_syndrome;</text:p>
            <text:p text:style-name="P87"/>
            <text:p text:style-name="P87"><text:s text:c="2"/>/* if there are three or fewer errors in the parity bits, then</text:p>
            <text:p text:style-name="P87"><text:s text:c="5"/>we hope that there are no errors in the data bits, otherwise</text:p>
            <text:p text:style-name="P87"><text:s text:c="5"/>the error is undetected */</text:p>
            <text:p text:style-name="P87"><text:s text:c="2"/>syndrome = golay_mult(enc) ^ parity;</text:p>
            <text:p text:style-name="P87"><text:s text:c="2"/>if (golay_hamming_weight(syndrome) &lt;= 3)</text:p>
            <text:p text:style-name="P87"><text:s text:c="3"/>return enc;</text:p>
            <text:p text:style-name="P87"/>
            <text:p text:style-name="P87"><text:s text:c="2"/>/* check to see if the parity bits have no errors */</text:p>
            <text:p text:style-name="P87"><text:s text:c="2"/>parity_syndrome = golay_mult(parity) ^ enc;</text:p>
            <text:p text:style-name="P87"><text:s text:c="2"/>if (golay_hamming_weight(parity_syndrome) &lt;= 3)</text:p>
            <text:p text:style-name="P87"><text:s text:c="5"/>return enc ^ parity_syndrome;</text:p>
            <text:p text:style-name="P87"/>
            <text:p text:style-name="P87"><text:s text:c="2"/>/* we flip each bit of the data to see if we have two or fewer errors */</text:p>
            <text:p text:style-name="P87"><text:s text:c="2"/>for (i=12;i&gt;0;)</text:p>
            <text:p text:style-name="P87"><text:s text:c="2"/>{</text:p>
            <text:p text:style-name="P87"><text:s text:c="6"/>i--;</text:p>
            <text:p text:style-name="P87"><text:s text:c="6"/>if (golay_hamming_weight(syndrome ^ golay_matrix[i]) &lt;= 2)</text:p>
            <text:p text:style-name="P87"><text:s text:c="8"/>return enc ^ (((uint16_t)0x800) &gt;&gt; i);</text:p>
            <text:p text:style-name="P87"><text:s text:c="2"/>}</text:p>
            <text:p text:style-name="P87"/>
            <text:p text:style-name="P87"><text:s text:c="2"/>/* we flip each bit of the parity to see if we have two or fewer errors */</text:p>
            <text:p text:style-name="P87"><text:s text:c="2"/>for (i=12;i&gt;0;)</text:p>
            <text:p text:style-name="P87"><text:s text:c="2"/>{</text:p>
            <text:p text:style-name="P87"><text:s text:c="6"/>i--;</text:p>
            <text:p text:style-name="P87"><text:s text:c="6"/>uint16_t par_bit_synd = parity_syndrome ^ golay_matrix[i];</text:p>
            <text:p text:style-name="P87"><text:s text:c="6"/>if (golay_hamming_weight(par_bit_synd) &lt;= 2)</text:p>
            <text:p text:style-name="P87"><text:s text:c="8"/>return enc ^ par_bit_synd;</text:p>
            <text:p text:style-name="P87"><text:s text:c="2"/>}</text:p>
            <text:p text:style-name="P87"/>
            <text:p text:style-name="P87"><text:s text:c="2"/>return 0xFFFF; <text:s text:c="2"/>/* uncorrectable error */</text:p>
            <text:p text:style-name="P86">}</text:p>
          </text:deletion>
        </text:changed-region>
        <text:changed-region xml:id="ct2207733252992" text:id="ct2207733252992">
          <text:deletion>
            <office:change-info>
              <dc:creator>Unknown Author</dc:creator>
              <dc:date>2021-10-17T13:18:56</dc:date>
            </office:change-info>
            <text:p text:style-name="P59">(</text:p>
          </text:deletion>
        </text:changed-region>
        <text:changed-region xml:id="ct2207733245072" text:id="ct2207733245072">
          <text:deletion>
            <office:change-info>
              <dc:creator>Unknown Author</dc:creator>
              <dc:date>2021-10-17T13:18:56</dc:date>
            </office:change-info>
            <text:p text:style-name="P59">)</text:p>
          </text:deletion>
        </text:changed-region>
        <text:changed-region xml:id="ct2207733245792" text:id="ct2207733245792">
          <text:insertion>
            <office:change-info>
              <dc:creator>Unknown Author</dc:creator>
              <dc:date>2021-10-24T07:58:58</dc:date>
            </office:change-info>
          </text:insertion>
        </text:changed-region>
        <text:changed-region xml:id="ct2207733246032" text:id="ct2207733246032">
          <text:deletion>
            <office:change-info>
              <dc:creator>Unknown Author</dc:creator>
              <dc:date>2021-10-24T07:58:58</dc:date>
            </office:change-info>
            <text:p text:style-name="P59"><text:span text:style-name="T75">ese</text:span></text:p>
          </text:deletion>
        </text:changed-region>
        <text:changed-region xml:id="ct2207733242912" text:id="ct2207733242912">
          <text:insertion>
            <office:change-info>
              <dc:creator>Unknown Author</dc:creator>
              <dc:date>2021-10-24T07:59:00</dc:date>
            </office:change-info>
          </text:insertion>
        </text:changed-region>
        <text:changed-region xml:id="ct2207733243152" text:id="ct2207733243152">
          <text:deletion>
            <office:change-info>
              <dc:creator>Unknown Author</dc:creator>
              <dc:date>2021-10-24T07:59:00</dc:date>
            </office:change-info>
            <text:p text:style-name="P59"><text:span text:style-name="T75">s</text:span></text:p>
          </text:deletion>
        </text:changed-region>
        <text:changed-region xml:id="ct2207733249392" text:id="ct2207733249392">
          <text:deletion>
            <office:change-info>
              <dc:creator>Unknown Author</dc:creator>
              <dc:date>2021-10-17T13:05:45</dc:date>
            </office:change-info>
            <text:p text:style-name="P38"><text:span text:style-name="T32">++--++--++--++--++--++--++--++--++--++--++--++--</text:span> </text:p>
          </text:deletion>
        </text:changed-region>
        <text:changed-region xml:id="ct2207733251312" text:id="ct2207733251312">
          <text:insertion>
            <office:change-info>
              <dc:creator>Unknown Author</dc:creator>
              <dc:date>2021-10-17T13:05:45</dc:date>
            </office:change-info>
          </text:insertion>
        </text:changed-region>
        <text:changed-region xml:id="ct2207733252512" text:id="ct2207733252512">
          <text:insertion>
            <office:change-info>
              <dc:creator>Unknown Author</dc:creator>
              <dc:date>2021-10-17T13:04:28</dc:date>
            </office:change-info>
          </text:insertion>
        </text:changed-region>
        <text:changed-region xml:id="ct2207733246512" text:id="ct2207733246512">
          <text:deletion>
            <office:change-info>
              <dc:creator>Unknown Author</dc:creator>
              <dc:date>2021-10-17T13:04:28</dc:date>
            </office:change-info>
            <text:p text:style-name="P38">)</text:p>
          </text:deletion>
        </text:changed-region>
        <text:changed-region xml:id="ct2207733246272" text:id="ct2207733246272">
          <text:deletion>
            <office:change-info>
              <dc:creator>Unknown Author</dc:creator>
              <dc:date>2021-10-17T13:04:51</dc:date>
            </office:change-info>
            <text:p text:style-name="P38"><text:span text:style-name="T32">++--++--++--++--++--++--++--++--++--++--++--++</text:span></text:p>
          </text:deletion>
        </text:changed-region>
        <text:changed-region xml:id="ct2207733247952" text:id="ct2207733247952">
          <text:deletion>
            <office:change-info>
              <dc:creator>Unknown Author</dc:creator>
              <dc:date>2021-10-17T13:05:07</dc:date>
            </office:change-info>
            <text:p text:style-name="P38"><text:span text:style-name="T32">-- </text:span></text:p>
          </text:deletion>
        </text:changed-region>
        <text:changed-region xml:id="ct2207733247232" text:id="ct2207733247232">
          <text:insertion>
            <office:change-info>
              <dc:creator>Unknown Author</dc:creator>
              <dc:date>2021-10-17T13:06:12</dc:date>
            </office:change-info>
          </text:insertion>
        </text:changed-region>
        <text:changed-region xml:id="ct2207733246752" text:id="ct2207733246752">
          <text:insertion>
            <office:change-info>
              <dc:creator>Unknown Author</dc:creator>
              <dc:date>2021-10-17T13:05:14</dc:date>
            </office:change-info>
          </text:insertion>
        </text:changed-region>
        <text:changed-region xml:id="ct2207733255392" text:id="ct2207733255392">
          <text:insertion>
            <office:change-info>
              <dc:creator>Unknown Author</dc:creator>
              <dc:date>2021-10-17T13:04:35</dc:date>
            </office:change-info>
          </text:insertion>
        </text:changed-region>
        <text:changed-region xml:id="ct2207733243392" text:id="ct2207733243392">
          <text:insertion>
            <office:change-info>
              <dc:creator>Unknown Author</dc:creator>
              <dc:date>2021-10-17T13:06:26</dc:date>
            </office:change-info>
          </text:insertion>
        </text:changed-region>
        <text:changed-region xml:id="ct2207733253232" text:id="ct2207733253232">
          <text:insertion>
            <office:change-info>
              <dc:creator>Unknown Author</dc:creator>
              <dc:date>2021-10-17T13:05:18</dc:date>
            </office:change-info>
          </text:insertion>
        </text:changed-region>
        <text:changed-region xml:id="ct2207733243872" text:id="ct2207733243872">
          <text:deletion>
            <office:change-info>
              <dc:creator>Unknown Author</dc:creator>
              <dc:date>2021-10-17T13:07:01</dc:date>
            </office:change-info>
            <text:p text:style-name="P77"/>
            <text:p text:style-name="P77"/>
          </text:deletion>
        </text:changed-region>
        <text:changed-region xml:id="ct2207733244112" text:id="ct2207733244112">
          <text:insertion>
            <office:change-info>
              <dc:creator>Unknown Author</dc:creator>
              <dc:date>2021-10-17T13:07:25</dc:date>
            </office:change-info>
          </text:insertion>
        </text:changed-region>
        <text:changed-region xml:id="ct2207733244352" text:id="ct2207733244352">
          <text:deletion>
            <office:change-info>
              <dc:creator>Unknown Author</dc:creator>
              <dc:date>2021-10-17T13:08:30</dc:date>
            </office:change-info>
            <text:p text:style-name="P47"/>
            <text:p text:style-name="P60">xx</text:p>
            <text:p text:style-name="P47"/>
          </text:deletion>
        </text:changed-region>
        <text:changed-region xml:id="ct2207733254192" text:id="ct2207733254192">
          <text:insertion>
            <office:change-info>
              <dc:creator>Unknown Author</dc:creator>
              <dc:date>2021-10-17T13:12:41</dc:date>
            </office:change-info>
          </text:insertion>
        </text:changed-region>
        <text:changed-region xml:id="ct2207733246992" text:id="ct2207733246992">
          <text:insertion>
            <office:change-info>
              <dc:creator>Unknown Author</dc:creator>
              <dc:date>2021-10-17T13:18:11</dc:date>
            </office:change-info>
          </text:insertion>
        </text:changed-region>
        <text:changed-region xml:id="ct2207733254432" text:id="ct2207733254432">
          <text:insertion>
            <office:change-info>
              <dc:creator>Unknown Author</dc:creator>
              <dc:date>2021-10-17T13:19:06</dc:date>
            </office:change-info>
          </text:insertion>
        </text:changed-region>
        <text:changed-region xml:id="ct2207733244832" text:id="ct2207733244832">
          <text:deletion>
            <office:change-info>
              <dc:creator>Unknown Author</dc:creator>
              <dc:date>2021-10-17T13:18:10</dc:date>
            </office:change-info>
            <text:p text:style-name="P47"><text:s/></text:p>
          </text:deletion>
        </text:changed-region>
        <text:changed-region xml:id="ct2207733250832" text:id="ct2207733250832">
          <text:deletion>
            <office:change-info>
              <dc:creator>Unknown Author</dc:creator>
              <dc:date>2021-10-17T13:12:24</dc:date>
            </office:change-info>
            <text:p text:style-name="P47"/>
            <text:p text:style-name="P46"/>
          </text:deletion>
        </text:changed-region>
        <text:changed-region xml:id="ct2207733244592" text:id="ct2207733244592">
          <text:deletion>
            <office:change-info>
              <dc:creator>Unknown Author</dc:creator>
              <dc:date>2021-10-17T13:19:54</dc:date>
            </office:change-info>
            <text:p text:style-name="P46"/>
            <text:p text:style-name="P47"/>
          </text:deletion>
        </text:changed-region>
        <text:changed-region xml:id="ct2207733251552" text:id="ct2207733251552">
          <text:insertion>
            <office:change-info>
              <dc:creator>Unknown Author</dc:creator>
              <dc:date>2021-10-17T13:23:42</dc:date>
            </office:change-info>
          </text:insertion>
        </text:changed-region>
        <text:changed-region xml:id="ct2207733253472" text:id="ct2207733253472">
          <text:insertion>
            <office:change-info>
              <dc:creator>Unknown Author</dc:creator>
              <dc:date>2021-10-24T08:07:47</dc:date>
            </office:change-info>
          </text:insertion>
        </text:changed-region>
        <text:changed-region xml:id="ct2207733245312" text:id="ct2207733245312">
          <text:insertion>
            <office:change-info>
              <dc:creator>Unknown Author</dc:creator>
              <dc:date>2021-10-24T08:08:02</dc:date>
            </office:change-info>
          </text:insertion>
        </text:changed-region>
        <text:changed-region xml:id="ct2207733252752" text:id="ct2207733252752">
          <text:insertion>
            <office:change-info>
              <dc:creator>Unknown Author</dc:creator>
              <dc:date>2021-10-24T08:09:05</dc:date>
            </office:change-info>
          </text:insertion>
        </text:changed-region>
        <text:changed-region xml:id="ct2207733251792" text:id="ct2207733251792">
          <text:insertion>
            <office:change-info>
              <dc:creator>Unknown Author</dc:creator>
              <dc:date>2021-10-17T13:31:03</dc:date>
            </office:change-info>
          </text:insertion>
        </text:changed-region>
        <text:changed-region xml:id="ct2207733247712" text:id="ct2207733247712">
          <text:deletion>
            <office:change-info>
              <dc:creator>Unknown Author</dc:creator>
              <dc:date>2021-10-17T13:29:57</dc:date>
            </office:change-info>
            <text:p text:style-name="P81"/>
            <text:p text:style-name="P81"/>
          </text:deletion>
        </text:changed-region>
        <text:changed-region xml:id="ct2207733248432" text:id="ct2207733248432">
          <text:insertion>
            <office:change-info>
              <dc:creator>Unknown Author</dc:creator>
              <dc:date>2021-10-17T13:29:58</dc:date>
            </office:change-info>
          </text:insertion>
        </text:changed-region>
        <text:changed-region xml:id="ct2207737753472" text:id="ct2207737753472">
          <text:deletion>
            <office:change-info>
              <dc:creator>Unknown Author</dc:creator>
              <dc:date>2021-10-31T22:21:53</dc:date>
            </office:change-info>
            <text:p text:style-name="P35">#define DSPINT_MAX_SAMPLEBUFFER 96</text:p>
            <text:p text:style-name="P35"/>
          </text:deletion>
        </text:changed-region>
        <text:changed-region xml:id="ct2207737753952" text:id="ct2207737753952">
          <text:insertion>
            <office:change-info>
              <dc:creator>Unknown Author</dc:creator>
              <dc:date>2021-10-31T22:21:33</dc:date>
            </office:change-info>
          </text:insertion>
        </text:changed-region>
        <text:changed-region xml:id="ct2207737775552" text:id="ct2207737775552">
          <text:deletion>
            <office:change-info>
              <dc:creator>Unknown Author</dc:creator>
              <dc:date>2021-10-31T22:22:34</dc:date>
            </office:change-info>
            <text:p text:style-name="P35">#define DSPINT_MAX_MAGCOUNT <text:span text:style-name="T62">6</text:span></text:p>
            <text:p text:style-name="P35"/>
            <text:p text:style-name="P35">typedef struct _dsp_state_fixed</text:p>
            <text:p text:style-name="P35">{</text:p>
            <text:p text:style-name="P35"><text:s text:c="2"/>uint8_t <text:s text:c="2"/>buffer_size;</text:p>
            <text:p text:style-name="P35"/>
            <text:p text:style-name="P35"><text:s text:c="2"/>uint8_t <text:s text:c="2"/>dly_8;</text:p>
            <text:p text:style-name="P35"><text:s text:c="2"/>uint8_t <text:s text:c="2"/>dly_12;</text:p>
            <text:p text:style-name="P35"><text:s text:c="2"/>uint8_t <text:s text:c="2"/>dly_16;</text:p>
            <text:p text:style-name="P35"><text:s text:c="2"/>uint8_t <text:s text:c="2"/>dly_20;</text:p>
            <text:p text:style-name="P35"><text:s text:c="2"/>uint8_t <text:s text:c="2"/>dly_24;</text:p>
            <text:p text:style-name="P35">} dsp_state_fixed;</text:p>
            <text:p text:style-name="P35"/>
            <text:p text:style-name="P35">typedef struct _dsp_state</text:p>
            <text:p text:style-name="P35">{</text:p>
            <text:p text:style-name="P35"><text:s text:c="2"/>uint8_t <text:s text:c="2"/>sample_no;</text:p>
            <text:p text:style-name="P35"/>
            <text:p text:style-name="P35"><text:s text:c="2"/>uint8_t <text:s text:c="2"/>count_8;</text:p>
            <text:p text:style-name="P35"><text:s text:c="2"/>uint8_t <text:s text:c="2"/>count_12;</text:p>
            <text:p text:style-name="P35"><text:s text:c="2"/>uint8_t <text:s text:c="2"/>count_16;</text:p>
            <text:p text:style-name="P35"><text:s text:c="2"/>uint8_t <text:s text:c="2"/>count_20;</text:p>
            <text:p text:style-name="P35"><text:s text:c="2"/>uint8_t <text:s text:c="2"/>count_24;</text:p>
            <text:p text:style-name="P35"/>
            <text:p text:style-name="P35"><text:s text:c="2"/>uint8_t <text:s text:c="2"/>mag_count;</text:p>
            <text:p text:style-name="P35"><text:s text:c="2"/>uint8_t <text:s text:c="2"/>mag_new_sample;</text:p>
            <text:p text:style-name="P35"/>
            <text:p text:style-name="P35"><text:s text:c="2"/>int16_t <text:s/>state_i_8;</text:p>
            <text:p text:style-name="P35"><text:s text:c="2"/>int16_t <text:s/>state_i_12;</text:p>
            <text:p text:style-name="P35"><text:s text:c="2"/>int16_t <text:s/>state_i_16;</text:p>
            <text:p text:style-name="P35"><text:s text:c="2"/>int16_t <text:s/>state_i_20;</text:p>
            <text:p text:style-name="P35"><text:s text:c="2"/>int16_t <text:s/>state_i_24;</text:p>
            <text:p text:style-name="P35"/>
            <text:p text:style-name="P35"><text:s text:c="2"/>int16_t <text:s/>state_q_8;</text:p>
            <text:p text:style-name="P35"><text:s text:c="2"/>int16_t <text:s/>state_q_12;</text:p>
            <text:p text:style-name="P35"><text:s text:c="2"/>int16_t <text:s/>state_q_16;</text:p>
            <text:p text:style-name="P35"><text:s text:c="2"/>int16_t <text:s/>state_q_20;</text:p>
            <text:p text:style-name="P35"><text:s text:c="2"/>int16_t <text:s/>state_q_24;</text:p>
            <text:p text:style-name="P35"/>
            <text:p text:style-name="P35"><text:s text:c="2"/>uint32_t state_m_8;</text:p>
            <text:p text:style-name="P35"><text:s text:c="2"/>uint32_t state_m_12;</text:p>
            <text:p text:style-name="P35"><text:s text:c="2"/>uint32_t state_m_16;</text:p>
            <text:p text:style-name="P35"><text:s text:c="2"/>uint32_t state_m_20;</text:p>
            <text:p text:style-name="P35"><text:s text:c="2"/>uint32_t state_m_24;</text:p>
            <text:p text:style-name="P35"/>
            <text:p text:style-name="P35"><text:s text:c="2"/>uint16_t <text:s/>mag_values_8[DSPINT_MAX_MAGCOUNT];</text:p>
            <text:p text:style-name="P35"><text:s text:c="2"/>uint16_t <text:s/>mag_values_12[DSPINT_MAX_MAGCOUNT];</text:p>
            <text:p text:style-name="P35"><text:s text:c="2"/>uint16_t <text:s/>mag_values_16[DSPINT_MAX_MAGCOUNT];</text:p>
            <text:p text:style-name="P35"><text:s text:c="2"/>uint16_t <text:s/>mag_values_20[DSPINT_MAX_MAGCOUNT];</text:p>
            <text:p text:style-name="P35"><text:s text:c="2"/>uint16_t <text:s/>mag_values_24[DSPINT_MAX_MAGCOUNT];</text:p>
            <text:p text:style-name="P35"><text:s text:c="2"/>uint16_t <text:s/>sample_buffer[DSPINT_MAX_SAMPLEBUFFER];</text:p>
            <text:p text:style-name="P35">} dsp_state;</text:p>
            <text:p text:style-name="P35"/>
            <text:p text:style-name="P35">dsp_state <text:s text:c="6"/>ds;</text:p>
            <text:p text:style-name="P35">dsp_state_fixed df;</text:p>
            <text:p text:style-name="P35"/>
            <text:p text:style-name="P35">/* reset state of buffer in case we get some kind</text:p>
            <text:p text:style-name="P35"><text:s text:c="3"/>of a dc offset mismatch */</text:p>
            <text:p text:style-name="P35"/>
            <text:p text:style-name="P35">void dsp_reset_state(void)</text:p>
            <text:p text:style-name="P35">{</text:p>
            <text:p text:style-name="P35"><text:s text:c="2"/>memset(&amp;ds,'\000',sizeof(dsp_state));</text:p>
            <text:p text:style-name="P35">}</text:p>
            <text:p text:style-name="P35"/>
            <text:p text:style-name="P35">/* initialize the buffer including the signs to be subtracted</text:p>
            <text:p text:style-name="P35"><text:s text:c="3"/>from the end of the buffer */</text:p>
            <text:p text:style-name="P35"/>
            <text:p text:style-name="P35">void dsp_initialize(uint8_t sample_buffer_size)</text:p>
            <text:p text:style-name="P35">{</text:p>
            <text:p text:style-name="P35"><text:s text:c="4"/>uint8_t i;</text:p>
            <text:p text:style-name="P35"><text:s text:c="4"/>if (sample_buffer_size &gt; DSPINT_MAX_SAMPLEBUFFER)</text:p>
            <text:p text:style-name="P35"><text:s text:c="8"/>sample_buffer_size = DSPINT_MAX_SAMPLEBUFFER;</text:p>
            <text:p text:style-name="P35"><text:s text:c="4"/>dsp_reset_state();</text:p>
            <text:p text:style-name="P35"><text:s text:c="4"/>df.buffer_size = sample_buffer_size;</text:p>
            <text:p text:style-name="P35"><text:s text:c="4"/>df.dly_8 = (sample_buffer_size / 8) * 8;</text:p>
            <text:p text:style-name="P35"><text:s text:c="4"/>df.dly_12 = (sample_buffer_size / 12) * 12;</text:p>
            <text:p text:style-name="P35"><text:s text:c="4"/>df.dly_16 = (sample_buffer_size / 16) * 16;</text:p>
            <text:p text:style-name="P35"><text:s text:c="4"/>df.dly_20 = (sample_buffer_size / 20) * 20;</text:p>
            <text:p text:style-name="P35"><text:s text:c="4"/>df.dly_24 = (sample_buffer_size / 24) * 24;</text:p>
            <text:p text:style-name="P35">}</text:p>
            <text:p text:style-name="P35"/>
            <text:p text:style-name="P35">#define SET_DSP_SQRT_APPROX(s,x,y) do { \</text:p>
            <text:p text:style-name="P35"><text:s text:c="3"/>uint16_t ux = (x &lt; 0 ? -x : x); \</text:p>
            <text:p text:style-name="P35"><text:s text:c="3"/>uint16_t uy = (y &lt; 0 ? -y : y); \</text:p>
            <text:p text:style-name="P35"><text:s text:c="3"/>s = ((ux + uy) &gt;&gt; 1)+(uy &gt; ux ? uy : ux); \</text:p>
            <text:p text:style-name="P35">} while(0)</text:p>
            <text:p text:style-name="P35"/>
            <text:p text:style-name="P35">/* called by the interrupt routine to update the spectral channels */</text:p>
            <text:p text:style-name="P35">void dsp_new_sample(uint16_t sample)</text:p>
            <text:p text:style-name="P35">{</text:p>
            <text:p text:style-name="P35"><text:s text:c="3"/>uint8_t b;</text:p>
            <text:p text:style-name="P35"><text:s text:c="3"/>int16_t fir;</text:p>
            <text:p text:style-name="P35"><text:s text:c="3"/>ds.mag_new_sample = (ds.count_8 &amp; 0x03);</text:p>
            <text:p text:style-name="P35"/>
            <text:p text:style-name="P35"><text:s text:c="3"/>if (ds.mag_new_sample == 0)</text:p>
            <text:p text:style-name="P35"><text:s text:c="8"/>ds.mag_count = (ds.mag_count &gt;= (DSPINT_MAX_MAGCOUNT-1)) ? 0 : (ds.mag_count + 1);</text:p>
            <text:p text:style-name="P35"/>
            <text:p text:style-name="P35"><text:s text:c="3"/>/* update 8 count */</text:p>
            <text:p text:style-name="P35"><text:s text:c="3"/>b = (ds.sample_no &lt; df.dly_8) ? (ds.sample_no + df.buffer_size - df.dly_8) : (ds.sample_no - df.dly_8);</text:p>
            <text:p text:style-name="P35"><text:s text:c="3"/>fir = sample - ds.sample_buffer[b];</text:p>
            <text:p text:style-name="P35"><text:s text:c="3"/>if (ds.count_8 &gt;= 4)</text:p>
            <text:p text:style-name="P35"><text:s text:c="7"/>ds.state_i_8 += fir;</text:p>
            <text:p text:style-name="P35"><text:s text:c="3"/>else</text:p>
            <text:p text:style-name="P35"><text:s text:c="7"/>ds.state_i_8 -= fir;</text:p>
            <text:p text:style-name="P35"><text:s text:c="3"/>if ((ds.count_8 &gt;= 2) &amp;&amp; (ds.count_8 &lt; 6))</text:p>
            <text:p text:style-name="P35"><text:s text:c="7"/>ds.state_q_8 += fir;</text:p>
            <text:p text:style-name="P35"><text:s text:c="3"/>else</text:p>
            <text:p text:style-name="P35"><text:s text:c="7"/>ds.state_q_8 -= fir;</text:p>
            <text:p text:style-name="P35"><text:s text:c="3"/>ds.count_8 = (ds.count_8 &gt;= 7) ? 0 : (ds.count_8 + 1);</text:p>
            <text:p text:style-name="P35"><text:s text:c="3"/>if (ds.mag_new_sample == 0)</text:p>
            <text:p text:style-name="P35"><text:s text:c="7"/>SET_DSP_SQRT_APPROX(ds.mag_values_8[ds.mag_count], ds.state_q_8, ds.state_i_8);</text:p>
            <text:p text:style-name="P35"/>
            <text:p text:style-name="P35"><text:s text:c="3"/>/* update 12 count */</text:p>
            <text:p text:style-name="P35"><text:s text:c="3"/>b = (ds.sample_no &lt; df.dly_12) ? (ds.sample_no + df.buffer_size - df.dly_12) : (ds.sample_no - df.dly_12);</text:p>
            <text:p text:style-name="P35"><text:s text:c="3"/>fir = sample - ds.sample_buffer[b];</text:p>
            <text:p text:style-name="P35"><text:s text:c="3"/>if (ds.count_12 &gt;= 6)</text:p>
            <text:p text:style-name="P35"><text:s text:c="7"/>ds.state_i_12 += fir;</text:p>
            <text:p text:style-name="P35"><text:s text:c="3"/>else</text:p>
            <text:p text:style-name="P35"><text:s text:c="7"/>ds.state_i_12 -= fir;</text:p>
            <text:p text:style-name="P35"><text:s text:c="3"/>if ((ds.count_12 &gt;= 3) &amp;&amp; (ds.count_12 &lt; 9))</text:p>
            <text:p text:style-name="P35"><text:s text:c="7"/>ds.state_q_12 += fir;</text:p>
            <text:p text:style-name="P35"><text:s text:c="3"/>else</text:p>
            <text:p text:style-name="P35"><text:s text:c="7"/>ds.state_q_12 -= fir;</text:p>
            <text:p text:style-name="P35"><text:s text:c="3"/>ds.count_12 = (ds.count_12 &gt;= 11) ? 0 : (ds.count_12 + 1);</text:p>
            <text:p text:style-name="P35"><text:s text:c="3"/>if (ds.mag_new_sample == 0)</text:p>
            <text:p text:style-name="P35"><text:s text:c="7"/>SET_DSP_SQRT_APPROX(ds.mag_values_12[ds.mag_count], ds.state_q_12, ds.state_i_12);</text:p>
            <text:p text:style-name="P35"/>
            <text:p text:style-name="P35"><text:s text:c="3"/>/* update 16 count */</text:p>
            <text:p text:style-name="P35"><text:s text:c="3"/>b = (ds.sample_no &lt; df.dly_16) ? (ds.sample_no + df.buffer_size - df.dly_16) : (ds.sample_no - df.dly_16);</text:p>
            <text:p text:style-name="P35"><text:s text:c="3"/>fir = sample - ds.sample_buffer[b];</text:p>
            <text:p text:style-name="P35"><text:s text:c="3"/>if (ds.count_16 &gt;= 8)</text:p>
            <text:p text:style-name="P35"><text:s text:c="7"/>ds.state_i_16 += fir;</text:p>
            <text:p text:style-name="P35"><text:s text:c="3"/>else</text:p>
            <text:p text:style-name="P35"><text:s text:c="7"/>ds.state_i_16 -= fir;</text:p>
            <text:p text:style-name="P35"><text:s text:c="3"/>if ((ds.count_16 &gt;= 4) &amp;&amp; (ds.count_16 &lt; 12))</text:p>
            <text:p text:style-name="P35"><text:s text:c="7"/>ds.state_q_16 += fir;</text:p>
            <text:p text:style-name="P35"><text:s text:c="3"/>else</text:p>
            <text:p text:style-name="P35"><text:s text:c="7"/>ds.state_q_16 -= fir;</text:p>
            <text:p text:style-name="P35"><text:s text:c="3"/>ds.count_16 = (ds.count_16 &gt;= 15) ? 0 : (ds.count_16 + 1);</text:p>
            <text:p text:style-name="P35"><text:s text:c="3"/>if (ds.mag_new_sample == 0)</text:p>
            <text:p text:style-name="P35"><text:s text:c="8"/>SET_DSP_SQRT_APPROX(ds.mag_values_16[ds.mag_count], ds.state_q_16, ds.state_i_16);</text:p>
            <text:p text:style-name="P35"/>
            <text:p text:style-name="P35"><text:s text:c="3"/>/* update 20 count */</text:p>
            <text:p text:style-name="P35"><text:s text:c="3"/>b = (ds.sample_no &lt; df.dly_20) ? (ds.sample_no + df.buffer_size - df.dly_20) : (ds.sample_no - df.dly_20);</text:p>
            <text:p text:style-name="P35"><text:s text:c="3"/>fir = sample - ds.sample_buffer[b];</text:p>
            <text:p text:style-name="P35"><text:s text:c="3"/>if (ds.count_20 &gt;= 10)</text:p>
            <text:p text:style-name="P35"><text:s text:c="7"/>ds.state_i_20 += fir;</text:p>
            <text:p text:style-name="P35"><text:s text:c="3"/>else</text:p>
            <text:p text:style-name="P35"><text:s text:c="7"/>ds.state_i_20 -= fir;</text:p>
            <text:p text:style-name="P35"><text:s text:c="3"/>if ((ds.count_20 &gt;= 5) &amp;&amp; (ds.count_20 &lt; 15))</text:p>
            <text:p text:style-name="P35"><text:s text:c="7"/>ds.state_q_20 += fir;</text:p>
            <text:p text:style-name="P35"><text:s text:c="3"/>else</text:p>
            <text:p text:style-name="P35"><text:s text:c="7"/>ds.state_q_20 -= fir;</text:p>
            <text:p text:style-name="P35"><text:s text:c="3"/>ds.count_20 = (ds.count_20 &gt;= 19) ? 0 : (ds.count_20 + 1);</text:p>
            <text:p text:style-name="P35"><text:s text:c="3"/>if (ds.mag_new_sample == 0)</text:p>
            <text:p text:style-name="P35"><text:s text:c="8"/>SET_DSP_SQRT_APPROX(ds.mag_values_20[ds.mag_count], ds.state_q_20, ds.state_i_20);</text:p>
            <text:p text:style-name="P35"/>
            <text:p text:style-name="P35"><text:s text:c="3"/>/* update 24 count */</text:p>
            <text:p text:style-name="P35"><text:s text:c="3"/>b = (ds.sample_no &lt; df.dly_24) ? (ds.sample_no + df.buffer_size - df.dly_24) : (ds.sample_no - df.dly_24);</text:p>
            <text:p text:style-name="P35"><text:s text:c="3"/>fir = sample - ds.sample_buffer[b];</text:p>
            <text:p text:style-name="P35"><text:s text:c="3"/>if (ds.count_24 &gt;= 12)</text:p>
            <text:p text:style-name="P35"><text:s text:c="7"/>ds.state_i_24 += fir;</text:p>
            <text:p text:style-name="P35"><text:s text:c="3"/>else</text:p>
            <text:p text:style-name="P35"><text:s text:c="7"/>ds.state_i_24 -= fir;</text:p>
            <text:p text:style-name="P35"><text:s text:c="3"/>if ((ds.count_24 &gt;= 6) &amp;&amp; (ds.count_24 &lt; 18))</text:p>
            <text:p text:style-name="P35"><text:s text:c="7"/>ds.state_q_24 += fir;</text:p>
            <text:p text:style-name="P35"><text:s text:c="3"/>else</text:p>
            <text:p text:style-name="P35"><text:s text:c="7"/>ds.state_q_24 -= fir;</text:p>
            <text:p text:style-name="P35"><text:s text:c="3"/>ds.count_24 = (ds.count_24 &gt;= 23) ? 0 : (ds.count_24 + 1);</text:p>
            <text:p text:style-name="P35"><text:s text:c="3"/>if (ds.mag_new_sample == 0)</text:p>
            <text:p text:style-name="P35"><text:s text:c="8"/>SET_DSP_SQRT_APPROX(ds.mag_values_24[ds.mag_count], ds.state_q_24, ds.state_i_24);</text:p>
            <text:p text:style-name="P35"/>
            <text:p text:style-name="P35"><text:s text:c="3"/>ds.sample_buffer[ds.sample_no++] = sample;</text:p>
            <text:p text:style-name="P35"><text:s text:c="3"/>if (ds.sample_no &gt;= df.buffer_size)</text:p>
            <text:p text:style-name="P35"><text:s text:c="6"/>ds.sample_no = 0;</text:p>
            <text:p text:style-name="P35"/>
            <text:p text:style-name="P35">}</text:p>
            <text:p text:style-name="P35"/>
          </text:deletion>
        </text:changed-region>
        <text:changed-region xml:id="ct2207733252032" text:id="ct2207733252032">
          <text:insertion>
            <office:change-info>
              <dc:creator>Unknown Author</dc:creator>
              <dc:date>2021-10-28T09:26:03</dc:date>
            </office:change-info>
          </text:insertion>
        </text:changed-region>
        <text:changed-region xml:id="ct2207733260192" text:id="ct2207733260192">
          <text:insertion>
            <office:change-info>
              <dc:creator>Unknown Author</dc:creator>
              <dc:date>2021-10-28T09:27:00</dc:date>
            </office:change-info>
          </text:insertion>
        </text:changed-region>
        <text:changed-region xml:id="ct2207733262832" text:id="ct2207733262832">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5"/>
      <text:p text:style-name="P26">by Daniel Marks, KW4TI</text:p>
      <text:p text:style-name="P26"/>
      <text:p text:style-name="P26">Draft v0.<text:change text:change-id="ct2207727793504"/><text:change-start text:change-id="ct2207727796624"/><text:span text:style-name="T83">2</text:span><text:change-end text:change-id="ct2207727796624"/> 2021-10-<text:change text:change-id="ct2207727798064"/><text:change-start text:change-id="ct2207737779152"/><text:span text:style-name="T109">31</text:span><text:change-end text:change-id="ct2207737779152"/></text:p>
      <text:p text:style-name="P26"/>
      <text:h text:style-name="Heading_20_1" text:outline-level="1">Abstract</text:h>
      <text:p text:style-name="P25"/>
      <text:p text:style-name="P24">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4"/>
      <text:h text:style-name="Heading_20_1" text:outline-level="1">Introduction</text:h>
      <text:p text:style-name="P23"/>
      <text:p text:style-name="P22">There is now an abundance of amateur radio data modes. <text:s/>Early digital modes used FSK, for example, RTTY45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2"/>
      <text:p text:style-name="P21"><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1"/>
      <text:p text:style-name="P21"/>
      <text:h text:style-name="P65" text:outline-level="1">Modulation layer</text:h>
      <text:p text:style-name="P20"/>
      <text:p text:style-name="P20">The <text:span text:style-name="T20">modulation layer is of one of two types:</text:span></text:p>
      <text:p text:style-name="P20"/>
      <text:p text:style-name="P19"><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9"/>
      <text:p text:style-name="P18"><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8"/>
      <text:p text:style-name="P18"/>
      <text:p text:style-name="P18"/>
      <text:p text:style-name="P18"/>
      <text:h text:style-name="Heading_20_1" text:outline-level="1"><text:soft-page-break/>Digital Encoding</text:h>
      <text:p text:style-name="P17"/>
      <text:p text:style-name="P17">Messages are sent as 30 bit<text:change-start text:change-id="ct2207727801424"/> <text:span text:style-name="T84">data</text:span><text:change-end text:change-id="ct2207727801424"/> blocks, <text:span text:style-name="T38">in order of </text:span>most significant bit to least significant bit (left to right as shown here). <text:s/>The format of each block is</text:p>
      <text:p text:style-name="P17"/>
      <text:p text:style-name="P10">C XXXX C XXXX C XXXX C XXXX C XXXX C XXXX</text:p>
      <text:p text:style-name="P17"><text:span text:style-name="T38">MSB</text:span> <text:s text:c="82"/><text:span text:style-name="T38">LSB</text:span></text:p>
      <text:p text:style-name="P17"/>
      <text:p text:style-name="P17">The 24 <text:span text:style-name="T28">“X”</text:span> are 24 data bits to be sent in the block which are a Golay code word. <text:s/>Each <text:span text:style-name="T28">“C”</text:span> is the complement of the bit immediately following it. <text:s/><text:span text:style-name="T37">This ensures there is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7"/>
      <text:p text:style-name="P17"/>
      <text:h text:style-name="Heading_20_1" text:outline-level="1">Golay code word</text:h>
      <text:p text:style-name="P16"/>
      <text:p text:style-name="P16">Each <text:span text:style-name="T39">G</text:span>olay code word consists to two halves.</text:p>
      <text:p text:style-name="P16"/>
      <text:p text:style-name="P9">PPPP PPPP PPPP XXXX XXXX XXXX</text:p>
      <text:p text:style-name="P16">MSB <text:s text:c="53"/>LSB</text:p>
      <text:p text:style-name="P16"/>
      <text:p text:style-name="P16">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6"/>
      <text:p text:style-name="P16"/>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4">Data code word type</text:p>
      <text:p text:style-name="P2"/>
      <text:p text:style-name="P7">1111 XXXX XXXX</text:p>
      <text:p text:style-name="P2">MSB <text:s text:c="16"/>LSB</text:p>
      <text:p text:style-name="P16"/>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
      <text:p text:style-name="P2"/>
      <text:p text:style-name="P14"><text:soft-page-break/>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p>
      <text:p text:style-name="P2"/>
      <text:p text:style-name="P4">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change-start text:change-id="ct2207723757168"/></text:p>
      <text:p text:style-name="P4"/>
      <text:p text:style-name="P15">Reserved <text:span text:style-name="T97">code </text:span>word <text:span text:style-name="T97">type</text:span></text:p>
      <text:p text:style-name="P29"/>
      <text:p text:style-name="P8"><text:span text:style-name="T96">XXXXYY</text:span> <text:span text:style-name="T95">1111</text:span><text:span text:style-name="T96">YY</text:span></text:p>
      <text:p text:style-name="P3">MSB <text:s text:c="15"/>LSB</text:p>
      <text:p text:style-name="P29"/>
      <text:p text:style-name="P29">where <text:span text:style-name="T96">XXXX</text:span> is not 1111. <text:s/>These are reserved for future use.<text:change-end text:change-id="ct2207723757168"/><text:change-start text:change-id="ct2207723756688"/></text:p>
      <text:p text:style-name="P29"><text:change-end text:change-id="ct2207723756688"/></text:p>
      <text:h text:style-name="Heading_20_1" text:outline-level="1"><text:change-start text:change-id="ct2207733248192"/><text:span text:style-name="T102">Block</text:span><text:span text:style-name="T101"> </text:span><text:change-end text:change-id="ct2207733248192"/>Synchronization</text:h>
      <text:p text:style-name="P5"/>
      <text:p text:style-name="P6">One of the aspects of a protocol that is most susceptible to corruption is desynchronization of the bit stream, that is, incorrectly starting a 30-bit block <text:span text:style-name="T44">at the wrong point in the bit stream. <text:s/></text:span><text:span text:style-name="T45">Therefore a synchronization protocol is necessary that can synchronize the beginning of a 30-bit block.</text:span><text:change-start text:change-id="ct2207733255872"/><text:span text:style-name="T45"> <text:s/></text:span><text:span text:style-name="T84">A fixed 30-bit synchronization block is used that the receiver can recognize to indicate when a full block has been received, with the next 30-bit data block starting immediately afterwards. <text:s/>To not be mistaken as a data block, the synchronization codeword must not be likely to be received as a valid data block, even with added noise corruption. <text:s/>As the 30-bit data block has complement bits inserted into it, the synchronization code word should not have complement bits at the same positions for as few shifts of the code word as possible so that the synchronization and data blocks are unlikely to be confused with added noise. <text:s/>Furthermore, the data block should have low autocorrelation sidelobes so that it is unlikely that a shift of the block in the presence of noise triggers a synchronization.</text:span></text:p>
      <text:p text:style-name="P6"/>
      <text:p text:style-name="P27"><text:span text:style-name="T90">The synchronization word</text:span> is given by the 30 bit <text:span text:style-name="T90">number</text:span></text:p>
      <text:p text:style-name="P27"/>
      <text:p text:style-name="P11">11 1110 1101 0001 1001 1101 0001 1110 or 0x3ED19D1E</text:p>
      <text:p text:style-name="P27"/>
      <text:p text:style-name="P27"><text:soft-page-break/><text:span text:style-name="T91">which is sent MSB to LSB, </text:span><text:span text:style-name="T92">or in order of left to right as written here</text:span><text:span text:style-name="T91">. <text:s/></text:span>This codeword has a maximum of two complemented bits for any shift and an autocorrelation, given a bipolar encoding such that 1 is +1 and 0 is -1:</text:p>
      <text:p text:style-name="P27"/>
      <text:p text:style-name="P13">30 3 -2 -3 0 -1 -2 3 0 -3 -2 -1 4 1 2 -1 -4 1 2 3 -4 1 -2 -1 4 3 2 1 0 -1</text:p>
      <text:p text:style-name="P27"/>
      <text:p text:style-name="P27"><text:span text:style-name="T85">so that the maximum </text:span><text:span text:style-name="T86">off-peak autocorrelation without noise has a magnitude of 4 for a noise rejection capability of </text:span><text:span text:style-name="T88">2</text:span><text:span text:style-name="T86">0 log</text:span><text:span text:style-name="T100">10</text:span><text:span text:style-name="T86"> (30/</text:span><text:span text:style-name="T99">4</text:span><text:span text:style-name="T86">) = </text:span><text:span text:style-name="T88">17.5</text:span><text:span text:style-name="T86"> dB. <text:s/>The receiver should continuous</text:span><text:span text:style-name="T98">ly</text:span><text:span text:style-name="T86"> cross-correlate the incoming bit stream with this code word and reset the clock edge timer </text:span><text:span text:style-name="T87">so that the first bit of the subsequent data code word is sampled at one bit interval after the peak of the cross-correlation occurs. <text:s/></text:span><text:span text:style-name="T89">The codeword may be resent periodically to aid in resynchronization.</text:span></text:p>
      <text:p text:style-name="P28"/>
      <text:p text:style-name="P31">When first keying up a transmission, a receiver must be given time to start receiving. <text:s/>Furthermore, if the FSK mode is used, the receiver must <text:span text:style-name="T103">determine which of the two FSK frequencies corresponds to the one bit. <text:s/>To do this, a sequence of </text:span><text:span text:style-name="T106">20</text:span><text:span text:style-name="T103"> or more one bit intervals are sent at the beginning of the transmission, followed by </text:span><text:span text:style-name="T104">3 or 4 zero bit intervals, then two one bit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1"/>
      <text:p text:style-name="P12"><text:span text:style-name="T104">11 1111 1111 1111 1111 1111 11</text:span><text:span text:style-name="T105">00</text:span><text:span text:style-name="T104"> 00</text:span><text:span text:style-name="T105">11</text:span><text:span text:style-name="T104"> </text:span></text:p>
      <text:p text:style-name="P12">11 1110 1101 0001 1001 1101 0001 1110</text:p>
      <text:p text:style-name="P28"/>
      <text:p text:style-name="P30"><text:change-end text:change-id="ct2207733255872"/><text:change text:change-id="ct2207733256352"/><text:change text:change-id="ct2207733255632"/><text:change text:change-id="ct2207733242192"/><text:change text:change-id="ct2207733254672"/><text:change text:change-id="ct2207733256112"/><text:change text:change-id="ct2207733241472"/><text:change-start text:change-id="ct2207733241712"/><text:span text:style-name="T107">The initial 24 one bit intervals provides sufficient time for the receiver to </text:span><text:change-end text:change-id="ct2207733241712"/><text:change-start text:change-id="ct2207733256592"/><text:span text:style-name="T108">begin to receive, and if the FSK mode is used, the receiver uses the received frequency to denote the one bit. <text:s/></text:span><text:change-end text:change-id="ct2207733256592"/></text:p>
      <text:p text:style-name="P4"/>
      <text:p text:style-name="P73"><text:change text:change-id="ct2207733251072"/></text:p>
      <text:p text:style-name="P1"/>
      <text:h text:style-name="Heading_20_1" text:outline-level="1">Appendi<text:span text:style-name="T1">ces</text:span></text:h>
      <text:h text:style-name="P66" text:outline-level="2">Six-bit symbol encoding</text:h>
      <text:p text:style-name="P54"/>
      <text:p text:style-name="P55">The following is a table of the six bit code. <text:s/><text:span text:style-name="T4">One or two of these codes form a 12-bit Golay code word which can send one or two character symbols. <text:s/>The six bit code is as follows:</text:span></text:p>
      <text:p text:style-name="P55"/>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2209738237984">
          <table:table-cell table:style-name="Table1.A1" office:value-type="string">
            <text:p text:style-name="Table_20_Contents"/>
          </table:table-cell>
          <table:table-cell table:style-name="Table1.A1" office:value-type="string">
            <text:p text:style-name="P41">000<text:change-start text:change-id="ct2207733241952"/></text:p>
            <text:p text:style-name="P41"><text:change-end text:change-id="ct2207733241952"/></text:p>
          </table:table-cell>
          <table:table-cell table:style-name="Table1.A1" office:value-type="string">
            <text:p text:style-name="P41">001</text:p>
          </table:table-cell>
          <table:table-cell table:style-name="Table1.A1" office:value-type="string">
            <text:p text:style-name="P41">010</text:p>
          </table:table-cell>
          <table:table-cell table:style-name="Table1.A1" office:value-type="string">
            <text:p text:style-name="P41">011</text:p>
          </table:table-cell>
          <table:table-cell table:style-name="Table1.A1" office:value-type="string">
            <text:p text:style-name="P41">100</text:p>
          </table:table-cell>
          <table:table-cell table:style-name="Table1.A1" office:value-type="string">
            <text:p text:style-name="P41">101</text:p>
          </table:table-cell>
          <table:table-cell table:style-name="Table1.A1" office:value-type="string">
            <text:p text:style-name="P41">110</text:p>
          </table:table-cell>
          <table:table-cell table:style-name="Table1.A1" office:value-type="string">
            <text:p text:style-name="P41">111</text:p>
          </table:table-cell>
        </table:table-row>
        <table:table-row table:style-name="TableLine2209738232816">
          <table:table-cell table:style-name="Table1.A1" office:value-type="string">
            <text:p text:style-name="P41">000xxx</text:p>
          </table:table-cell>
          <table:table-cell table:style-name="Table1.A1" office:value-type="string">
            <text:p text:style-name="P41">No symbol</text:p>
          </table:table-cell>
          <table:table-cell table:style-name="Table1.A1" office:value-type="string">
            <text:p text:style-name="P43">Backspace</text:p>
          </table:table-cell>
          <table:table-cell table:style-name="Table1.A1" office:value-type="string">
            <text:p text:style-name="P42">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1">( <text:s/>left parenthesis</text:p>
          </table:table-cell>
        </table:table-row>
        <table:table-row table:style-name="TableLine2209738238800">
          <table:table-cell table:style-name="Table1.A1" office:value-type="string">
            <text:p text:style-name="P41">001xxx</text:p>
          </table:table-cell>
          <table:table-cell table:style-name="Table1.A1" office:value-type="string">
            <text:p text:style-name="P41">) right parenthesis</text:p>
          </table:table-cell>
          <table:table-cell table:style-name="Table1.A1" office:value-type="string">
            <text:p text:style-name="Table_20_Contents">* <text:span text:style-name="T2">(asterisk)</text:span></text:p>
          </table:table-cell>
          <table:table-cell table:style-name="Table1.A1" office:value-type="string">
            <text:p text:style-name="P41">+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1">0</text:p>
          </table:table-cell>
        </table:table-row>
        <table:table-row table:style-name="TableLine2209738237168">
          <table:table-cell table:style-name="Table1.A1" office:value-type="string">
            <text:p text:style-name="P41">010xxx</text:p>
          </table:table-cell>
          <table:table-cell table:style-name="Table1.A1" office:value-type="string">
            <text:p text:style-name="P41">1</text:p>
            <text:p text:style-name="P41"/>
          </table:table-cell>
          <table:table-cell table:style-name="Table1.A1" office:value-type="string">
            <text:p text:style-name="P41">2</text:p>
          </table:table-cell>
          <table:table-cell table:style-name="Table1.A1" office:value-type="string">
            <text:p text:style-name="P41">3</text:p>
          </table:table-cell>
          <table:table-cell table:style-name="Table1.A1" office:value-type="string">
            <text:p text:style-name="P41">4</text:p>
          </table:table-cell>
          <table:table-cell table:style-name="Table1.A1" office:value-type="string">
            <text:p text:style-name="P41">5</text:p>
          </table:table-cell>
          <table:table-cell table:style-name="Table1.A1" office:value-type="string">
            <text:p text:style-name="P41">6</text:p>
          </table:table-cell>
          <table:table-cell table:style-name="Table1.A1" office:value-type="string">
            <text:p text:style-name="P41">7</text:p>
          </table:table-cell>
          <table:table-cell table:style-name="Table1.A1" office:value-type="string">
            <text:p text:style-name="P41">8</text:p>
          </table:table-cell>
        </table:table-row>
        <table:table-row table:style-name="TableLine2209738235264">
          <table:table-cell table:style-name="Table1.A1" office:value-type="string">
            <text:p text:style-name="P41">011xxx</text:p>
          </table:table-cell>
          <table:table-cell table:style-name="Table1.A1" office:value-type="string">
            <text:p text:style-name="P41">9</text:p>
          </table:table-cell>
          <table:table-cell table:style-name="Table1.A1" office:value-type="string">
            <text:p text:style-name="Table_20_Contents">: <text:span text:style-name="T2">(colon)</text:span></text:p>
          </table:table-cell>
          <table:table-cell table:style-name="Table1.A1" office:value-type="string">
            <text:p text:style-name="P40">; (semi colon)</text:p>
          </table:table-cell>
          <table:table-cell table:style-name="Table1.A1" office:value-type="string">
            <text:p text:style-name="P40">= (equal)</text:p>
          </table:table-cell>
          <table:table-cell table:style-name="Table1.A1" office:value-type="string">
            <text:p text:style-name="Table_20_Contents">? <text:span text:style-name="T2">(question mark)</text:span></text:p>
          </table:table-cell>
          <table:table-cell table:style-name="Table1.A1" office:value-type="string">
            <text:p text:style-name="P41">@ (at)</text:p>
          </table:table-cell>
          <table:table-cell table:style-name="Table1.A1" office:value-type="string">
            <text:p text:style-name="P41">A</text:p>
          </table:table-cell>
          <table:table-cell table:style-name="Table1.A1" office:value-type="string">
            <text:p text:style-name="P41">B</text:p>
          </table:table-cell>
        </table:table-row>
        <table:table-row table:style-name="TableLine2209738239072">
          <table:table-cell table:style-name="Table1.A1" office:value-type="string">
            <text:p text:style-name="P41">100xxx</text:p>
          </table:table-cell>
          <table:table-cell table:style-name="Table1.A1" office:value-type="string">
            <text:p text:style-name="P41">C</text:p>
            <text:p text:style-name="P41"/>
          </table:table-cell>
          <table:table-cell table:style-name="Table1.A1" office:value-type="string">
            <text:p text:style-name="P41">D</text:p>
          </table:table-cell>
          <table:table-cell table:style-name="Table1.A1" office:value-type="string">
            <text:p text:style-name="P41">E</text:p>
          </table:table-cell>
          <table:table-cell table:style-name="Table1.A1" office:value-type="string">
            <text:p text:style-name="P41">F</text:p>
          </table:table-cell>
          <table:table-cell table:style-name="Table1.A1" office:value-type="string">
            <text:p text:style-name="P41">G</text:p>
          </table:table-cell>
          <table:table-cell table:style-name="Table1.A1" office:value-type="string">
            <text:p text:style-name="P41">H</text:p>
          </table:table-cell>
          <table:table-cell table:style-name="Table1.A1" office:value-type="string">
            <text:p text:style-name="P41">I</text:p>
          </table:table-cell>
          <table:table-cell table:style-name="Table1.A1" office:value-type="string">
            <text:p text:style-name="P41">J</text:p>
          </table:table-cell>
        </table:table-row>
        <table:table-row table:style-name="TableLine2209738235536">
          <table:table-cell table:style-name="Table1.A1" office:value-type="string">
            <text:p text:style-name="P41">101xxx</text:p>
          </table:table-cell>
          <table:table-cell table:style-name="Table1.A1" office:value-type="string">
            <text:p text:style-name="P41">K</text:p>
            <text:p text:style-name="P41"/>
          </table:table-cell>
          <table:table-cell table:style-name="Table1.A1" office:value-type="string">
            <text:p text:style-name="P41">L</text:p>
          </table:table-cell>
          <table:table-cell table:style-name="Table1.A1" office:value-type="string">
            <text:p text:style-name="P41">M</text:p>
          </table:table-cell>
          <table:table-cell table:style-name="Table1.A1" office:value-type="string">
            <text:p text:style-name="P41">N</text:p>
          </table:table-cell>
          <table:table-cell table:style-name="Table1.A1" office:value-type="string">
            <text:p text:style-name="P41">O</text:p>
          </table:table-cell>
          <table:table-cell table:style-name="Table1.A1" office:value-type="string">
            <text:p text:style-name="P41">P</text:p>
          </table:table-cell>
          <table:table-cell table:style-name="Table1.A1" office:value-type="string">
            <text:p text:style-name="P41">Q</text:p>
          </table:table-cell>
          <table:table-cell table:style-name="Table1.A1" office:value-type="string">
            <text:p text:style-name="P41">R</text:p>
          </table:table-cell>
        </table:table-row>
        <table:table-row table:style-name="TableLine2209738244784">
          <table:table-cell table:style-name="Table1.A1" office:value-type="string">
            <text:p text:style-name="P41">110xxx</text:p>
          </table:table-cell>
          <table:table-cell table:style-name="Table1.A1" office:value-type="string">
            <text:p text:style-name="P41">S</text:p>
            <text:p text:style-name="P41"/>
          </table:table-cell>
          <table:table-cell table:style-name="Table1.A1" office:value-type="string">
            <text:p text:style-name="P41">T</text:p>
          </table:table-cell>
          <table:table-cell table:style-name="Table1.A1" office:value-type="string">
            <text:p text:style-name="P41">U</text:p>
          </table:table-cell>
          <table:table-cell table:style-name="Table1.A1" office:value-type="string">
            <text:p text:style-name="P41">V</text:p>
          </table:table-cell>
          <table:table-cell table:style-name="Table1.A1" office:value-type="string">
            <text:p text:style-name="P41">W</text:p>
          </table:table-cell>
          <table:table-cell table:style-name="Table1.A1" office:value-type="string">
            <text:p text:style-name="P41">X</text:p>
          </table:table-cell>
          <table:table-cell table:style-name="Table1.A1" office:value-type="string">
            <text:p text:style-name="P41">Y</text:p>
          </table:table-cell>
          <table:table-cell table:style-name="Table1.A1" office:value-type="string">
            <text:p text:style-name="P41">Z</text:p>
          </table:table-cell>
        </table:table-row>
        <table:table-row table:style-name="TableLine2209738234992">
          <table:table-cell table:style-name="Table1.A1" office:value-type="string">
            <text:p text:style-name="P41">111xxx</text:p>
          </table:table-cell>
          <table:table-cell table:style-name="Table1.A1" office:value-type="string">
            <text:p text:style-name="P41">\ (backslash)</text:p>
          </table:table-cell>
          <table:table-cell table:style-name="Table1.A1" office:value-type="string">
            <text:p text:style-name="P41">^ (carat)</text:p>
          </table:table-cell>
          <table:table-cell table:style-name="Table1.A1" office:value-type="string">
            <text:p text:style-name="P41">` (grave)</text:p>
          </table:table-cell>
          <table:table-cell table:style-name="Table1.A1" office:value-type="string">
            <text:p text:style-name="P41">~ (tilde)</text:p>
          </table:table-cell>
          <table:table-cell table:style-name="Table1.A1" office:value-type="string">
            <text:p text:style-name="P41">INVALID</text:p>
          </table:table-cell>
          <table:table-cell table:style-name="Table1.A1" office:value-type="string">
            <text:p text:style-name="P41">INVALID</text:p>
          </table:table-cell>
          <table:table-cell table:style-name="Table1.A1" office:value-type="string">
            <text:p text:style-name="P41">INVALID</text:p>
          </table:table-cell>
          <table:table-cell table:style-name="Table1.A1" office:value-type="string">
            <text:p text:style-name="P41">INVALID</text:p>
          </table:table-cell>
        </table:table-row>
      </table:table>
      <text:p text:style-name="P54"/>
      <text:p text:style-name="P53">The codes 111100, 111101, 111110, and 111111 are invalid and are never to be used.</text:p>
      <text:p text:style-name="P52">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2">For other characters representable by 8-bit bytes, for example of the code page 437 of the original IBM character set, these may be sent using the a data Golay code, which is</text:p>
      <text:p text:style-name="P52">MSB 1111 XXXX XXXX LSB</text:p>
      <text:p text:style-name="P49">where XXXX XXXX is the 8-bit code page 437 representation of the symbol.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6"><text:soft-page-break/></text:p>
      <text:p text:style-name="P85"><text:change text:change-id="ct2207737751552"/><text:change-start text:change-id="ct2207737752032"/>const uint8_t ecc_6bit_codesymbols[60] = {'\0', <text:s text:c="2"/>'\b', <text:s text:c="2"/>'\r', <text:s text:c="3"/>' ', <text:s text:c="3"/>'!', <text:s text:c="2"/>0x22, <text:s text:c="2"/>0x27, <text:s text:c="3"/>'(',</text:p>
      <text:p text:style-name="P85"><text:s text:c="43"/>')', <text:s text:c="3"/>'*', <text:s text:c="3"/>'+', <text:s text:c="3"/>',', <text:s text:c="3"/>'-', <text:s text:c="3"/>'.', <text:s text:c="3"/>'/', <text:s text:c="3"/>'0',</text:p>
      <text:p text:style-name="P85"><text:s text:c="43"/>'1', <text:s text:c="3"/>'2', <text:s text:c="3"/>'3', <text:s text:c="3"/>'4', <text:s text:c="3"/>'5', <text:s text:c="3"/>'6', <text:s text:c="3"/>'7', <text:s text:c="3"/>'8',</text:p>
      <text:p text:style-name="P85"><text:s text:c="43"/>'9', <text:s text:c="3"/>':', <text:s text:c="3"/>';', <text:s text:c="3"/>'=', <text:s text:c="3"/>'?', <text:s text:c="3"/>'@', <text:s text:c="3"/>'A', <text:s text:c="3"/>'B',</text:p>
      <text:p text:style-name="P85"><text:s text:c="43"/>'C', <text:s text:c="3"/>'D', <text:s text:c="3"/>'E', <text:s text:c="3"/>'F', <text:s text:c="3"/>'G', <text:s text:c="3"/>'H', <text:s text:c="3"/>'I', <text:s text:c="3"/>'J',</text:p>
      <text:p text:style-name="P85"><text:s text:c="43"/>'K', <text:s text:c="3"/>'L', <text:s text:c="3"/>'M', <text:s text:c="3"/>'N', <text:s text:c="3"/>'O', <text:s text:c="3"/>'P', <text:s text:c="3"/>'Q', <text:s text:c="3"/>'R',</text:p>
      <text:p text:style-name="P85"><text:s text:c="43"/>'S', <text:s text:c="3"/>'T', <text:s text:c="3"/>'U', <text:s text:c="3"/>'V', <text:s text:c="3"/>'W', <text:s text:c="3"/>'X', <text:s text:c="3"/>'Y', <text:s text:c="3"/>'Z',</text:p>
      <text:p text:style-name="P85"><text:s text:c="43"/>0x5C, <text:s text:c="2"/>'^', <text:s text:c="3"/>'`', <text:s text:c="3"/>'~' };</text:p>
      <text:p text:style-name="P85"><text:s text:c="43"/>/* Last 4 symbols can be interpreted as diacritical marks, 0x5C is diaeresis/umlaut */</text:p>
      <text:p text:style-name="P85"><text:s text:c="43"/>/* 0x27 can be interpreted as acute diacritical mark */</text:p>
      <text:p text:style-name="P85"/>
      <text:p text:style-name="P85"/>
      <text:p text:style-name="P85">/* in memory buffer encoder / decoder callbacks */</text:p>
      <text:p text:style-name="P85">typedef struct _eccfr_code_word_put_mem_buf_struct</text:p>
      <text:p text:style-name="P85">{</text:p>
      <text:p text:style-name="P85"><text:s text:c="2"/>uint16_t *code_word_array;</text:p>
      <text:p text:style-name="P85"><text:s text:c="2"/>uint8_t cur_word;</text:p>
      <text:p text:style-name="P85"><text:s text:c="2"/>uint8_t max_words;</text:p>
      <text:p text:style-name="P85">} eccfr_code_word_put_mem_buf_struct;</text:p>
      <text:p text:style-name="P85"/>
      <text:p text:style-name="P85">void eccfr_code_word_put_mem_buf(uint16_t code, void *st)</text:p>
      <text:p text:style-name="P85">{</text:p>
      <text:p text:style-name="P85"><text:s text:c="2"/>eccfr_code_word_put_mem_buf_struct *s = (eccfr_code_word_put_mem_buf_struct *) st;</text:p>
      <text:p text:style-name="P85"><text:s text:c="2"/>if (s-&gt;cur_word &lt; s-&gt;max_words)</text:p>
      <text:p text:style-name="P85"><text:s text:c="5"/>s-&gt;code_word_array[s-&gt;cur_word++] = code;</text:p>
      <text:p text:style-name="P85">}</text:p>
      <text:p text:style-name="P85"/>
      <text:p text:style-name="P85">typedef struct _eccfr_code_word_get_mem_buf_struct</text:p>
      <text:p text:style-name="P85">{</text:p>
      <text:p text:style-name="P85"><text:s text:c="2"/>uint16_t *code_word_array;</text:p>
      <text:p text:style-name="P85"><text:s text:c="2"/>uint8_t cur_word;</text:p>
      <text:p text:style-name="P85"><text:s text:c="2"/>uint8_t max_words;</text:p>
      <text:p text:style-name="P85">} eccfr_code_word_get_mem_buf_struct;</text:p>
      <text:p text:style-name="P85"/>
      <text:p text:style-name="P85">uint16_t eccfr_code_word_get_mem_buf(void *st)</text:p>
      <text:p text:style-name="P85">{</text:p>
      <text:p text:style-name="P85"><text:s text:c="2"/>eccfr_code_word_get_mem_buf_struct *s = (eccfr_code_word_get_mem_buf_struct *) st;</text:p>
      <text:p text:style-name="P85"><text:s text:c="2"/>if (s-&gt;cur_word &lt; s-&gt;max_words)</text:p>
      <text:p text:style-name="P85"><text:s text:c="5"/>return s-&gt;code_word_array[s-&gt;cur_word++];</text:p>
      <text:p text:style-name="P85"><text:s text:c="2"/>return 0xFFFF;</text:p>
      <text:p text:style-name="P85">}</text:p>
      <text:p text:style-name="P85"/>
      <text:p text:style-name="P85">/* <text:s/>The input word has 24 bits. <text:s/>The output word has 30 bits, with bits</text:p>
      <text:p text:style-name="P85"><text:s text:c="4"/>1, 5, 9, 13, 17, 21 preceded by its complement bit inserted into</text:p>
      <text:p text:style-name="P85"><text:s text:c="4"/>the word */</text:p>
      <text:p text:style-name="P85"/>
      <text:p text:style-name="P85">uint32_t eccfr_add_reversal_bits(uint32_t codeword)</text:p>
      <text:p text:style-name="P85">{</text:p>
      <text:p text:style-name="P85"><text:s text:c="2"/>uint32_t outword = 0;</text:p>
      <text:p text:style-name="P85"><text:s text:c="2"/>uint8_t i;</text:p>
      <text:p text:style-name="P85"/>
      <text:p text:style-name="P85"><text:s text:c="2"/>for (i=0;i&lt;6;i++)</text:p>
      <text:p text:style-name="P85"><text:s text:c="2"/>{</text:p>
      <text:p text:style-name="P85"><text:s text:c="6"/>if (i&gt;0)</text:p>
      <text:p text:style-name="P85"><text:s text:c="10"/>outword = (outword &lt;&lt; 5);</text:p>
      <text:p text:style-name="P85"><text:s text:c="6"/>codeword = (codeword &lt;&lt; 4);</text:p>
      <text:p text:style-name="P85"><text:s text:c="6"/>uint8_t temp = (codeword &gt;&gt; 24) &amp; 0x0F;</text:p>
      <text:p text:style-name="P85"><text:s text:c="6"/>outword |= (temp | (((temp &amp; 0x08) ^ 0x08) &lt;&lt; 1));</text:p>
      <text:p text:style-name="P85"><text:s text:c="2"/>}</text:p>
      <text:p text:style-name="P85"><text:s text:c="2"/>return outword;</text:p>
      <text:p text:style-name="P85">}</text:p>
      <text:p text:style-name="P85"/>
      <text:p text:style-name="P85">/* remove complement bits from inside 30 bit word to yield 24 bit Golay</text:p>
      <text:p text:style-name="P85"><text:s text:c="3"/>code word */</text:p>
      <text:p text:style-name="P85"/>
      <text:p text:style-name="P85">uint32_t eccfr_remove_reversal_bits(uint32_t outword)</text:p>
      <text:p text:style-name="P85">{</text:p>
      <text:p text:style-name="P85"><text:s text:c="2"/>uint32_t codeword = 0;</text:p>
      <text:p text:style-name="P85"><text:s text:c="2"/>uint8_t i;</text:p>
      <text:p text:style-name="P85"/>
      <text:p text:style-name="P85"><text:s text:c="2"/>for (i=0;i&lt;6;i++)</text:p>
      <text:p text:style-name="P85"><text:s text:c="2"/>{</text:p>
      <text:p text:style-name="P85"><text:soft-page-break/><text:s text:c="6"/>if (i&gt;0)</text:p>
      <text:p text:style-name="P85"><text:s text:c="6"/>{</text:p>
      <text:p text:style-name="P85"><text:s text:c="10"/>outword = (outword &lt;&lt; 5);</text:p>
      <text:p text:style-name="P85"><text:s text:c="10"/>codeword = (codeword &lt;&lt; 4);</text:p>
      <text:p text:style-name="P85"><text:s text:c="6"/>}</text:p>
      <text:p text:style-name="P85"><text:s text:c="6"/>uint8_t temp = (outword &gt;&gt; 25) &amp; 0x0F;</text:p>
      <text:p text:style-name="P85"><text:s text:c="6"/>codeword |= temp;</text:p>
      <text:p text:style-name="P85"><text:s text:c="2"/>}</text:p>
      <text:p text:style-name="P85"><text:s text:c="2"/>return codeword;</text:p>
      <text:p text:style-name="P85">}</text:p>
      <text:p text:style-name="P85"/>
      <text:p text:style-name="P85">/* decode 12 bit code words to 8 bit bytes */</text:p>
      <text:p text:style-name="P85">uint8_t eccfr_code_words_to_bytes(eccfr_code_word_get ecwg, void *st, uint8_t *bytes, uint8_t max_bytes)</text:p>
      <text:p text:style-name="P85">{</text:p>
      <text:p text:style-name="P85"><text:s text:c="4"/>uint8_t cur_byte = 0;</text:p>
      <text:p text:style-name="P85"><text:s text:c="4"/>uint16_t last_code = 0xFFFF;</text:p>
      <text:p text:style-name="P85"><text:s text:c="4"/>while (cur_byte &lt; max_bytes)</text:p>
      <text:p text:style-name="P85"><text:s text:c="4"/>{</text:p>
      <text:p text:style-name="P85"><text:s text:c="8"/>uint16_t code = ecwg(st);</text:p>
      <text:p text:style-name="P85"><text:s text:c="8"/>if (code == 0xFFFF) break;</text:p>
      <text:p text:style-name="P85"><text:s text:c="8"/>last_code = code;</text:p>
      <text:p text:style-name="P85"><text:s text:c="8"/>if ((code &amp; 0xF00) == 0xF00)</text:p>
      <text:p text:style-name="P85"><text:s text:c="8"/>{</text:p>
      <text:p text:style-name="P85"><text:s text:c="12"/>bytes[cur_byte++] = code &amp; 0xFF;</text:p>
      <text:p text:style-name="P85"><text:s text:c="12"/>continue;</text:p>
      <text:p text:style-name="P85"><text:s text:c="8"/>}</text:p>
      <text:p text:style-name="P85"><text:s text:c="8"/>if (code == last_code) continue;</text:p>
      <text:p text:style-name="P85"><text:s text:c="8"/>uint16_t code1 = (code &amp; 0x3F);</text:p>
      <text:p text:style-name="P85"><text:s text:c="8"/>uint16_t code2 = ((code &gt;&gt; 6) &amp; 0x3F);</text:p>
      <text:p text:style-name="P85"><text:s text:c="8"/>if ((code1 != 0) &amp;&amp; (code1 &lt; (sizeof(ecc_6bit_codesymbols)/sizeof(uint8_t))))</text:p>
      <text:p text:style-name="P85"><text:s text:c="12"/>bytes[cur_byte++] = ecc_6bit_codesymbols[code1];</text:p>
      <text:p text:style-name="P85"><text:s text:c="8"/>if ((code2 != 0) &amp;&amp; (code2 &lt; (sizeof(ecc_6bit_codesymbols)/sizeof(uint8_t))) &amp;&amp; (cur_byte &lt; max_bytes))</text:p>
      <text:p text:style-name="P85"><text:s text:c="12"/>bytes[cur_byte++] = ecc_6bit_codesymbols[code2];</text:p>
      <text:p text:style-name="P85"><text:s text:c="4"/>}</text:p>
      <text:p text:style-name="P85"><text:s text:c="4"/>return cur_byte;</text:p>
      <text:p text:style-name="P85">}</text:p>
      <text:p text:style-name="P85"/>
      <text:p text:style-name="P85">/* encode 8 bit bytes as 12 bit code words, always encoding as 8-bit raw */</text:p>
      <text:p text:style-name="P85">void eccfr_raw_bytes_to_code_words(uint8_t *bytes, uint8_t num_bytes, eccfr_code_word_put ecwp, void *st)</text:p>
      <text:p text:style-name="P85">{</text:p>
      <text:p text:style-name="P85"><text:s text:c="2"/>uint8_t cur_byte = 0;</text:p>
      <text:p text:style-name="P85"><text:s text:c="2"/>while (cur_byte &lt; num_bytes)</text:p>
      <text:p text:style-name="P85"><text:s text:c="2"/>{</text:p>
      <text:p text:style-name="P85"><text:s text:c="5"/>uint8_t b = bytes[cur_byte++];</text:p>
      <text:p text:style-name="P85"><text:s text:c="5"/>ecwp( ((uint16_t)(0xF00)) | b, st );</text:p>
      <text:p text:style-name="P85"><text:s text:c="2"/>}</text:p>
      <text:p text:style-name="P85">}</text:p>
      <text:p text:style-name="P85"/>
      <text:p text:style-name="P85">/* convert character to 6-bit code if it exists */</text:p>
      <text:p text:style-name="P85">/* should probably replace this with an inverse look up table later */</text:p>
      <text:p text:style-name="P85">uint8_t eccfr_find_code_in_table(uint8_t c)</text:p>
      <text:p text:style-name="P85">{</text:p>
      <text:p text:style-name="P85"><text:s text:c="4"/>uint8_t i;</text:p>
      <text:p text:style-name="P85"><text:s text:c="4"/>if ((c &gt;= 'a') &amp;&amp; (c &lt;= 'z')) c -= 32;</text:p>
      <text:p text:style-name="P85"><text:tab/>if (c =='\n') c = '\r';</text:p>
      <text:p text:style-name="P85"><text:tab/>if (c == 127) c = '\b';</text:p>
      <text:p text:style-name="P85"><text:s text:c="4"/>for (i=1;i&lt;(sizeof(ecc_6bit_codesymbols)/sizeof(uint8_t));i++)</text:p>
      <text:p text:style-name="P85"><text:s text:c="8"/>if (ecc_6bit_codesymbols[i] == c) return i;</text:p>
      <text:p text:style-name="P85"><text:s text:c="4"/>return 0xFF;</text:p>
      <text:p text:style-name="P85">}</text:p>
      <text:p text:style-name="P85"/>
      <text:p text:style-name="P85">/* encode 8 bit bytes to 12 bit code words.</text:p>
      <text:p text:style-name="P85"><text:s text:c="3"/>code words that correspond to a 6-bit symbols are encoded as 6 bits.</text:p>
      <text:p text:style-name="P85"><text:s text:c="3"/>otherwise they are encoded as an 8-bit binary raw data word.</text:p>
      <text:p text:style-name="P85"><text:s text:c="3"/>If a byte that can be encoded as a 6 bit symbol precedes one that can</text:p>
      <text:p text:style-name="P85"><text:s text:c="3"/>not be encoded as a 6 bit symbol, and there is an extra symbol slot</text:p>
      <text:p text:style-name="P85"><text:s text:c="3"/>in the current word, fill it with a zero. */</text:p>
      <text:p text:style-name="P85">void eccfr_bytes_to_code_words(uint8_t *bytes, uint8_t num_bytes, eccfr_code_word_put ecwp, void *st)</text:p>
      <text:p text:style-name="P85">{</text:p>
      <text:p text:style-name="P85"><text:s text:c="2"/>uint8_t cur_byte = 0;</text:p>
      <text:p text:style-name="P85"><text:s text:c="2"/>uint16_t last_code_word = 0;</text:p>
      <text:p text:style-name="P85"><text:soft-page-break/><text:s text:c="2"/>uint16_t code_word;</text:p>
      <text:p text:style-name="P85"><text:s text:c="2"/>while (cur_byte &lt; num_bytes)</text:p>
      <text:p text:style-name="P85"><text:s text:c="2"/>{</text:p>
      <text:p text:style-name="P85"><text:s text:c="5"/>uint8_t b = bytes[cur_byte++];</text:p>
      <text:p text:style-name="P85"><text:s text:c="5"/>uint8_t code1 = eccfr_find_code_in_table(b);</text:p>
      <text:p text:style-name="P85"><text:s text:c="5"/>if (code1 == 0xFF)</text:p>
      <text:p text:style-name="P85"><text:s text:c="5"/>{</text:p>
      <text:p text:style-name="P85"><text:s text:c="9"/>code_word = ((uint16_t)(0xF00)) | b;</text:p>
      <text:p text:style-name="P85"><text:s text:c="5"/>} else</text:p>
      <text:p text:style-name="P85"><text:s text:c="5"/>{</text:p>
      <text:p text:style-name="P85"><text:s text:c="9"/>code_word = (uint16_t)code1;</text:p>
      <text:p text:style-name="P85"><text:s text:c="9"/>if (cur_byte &lt; num_bytes)</text:p>
      <text:p text:style-name="P85"><text:s text:c="9"/>{</text:p>
      <text:p text:style-name="P85"><text:s text:c="12"/>b = bytes[cur_byte];</text:p>
      <text:p text:style-name="P85"><text:s text:c="12"/>uint8_t code2 = eccfr_find_code_in_table(b);</text:p>
      <text:p text:style-name="P85"><text:s text:c="12"/>if (code2 != 0xFF)</text:p>
      <text:p text:style-name="P85"><text:s text:c="12"/>{</text:p>
      <text:p text:style-name="P85"><text:s text:c="15"/>code_word |= (((uint16_t)code2) &lt;&lt; 6);</text:p>
      <text:p text:style-name="P85"><text:s text:c="15"/>cur_byte++;</text:p>
      <text:p text:style-name="P85"><text:s text:c="12"/>}</text:p>
      <text:p text:style-name="P85"><text:s text:c="9"/>}</text:p>
      <text:p text:style-name="P85"><text:s text:c="9"/>if (code_word == last_code_word)</text:p>
      <text:p text:style-name="P85"><text:s text:c="13"/>ecwp(0, st);</text:p>
      <text:p text:style-name="P85"><text:s text:c="5"/>}</text:p>
      <text:p text:style-name="P85"><text:s text:c="5"/>ecwp(code_word, st);</text:p>
      <text:p text:style-name="P85"><text:s text:c="5"/>last_code_word = code_word;</text:p>
      <text:p text:style-name="P85"><text:s text:c="2"/>}</text:p>
      <text:p text:style-name="P85">}</text:p>
      <text:p text:style-name="P85"/>
      <text:p text:style-name="P83"><text:change-end text:change-id="ct2207737752032"/><text:change text:change-id="ct2207737761392"/></text:p>
      <text:h text:style-name="P69" text:outline-level="2">Golay Matrix<text:change-start text:change-id="ct2207733242672"/> <text:span text:style-name="T93">and Encoding/Decoding</text:span><text:change-end text:change-id="ct2207733242672"/></text:h>
      <text:p text:style-name="P51"/>
      <text:p text:style-name="P44">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following code below is an example of the Golay implementation:</text:p>
      <text:p text:style-name="P86"><text:change text:change-id="ct2207737751072"/><text:change-start text:change-id="ct2207737760192"/>const uint16_t golay_matrix[12] =</text:p>
      <text:p text:style-name="P86">{</text:p>
      <text:p text:style-name="P86"><text:s text:c="4"/>0b110111000101,</text:p>
      <text:p text:style-name="P86"><text:s text:c="4"/>0b101110001011,</text:p>
      <text:p text:style-name="P86"><text:s text:c="4"/>0b011100010111,</text:p>
      <text:p text:style-name="P86"><text:s text:c="4"/>0b111000101101,</text:p>
      <text:p text:style-name="P86"><text:s text:c="4"/>0b110001011011,</text:p>
      <text:p text:style-name="P86"><text:s text:c="4"/>0b100010110111,</text:p>
      <text:p text:style-name="P86"><text:s text:c="4"/>0b000101101111,</text:p>
      <text:p text:style-name="P86"><text:s text:c="4"/>0b001011011101,</text:p>
      <text:p text:style-name="P86"><text:s text:c="4"/>0b010110111001,</text:p>
      <text:p text:style-name="P86"><text:s text:c="4"/>0b101101110001,</text:p>
      <text:p text:style-name="P86"><text:s text:c="4"/>0b011011100011,</text:p>
      <text:p text:style-name="P86"><text:s text:c="4"/>0b111111111110</text:p>
      <text:p text:style-name="P86">};</text:p>
      <text:p text:style-name="P86"/>
      <text:p text:style-name="P86">uint16_t golay_mult(uint16_t wd_enc)</text:p>
      <text:p text:style-name="P86">{</text:p>
      <text:p text:style-name="P86"><text:s text:c="3"/>uint16_t enc = 0;</text:p>
      <text:p text:style-name="P86"><text:s text:c="3"/>uint8_t i;</text:p>
      <text:p text:style-name="P86"><text:s text:c="3"/>for (i=12;i&gt;0;)</text:p>
      <text:p text:style-name="P86"><text:s text:c="3"/>{</text:p>
      <text:p text:style-name="P86"><text:s text:c="6"/>i--;</text:p>
      <text:p text:style-name="P86"><text:s text:c="6"/>if (wd_enc &amp; 1) enc ^= golay_matrix[i];</text:p>
      <text:p text:style-name="P86"><text:s text:c="6"/>wd_enc &gt;&gt;= 1;</text:p>
      <text:p text:style-name="P86"><text:s text:c="3"/>}</text:p>
      <text:p text:style-name="P86"><text:s text:c="3"/>return enc;</text:p>
      <text:p text:style-name="P86">}</text:p>
      <text:p text:style-name="P86"/>
      <text:p text:style-name="P86">uint8_t golay_hamming_weight_16(uint16_t n)</text:p>
      <text:p text:style-name="P86">{</text:p>
      <text:p text:style-name="P86"><text:s text:c="2"/>uint8_t s = 0, v;</text:p>
      <text:p text:style-name="P86"><text:s text:c="2"/>v = (n &gt;&gt; 8) &amp; 0xFF;</text:p>
      <text:p text:style-name="P86"><text:s text:c="2"/>while (v)</text:p>
      <text:p text:style-name="P86"><text:s text:c="2"/>{</text:p>
      <text:p text:style-name="P86"><text:s text:c="6"/>v = v &amp; (v - 1);</text:p>
      <text:p text:style-name="P86"><text:s text:c="6"/>s++;</text:p>
      <text:p text:style-name="P86"><text:s text:c="2"/>}</text:p>
      <text:p text:style-name="P86"><text:s text:c="2"/>v = n &amp; 0xFF;</text:p>
      <text:p text:style-name="P86"><text:s text:c="2"/>while (v)</text:p>
      <text:p text:style-name="P86"><text:s text:c="2"/>{</text:p>
      <text:p text:style-name="P86"><text:s text:c="6"/>v = v &amp; (v - 1);</text:p>
      <text:p text:style-name="P86"><text:s text:c="6"/>s++;</text:p>
      <text:p text:style-name="P86"><text:s text:c="2"/>}</text:p>
      <text:p text:style-name="P86"><text:s text:c="2"/>return s;</text:p>
      <text:p text:style-name="P86">}</text:p>
      <text:p text:style-name="P86"/>
      <text:p text:style-name="P86">uint32_t golay_encode(uint16_t wd_enc)</text:p>
      <text:p text:style-name="P86">{</text:p>
      <text:p text:style-name="P86"><text:s text:c="2"/>uint16_t enc = golay_mult(wd_enc);</text:p>
      <text:p text:style-name="P86"><text:s text:c="2"/>return (((uint32_t)enc) &lt;&lt; 12) | wd_enc;</text:p>
      <text:p text:style-name="P86">}</text:p>
      <text:p text:style-name="P86"/>
      <text:p text:style-name="P86">uint16_t golay_decode(uint32_t codeword, uint8_t *biterrs)</text:p>
      <text:p text:style-name="P86">{</text:p>
      <text:p text:style-name="P86"><text:s text:c="2"/>uint16_t enc = codeword &amp; 0xFFF;</text:p>
      <text:p text:style-name="P86"><text:s text:c="2"/>uint16_t parity = codeword &gt;&gt; 12;</text:p>
      <text:p text:style-name="P86"><text:s text:c="2"/>uint8_t i, biterr;</text:p>
      <text:p text:style-name="P86"><text:s text:c="2"/>uint16_t syndrome, parity_syndrome;</text:p>
      <text:p text:style-name="P86"><text:soft-page-break/></text:p>
      <text:p text:style-name="P86"><text:s text:c="2"/>/* if there are three or fewer errors in the parity bits, then</text:p>
      <text:p text:style-name="P86"><text:s text:c="5"/>we hope that there are no errors in the data bits, otherwise</text:p>
      <text:p text:style-name="P86"><text:s text:c="5"/>the error is uncorrected */</text:p>
      <text:p text:style-name="P86"><text:s text:c="2"/>syndrome = golay_mult(enc) ^ parity;</text:p>
      <text:p text:style-name="P86"><text:s text:c="2"/>biterr = golay_hamming_weight_16(syndrome);</text:p>
      <text:p text:style-name="P86"><text:s text:c="2"/>if (biterr &lt;= 3)</text:p>
      <text:p text:style-name="P86"><text:s text:c="2"/>{</text:p>
      <text:p text:style-name="P86"><text:s text:c="5"/>*biterrs = biterr;</text:p>
      <text:p text:style-name="P86"><text:s text:c="5"/>return enc;</text:p>
      <text:p text:style-name="P86"><text:s text:c="2"/>}</text:p>
      <text:p text:style-name="P86"/>
      <text:p text:style-name="P86"><text:s text:c="2"/>/* check to see if the parity bits have no errors */</text:p>
      <text:p text:style-name="P86"><text:s text:c="2"/>parity_syndrome = golay_mult(parity) ^ enc;</text:p>
      <text:p text:style-name="P86"><text:s text:c="2"/>biterr = golay_hamming_weight_16(parity_syndrome);</text:p>
      <text:p text:style-name="P86"><text:s text:c="2"/>if (biterr &lt;= 3)</text:p>
      <text:p text:style-name="P86"><text:s text:c="2"/>{</text:p>
      <text:p text:style-name="P86"><text:s text:c="5"/>*biterrs = biterr;</text:p>
      <text:p text:style-name="P86"><text:s text:c="5"/>return enc ^ parity_syndrome;</text:p>
      <text:p text:style-name="P86"><text:s text:c="2"/>}</text:p>
      <text:p text:style-name="P86"/>
      <text:p text:style-name="P86"><text:s text:c="2"/>/* we flip each bit of the data to see if we have two or fewer errors */</text:p>
      <text:p text:style-name="P86"><text:s text:c="2"/>for (i=12;i&gt;0;)</text:p>
      <text:p text:style-name="P86"><text:s text:c="2"/>{</text:p>
      <text:p text:style-name="P86"><text:s text:c="6"/>i--;</text:p>
      <text:p text:style-name="P86"><text:s text:c="6"/>biterr = golay_hamming_weight_16(syndrome ^ golay_matrix[i]);</text:p>
      <text:p text:style-name="P86"><text:s text:c="6"/>if (biterr &lt;= 2)</text:p>
      <text:p text:style-name="P86"><text:s text:c="6"/>{</text:p>
      <text:p text:style-name="P86"><text:s text:c="10"/>*biterrs = biterr+1;</text:p>
      <text:p text:style-name="P86"><text:s text:c="10"/>return enc ^ (((uint16_t)0x800) &gt;&gt; i);</text:p>
      <text:p text:style-name="P86"><text:s text:c="6"/>}</text:p>
      <text:p text:style-name="P86"><text:s text:c="2"/>}</text:p>
      <text:p text:style-name="P86"/>
      <text:p text:style-name="P86"><text:s text:c="2"/>/* we flip each bit of the parity to see if we have two or fewer errors */</text:p>
      <text:p text:style-name="P86"><text:s text:c="2"/>for (i=12;i&gt;0;)</text:p>
      <text:p text:style-name="P86"><text:s text:c="2"/>{</text:p>
      <text:p text:style-name="P86"><text:s text:c="6"/>i--;</text:p>
      <text:p text:style-name="P86"><text:s text:c="6"/>uint16_t par_bit_synd = parity_syndrome ^ golay_matrix[i];</text:p>
      <text:p text:style-name="P86"><text:s text:c="6"/>biterr = golay_hamming_weight_16(par_bit_synd);</text:p>
      <text:p text:style-name="P86"><text:s text:c="6"/>if (biterr &lt;= 2)</text:p>
      <text:p text:style-name="P86"><text:s text:c="6"/>{</text:p>
      <text:p text:style-name="P86"><text:s text:c="10"/>*biterrs = biterr+1;</text:p>
      <text:p text:style-name="P86"><text:s text:c="10"/>return enc ^ par_bit_synd;</text:p>
      <text:p text:style-name="P86"><text:s text:c="6"/>}</text:p>
      <text:p text:style-name="P86"><text:s text:c="2"/>}</text:p>
      <text:p text:style-name="P86"><text:s text:c="2"/>return 0xFFFF; <text:s text:c="2"/>/* uncorrectable error */</text:p>
      <text:p text:style-name="P86">}<text:change-end text:change-id="ct2207737760192"/><text:change text:change-id="ct2207737762592"/></text:p>
      <text:p text:style-name="P51"/>
      <text:p text:style-name="P44">The encoded word is simply the 12-bit word to be send with the 12-bit parity code prepended to it. <text:s/>The Golay code can correct up to 3 bit errors, and so to decode every possible error up to 3 bits, this code performs the following:</text:p>
      <text:p text:style-name="P44">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4">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4">3. <text:s/>Try flipping every bit in the sent 12-bit word and see if there are 2 or fewer errors between the calculated parity and the sent parity. <text:s/>If so, we know which bit of the 12-bit word is wrong and it is corrected.</text:p>
      <text:p text:style-name="P44"><text:soft-page-break/>4. <text:s/>Try flipping every bit in the sent parity code and see if there are 2 or fewer errors between the calculated 12-bit word and the sent word. <text:s/>If so, we know which bits are wrong in the sent word and it is corrected.</text:p>
      <text:p text:style-name="P44">5. <text:s/>Otherwise, the error is uncorrectable or undetectable.</text:p>
      <text:p text:style-name="P44"/>
      <text:h text:style-name="P67" text:outline-level="2"/>
      <text:h text:style-name="P68" text:outline-level="2">Implementation of the <text:span text:style-name="T63">Finite Impulse Reponse (</text:span>FIR<text:span text:style-name="T63">)</text:span> filters</text:h>
      <text:p text:style-name="P45"/>
      <text:p text:style-name="P46">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48">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56">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57">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57">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58">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59">For OOK operation, the center frequency <text:span text:style-name="T74">on which data is received </text:span>could be chosen to be the <text:change text:change-id="ct2207733252992"/>N=<text:span text:style-name="T74">3</text:span><text:change text:change-id="ct2207733245072"/> channel, for example. <text:s/><text:span text:style-name="T74">The periods 8, 12, and 16 have a least common multiple of 48. <text:s/></text:span><text:span text:style-name="T75">The moving average filter corresponding to th</text:span><text:change-start text:change-id="ct2207733245792"/><text:span text:style-name="T80">is</text:span><text:change-end text:change-id="ct2207733245792"/><text:change text:change-id="ct2207733246032"/><text:span text:style-name="T75"> 48 period</text:span><text:change-start text:change-id="ct2207733242912"/><text:span text:style-name="T75"> </text:span><text:span text:style-name="T80">interval</text:span><text:change-end text:change-id="ct2207733242912"/><text:change text:change-id="ct2207733243152"/><text:span text:style-name="T75"> corresponds to:</text:span></text:p>
      <text:p text:style-name="P38"><text:change text:change-id="ct2207733249392"/><text:change-start text:change-id="ct2207733251312"/><text:soft-page-break/><text:span text:style-name="T32">++++----++++----++++----++++----++++----++++----</text:span><text:change-end text:change-id="ct2207733251312"/> <text:s text:c="2"/>(M=6, N=8<text:change-start text:change-id="ct2207733252512"/>, in-phase)</text:p>
      <text:p text:style-name="P38"><text:span text:style-name="T32">--++++----++++----++++----++++----++++----++++--</text:span> <text:s text:c="2"/>(M=6, N=8, quadrature-phase)<text:change-end text:change-id="ct2207733252512"/><text:change text:change-id="ct2207733246512"/></text:p>
      <text:p text:style-name="P38"><text:change text:change-id="ct2207733246272"/><text:change text:change-id="ct2207733247952"/><text:change-start text:change-id="ct2207733247232"/><text:span text:style-name="T32">++++++------++++++------++++++------++++++------</text:span><text:change-end text:change-id="ct2207733247232"/> <text:s text:c="2"/>(M=4, N=12<text:change-start text:change-id="ct2207733246752"/>, in-phase<text:change-end text:change-id="ct2207733246752"/>)<text:change-start text:change-id="ct2207733255392"/></text:p>
      <text:p text:style-name="P77"><text:change-end text:change-id="ct2207733255392"/><text:change-start text:change-id="ct2207733243392"/><text:span text:style-name="T33">---++++++------++++++------++++++------++++++---</text:span><text:span text:style-name="T75"> </text:span><text:change-end text:change-id="ct2207733243392"/><text:change-start text:change-id="ct2207733253232"/><text:span text:style-name="T75"><text:s text:c="2"/>(M=4, N=12, quadrature-phase)</text:span><text:change-end text:change-id="ct2207733253232"/><text:change text:change-id="ct2207733243872"/></text:p>
      <text:p text:style-name="P32"><text:change-start text:change-id="ct2207733244112"/><text:span text:style-name="T32">++++++++--------++++++++--------++++++++--------</text:span> <text:s text:c="2"/>(M=3, N=16, in-phase)</text:p>
      <text:p text:style-name="P32"><text:span text:style-name="T32">----++++++++--------++++++++--------++++++++----</text:span> <text:s text:c="2"/>(M=3, N=16, quadrature-phase)</text:p>
      <text:p text:style-name="P60"/>
      <text:p text:style-name="P60">These FIR filters are all orthogonal <text:span text:style-name="T80">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80">interval that is a</text:span><text:span text:style-name="T77"> multiple of 48 periods. <text:s/></text:span><text:span text:style-name="T78">For the N=2, 3, 4, and 6 channels, 96 periods is </text:span><text:span text:style-name="T80">similarly</text:span><text:span text:style-name="T78"> a common multiple.</text:span></text:p>
      <text:p text:style-name="P47"><text:change-end text:change-id="ct2207733244112"/><text:change text:change-id="ct2207733244352"/><text:change-start text:change-id="ct2207733254192"/><text:span text:style-name="T77">For</text:span><text:change-end text:change-id="ct2207733254192"/><text:change-start text:change-id="ct2207733246992"/><text:span text:style-name="T77"> FSK operation, the two frequencies on which data is received could corresponding to the N=3 and N=5</text:span><text:change-end text:change-id="ct2207733246992"/><text:change-start text:change-id="ct2207733254432"/><text:span text:style-name="T77"> channels. <text:s/>Because these are lengths 12 and 20, respectively, their least common multiple is 60. <text:s/>The FIR filters corresponding to this are:</text:span></text:p>
      <text:p text:style-name="P39"><text:span text:style-name="T34">++++++------++++++------++++++------++++++------++++++------</text:span> <text:s text:c="2"/>(M=<text:span text:style-name="T79">5</text:span>, N=<text:span text:style-name="T79">12</text:span>, in-phase)</text:p>
      <text:p text:style-name="P34"><text:span text:style-name="T35">---++++++------++++++------++++++------++++++------++++++---</text:span><text:span text:style-name="T75"> <text:s text:c="2"/>(M=</text:span><text:span text:style-name="T79">5</text:span><text:span text:style-name="T75">, N=</text:span><text:span text:style-name="T79">12</text:span><text:span text:style-name="T75">, quadrature-phase)</text:span></text:p>
      <text:p text:style-name="P33"><text:span text:style-name="T36">++++++++++----------++++++++++----------++++++++++----------</text:span> <text:s text:c="2"/>(M=3, N=<text:span text:style-name="T79">20</text:span>, in-phase)</text:p>
      <text:p text:style-name="P33"><text:span text:style-name="T36">-----++++++++++----------++++++++++----------++++++++++-----</text:span> <text:s text:c="2"/>(M=3, N=<text:span text:style-name="T79">20</text:span>, quadrature-phase)</text:p>
      <text:p text:style-name="P47"><text:change-end text:change-id="ct2207733254432"/><text:change text:change-id="ct2207733244832"/><text:change text:change-id="ct2207733250832"/><text:change text:change-id="ct2207733244592"/><text:change-start text:change-id="ct2207733251552"/></text:p>
      <text:p text:style-name="P62">This FSK operation corresponds to a modulation similar to MSK, however, <text:span text:style-name="T80">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1">This is a much simpler to achieve with crude FSK modulation hardware where there could be phase discontinuities occuring when switching between the two FSK frequencies.</text:span><text:change-end text:change-id="ct2207733251552"/><text:change-start text:change-id="ct2207733253472"/><text:span text:style-name="T81"> <text:s/>The disadvantage is that only one quadrature signal of the two </text:span><text:change-end text:change-id="ct2207733253472"/><text:change-start text:change-id="ct2207733245312"/><text:span text:style-name="T81">that could be used for sending separate data </text:span><text:change-end text:change-id="ct2207733245312"/><text:change-start text:change-id="ct2207733252752"/><text:span text:style-name="T81">is being used at a time, halving the spectral efficiency and consequently reducing the signal-to-noise ratio.</text:span><text:change-end text:change-id="ct2207733252752"/><text:change-start text:change-id="ct2207733251792"/></text:p>
      <text:p text:style-name="P61">The code example shows how to implement these FIR filters with the function dsp_new_sample() being called by an interrupt routine with a new sample to update the filters. </text:p>
      <text:p text:style-name="P81"><text:change-end text:change-id="ct2207733251792"/><text:change text:change-id="ct2207733247712"/><text:change-start text:change-id="ct2207733248432"/></text:p>
      <text:p text:style-name="P35"><text:change-end text:change-id="ct2207733248432"/><text:change text:change-id="ct2207737753472"/><text:change-start text:change-id="ct2207737753952"/>#define DSPINT_MAX_SAMPLEBUFFER 64</text:p>
      <text:p text:style-name="P35">#define DSPINT_MAX_DEMODBUFFER 16</text:p>
      <text:p text:style-name="P35">#define DSPINT_PWR_THR_DEF 32</text:p>
      <text:p text:style-name="P35"/>
      <text:p text:style-name="P35">#define DSPINT_AVG_CT_PWR2 8</text:p>
      <text:p text:style-name="P35"/>
      <text:p text:style-name="P35">#define DSPINT_OOK 0</text:p>
      <text:p text:style-name="P35">#define DSPINT_OOK2 1</text:p>
      <text:p text:style-name="P35">#define DSPINT_FSK 2</text:p>
      <text:p text:style-name="P35">#define DSPINT_FSK2 3</text:p>
      <text:p text:style-name="P35"/>
      <text:p text:style-name="P35">#define DSPINT_SYNC_CODEWORD 0b111110110100011001110100011110ul</text:p>
      <text:p text:style-name="P35"><text:s text:c="30"/>/* 0x3ED19D1E */</text:p>
      <text:p text:style-name="P35"/>
      <text:p text:style-name="P35"><text:soft-page-break/>#define DSPINT_BLANK_CODEWORD 0xAAAAAAAA</text:p>
      <text:p text:style-name="P35"/>
      <text:p text:style-name="P35">#define DSPINT_FRAME_FIFO_LENGTH 8</text:p>
      <text:p text:style-name="P35"/>
      <text:p text:style-name="P35">/* structure for FRAME FIFO */</text:p>
      <text:p text:style-name="P35">typedef struct _dspint_frame_fifo</text:p>
      <text:p text:style-name="P35">{</text:p>
      <text:p text:style-name="P35"><text:s text:c="4"/>uint8_t <text:s text:c="2"/>head;</text:p>
      <text:p text:style-name="P35"><text:s text:c="4"/>uint8_t <text:s text:c="2"/>tail;</text:p>
      <text:p text:style-name="P35"><text:s text:c="4"/>uint32_t <text:s/>frames[DSPINT_FRAME_FIFO_LENGTH];</text:p>
      <text:p text:style-name="P35">} dspint_frame_fifo;</text:p>
      <text:p text:style-name="P35"/>
      <text:p text:style-name="P35">/* this is stuff that is initialized when the modulation mode</text:p>
      <text:p text:style-name="P35"><text:s text:c="3"/>is changed and doesn't change otherwise */</text:p>
      <text:p text:style-name="P35">typedef struct _dsp_state_fixed</text:p>
      <text:p text:style-name="P35">{</text:p>
      <text:p text:style-name="P35"><text:s text:c="2"/>uint8_t <text:s text:c="2"/>mod_type;</text:p>
      <text:p text:style-name="P35"><text:s text:c="2"/>uint8_t <text:s text:c="2"/>buffer_size;</text:p>
      <text:p text:style-name="P35"><text:s text:c="2"/>uint8_t <text:s text:c="2"/>fsk;</text:p>
      <text:p text:style-name="P35"/>
      <text:p text:style-name="P35"><text:s text:c="2"/>uint8_t <text:s text:c="2"/>dly_8;</text:p>
      <text:p text:style-name="P35"><text:s text:c="2"/>uint8_t <text:s text:c="2"/>dly_12;</text:p>
      <text:p text:style-name="P35"><text:s text:c="2"/>uint8_t <text:s text:c="2"/>dly_16;</text:p>
      <text:p text:style-name="P35"><text:s text:c="2"/>uint8_t <text:s text:c="2"/>dly_20;</text:p>
      <text:p text:style-name="P35"><text:s text:c="2"/>uint8_t <text:s text:c="2"/>dly_24;</text:p>
      <text:p text:style-name="P35"/>
      <text:p text:style-name="P35"><text:s text:c="2"/>uint8_t <text:s text:c="2"/>demod_samples_per_bit;</text:p>
      <text:p text:style-name="P35"><text:s text:c="2"/>uint8_t <text:s text:c="2"/>demod_edge_window;</text:p>
      <text:p text:style-name="P35"><text:s text:c="2"/>uint16_t <text:s/>power_thr_min;</text:p>
      <text:p text:style-name="P35">} dsp_state_fixed;</text:p>
      <text:p text:style-name="P35"/>
      <text:p text:style-name="P35">/* this is the current state of the demodulator and is designed</text:p>
      <text:p text:style-name="P35"><text:s text:c="3"/>so that is might be reset quickly without disturbing the</text:p>
      <text:p text:style-name="P35"><text:s text:c="3"/>dsp_state_fixed state */</text:p>
      <text:p text:style-name="P35">typedef struct _dsp_state</text:p>
      <text:p text:style-name="P35">{</text:p>
      <text:p text:style-name="P35"><text:s text:c="2"/>uint8_t <text:s text:c="2"/>slow_samp;</text:p>
      <text:p text:style-name="P35"><text:s text:c="2"/>uint8_t <text:s text:c="2"/>slow_samp_num;</text:p>
      <text:p text:style-name="P35"><text:s text:c="2"/>uint16_t <text:s/>total_num;</text:p>
      <text:p text:style-name="P35"/>
      <text:p text:style-name="P35"><text:s text:c="2"/>uint8_t <text:s text:c="2"/>sample_no;</text:p>
      <text:p text:style-name="P35"><text:s text:c="2"/>uint8_t <text:s text:c="2"/>mag_new_sample;</text:p>
      <text:p text:style-name="P35"><text:s text:c="2"/>uint8_t <text:s text:c="2"/>demod_sample_no;</text:p>
      <text:p text:style-name="P35"><text:s text:c="2"/>uint8_t <text:s text:c="2"/>edge_ctr;</text:p>
      <text:p text:style-name="P35"><text:s text:c="2"/>uint8_t <text:s text:c="2"/>next_edge_ctr;</text:p>
      <text:p text:style-name="P35"><text:s text:c="2"/>uint8_t <text:s text:c="2"/>polarity;</text:p>
      <text:p text:style-name="P35"><text:s text:c="2"/>uint8_t <text:s text:c="2"/>resync;</text:p>
      <text:p text:style-name="P35"><text:s text:c="2"/>uint8_t <text:s text:c="2"/>demod_edge_window;</text:p>
      <text:p text:style-name="P35"/>
      <text:p text:style-name="P35"><text:s text:c="2"/>uint16_t <text:s/>edge_thr;</text:p>
      <text:p text:style-name="P35"><text:s text:c="2"/>uint16_t <text:s/>power_thr;</text:p>
      <text:p text:style-name="P35"/>
      <text:p text:style-name="P35"><text:s text:c="2"/>uint16_t <text:s/>ct_average;</text:p>
      <text:p text:style-name="P35"><text:s text:c="2"/>uint32_t <text:s/>ct_sum;</text:p>
      <text:p text:style-name="P35"/>
      <text:p text:style-name="P35"><text:s text:c="2"/>uint8_t <text:s text:c="2"/>current_bit_no;</text:p>
      <text:p text:style-name="P35"><text:s text:c="2"/>uint32_t <text:s/>current_word;</text:p>
      <text:p text:style-name="P35"/>
      <text:p text:style-name="P35"><text:s text:c="2"/>uint8_t <text:s text:c="2"/>count_8;</text:p>
      <text:p text:style-name="P35"><text:s text:c="2"/>uint8_t <text:s text:c="2"/>count_12;</text:p>
      <text:p text:style-name="P35"><text:s text:c="2"/>uint8_t <text:s text:c="2"/>count_16;</text:p>
      <text:p text:style-name="P35"><text:s text:c="2"/>uint8_t <text:s text:c="2"/>count_20;</text:p>
      <text:p text:style-name="P35"><text:s text:c="2"/>uint8_t <text:s text:c="2"/>count_24;</text:p>
      <text:p text:style-name="P35"/>
      <text:p text:style-name="P35"><text:s text:c="2"/>int16_t <text:s/>state_i_8;</text:p>
      <text:p text:style-name="P35"><text:s text:c="2"/>int16_t <text:s/>state_i_12;</text:p>
      <text:p text:style-name="P35"><text:s text:c="2"/>int16_t <text:s/>state_i_16;</text:p>
      <text:p text:style-name="P35"><text:s text:c="2"/>int16_t <text:s/>state_i_20;</text:p>
      <text:p text:style-name="P35"><text:s text:c="2"/>int16_t <text:s/>state_i_24;</text:p>
      <text:p text:style-name="P35"/>
      <text:p text:style-name="P35"><text:s text:c="2"/>int16_t <text:s/>state_q_8;</text:p>
      <text:p text:style-name="P35"><text:s text:c="2"/>int16_t <text:s/>state_q_12;</text:p>
      <text:p text:style-name="P35"><text:s text:c="2"/>int16_t <text:s/>state_q_16;</text:p>
      <text:p text:style-name="P35"><text:s text:c="2"/>int16_t <text:s/>state_q_20;</text:p>
      <text:p text:style-name="P35"><text:soft-page-break/><text:s text:c="2"/>int16_t <text:s/>state_q_24;</text:p>
      <text:p text:style-name="P35"/>
      <text:p text:style-name="P35"><text:s text:c="2"/>uint32_t state_m_8;</text:p>
      <text:p text:style-name="P35"><text:s text:c="2"/>uint32_t state_m_12;</text:p>
      <text:p text:style-name="P35"><text:s text:c="2"/>uint32_t state_m_16;</text:p>
      <text:p text:style-name="P35"><text:s text:c="2"/>uint32_t state_m_20;</text:p>
      <text:p text:style-name="P35"><text:s text:c="2"/>uint32_t state_m_24;</text:p>
      <text:p text:style-name="P35"/>
      <text:p text:style-name="P35"><text:s text:c="2"/>uint16_t <text:s/>mag_value_8;</text:p>
      <text:p text:style-name="P35"><text:s text:c="2"/>uint16_t <text:s/>mag_value_12;</text:p>
      <text:p text:style-name="P35"><text:s text:c="2"/>uint16_t <text:s/>mag_value_16;</text:p>
      <text:p text:style-name="P35"><text:s text:c="2"/>uint16_t <text:s/>mag_value_20;</text:p>
      <text:p text:style-name="P35"><text:s text:c="2"/>uint16_t <text:s/>mag_value_24;</text:p>
      <text:p text:style-name="P35"><text:s text:c="2"/>uint16_t <text:s/>sample_buffer[DSPINT_MAX_SAMPLEBUFFER];</text:p>
      <text:p text:style-name="P35"><text:s text:c="2"/>int16_t <text:s text:c="2"/>demod_buffer[DSPINT_MAX_DEMODBUFFER];</text:p>
      <text:p text:style-name="P35"/>
      <text:p text:style-name="P35"><text:s text:c="2"/>uint16_t <text:s/>bit_edge_val;</text:p>
      <text:p text:style-name="P35"><text:s text:c="2"/>uint16_t <text:s/>max_bit_edge_val;</text:p>
      <text:p text:style-name="P35"><text:s text:c="2"/>int16_t <text:s text:c="2"/>cur_bit;</text:p>
      <text:p text:style-name="P35">} dsp_state;</text:p>
      <text:p text:style-name="P35"/>
      <text:p text:style-name="P35">dsp_state <text:s text:c="6"/>ds;</text:p>
      <text:p text:style-name="P35">dsp_state_fixed df;</text:p>
      <text:p text:style-name="P35"/>
      <text:p text:style-name="P35">volatile dspint_frame_fifo dsp_input_fifo;</text:p>
      <text:p text:style-name="P35">volatile dspint_frame_fifo dsp_output_fifo;</text:p>
      <text:p text:style-name="P35"/>
      <text:p text:style-name="P35">/* initialize frame fifo */</text:p>
      <text:p text:style-name="P35">void dsp_initialize_frame_fifo(volatile dspint_frame_fifo *dff)</text:p>
      <text:p text:style-name="P35">{</text:p>
      <text:p text:style-name="P35"><text:s text:c="4"/>dff-&gt;head = dff-&gt;tail = 0;</text:p>
      <text:p text:style-name="P35">}</text:p>
      <text:p text:style-name="P35"/>
      <text:p text:style-name="P35">/* insert a frame into the fifo. <text:s/>this is intended to be interrupt safe */</text:p>
      <text:p text:style-name="P35">uint8_t dsp_insert_into_frame_fifo(volatile dspint_frame_fifo *dff, uint32_t frame)</text:p>
      <text:p text:style-name="P35">{</text:p>
      <text:p text:style-name="P35"><text:s text:c="4"/>uint8_t next = dff-&gt;head &gt;= (DSPINT_FRAME_FIFO_LENGTH - 1) ? 0 : (dff-&gt;head+1);</text:p>
      <text:p text:style-name="P35"><text:s text:c="4"/>if (next == dff-&gt;tail) return 0;</text:p>
      <text:p text:style-name="P35"><text:s text:c="4"/>dff-&gt;frames[next] = frame;</text:p>
      <text:p text:style-name="P35"><text:s text:c="4"/>dff-&gt;head = next;</text:p>
      <text:p text:style-name="P35"><text:s text:c="4"/>return 1;</text:p>
      <text:p text:style-name="P35">}</text:p>
      <text:p text:style-name="P35"/>
      <text:p text:style-name="P35">/* remove a frame from the fifo. <text:s/>this is intended to be interrupt safe */</text:p>
      <text:p text:style-name="P35">uint32_t dsp_remove_from_frame_fifo(volatile dspint_frame_fifo *dff)</text:p>
      <text:p text:style-name="P35">{</text:p>
      <text:p text:style-name="P35"><text:s text:c="4"/>uint32_t frame;</text:p>
      <text:p text:style-name="P35"><text:s text:c="4"/>uint8_t next;</text:p>
      <text:p text:style-name="P35"><text:s text:c="4"/>if (dff-&gt;tail == dff-&gt;head) return 0xFFFF;</text:p>
      <text:p text:style-name="P35"><text:s text:c="4"/>next = dff-&gt;tail &gt;= (DSPINT_FRAME_FIFO_LENGTH - 1) ? 0 : (dff-&gt;tail+1);</text:p>
      <text:p text:style-name="P35"><text:s text:c="4"/>frame = dff-&gt;frames[next];</text:p>
      <text:p text:style-name="P35"><text:s text:c="4"/>dff-&gt;tail = next;</text:p>
      <text:p text:style-name="P35"><text:s text:c="4"/>return frame;</text:p>
      <text:p text:style-name="P35">}</text:p>
      <text:p text:style-name="P35"/>
      <text:p text:style-name="P35">/* calculate the hamming weight of a 16 bit integer</text:p>
      <text:p text:style-name="P35"><text:s text:c="3"/>GCC could use __builtin__popcount() */</text:p>
      <text:p text:style-name="P35">uint8_t dsp_hamming_weight_16(uint16_t n)</text:p>
      <text:p text:style-name="P35">{</text:p>
      <text:p text:style-name="P35"><text:s text:c="2"/>uint8_t s = 0, v;</text:p>
      <text:p text:style-name="P35"><text:s text:c="2"/>v = (n &gt;&gt; 8) &amp; 0xFF;</text:p>
      <text:p text:style-name="P35"><text:s text:c="2"/>while (v)</text:p>
      <text:p text:style-name="P35"><text:s text:c="2"/>{</text:p>
      <text:p text:style-name="P35"><text:s text:c="6"/>v &amp;= (v - 1);</text:p>
      <text:p text:style-name="P35"><text:s text:c="6"/>s++;</text:p>
      <text:p text:style-name="P35"><text:s text:c="2"/>}</text:p>
      <text:p text:style-name="P35"><text:s text:c="2"/>v = n &amp; 0xFF;</text:p>
      <text:p text:style-name="P35"><text:s text:c="2"/>while (v)</text:p>
      <text:p text:style-name="P35"><text:s text:c="2"/>{</text:p>
      <text:p text:style-name="P35"><text:s text:c="6"/>v &amp;= (v - 1);</text:p>
      <text:p text:style-name="P35"><text:s text:c="6"/>s++;</text:p>
      <text:p text:style-name="P35"><text:s text:c="2"/>}</text:p>
      <text:p text:style-name="P35"><text:s text:c="2"/>return s;</text:p>
      <text:p text:style-name="P35">}</text:p>
      <text:p text:style-name="P35"><text:soft-page-break/></text:p>
      <text:p text:style-name="P35">/* calculate the hamming weight a 30 bit number for</text:p>
      <text:p text:style-name="P35"><text:s text:c="3"/>to find hamming distance with sync word */</text:p>
      <text:p text:style-name="P35">uint8_t dsp_hamming_weight_30(uint32_t n)</text:p>
      <text:p text:style-name="P35">{</text:p>
      <text:p text:style-name="P35"><text:s text:c="2"/>uint8_t s = 0, v;</text:p>
      <text:p text:style-name="P35"><text:s text:c="2"/>v = (n &gt;&gt; 24) &amp; 0x3F;</text:p>
      <text:p text:style-name="P35"><text:s text:c="2"/>while (v)</text:p>
      <text:p text:style-name="P35"><text:s text:c="2"/>{</text:p>
      <text:p text:style-name="P35"><text:s text:c="6"/>v &amp;= (v - 1);</text:p>
      <text:p text:style-name="P35"><text:s text:c="6"/>s++;</text:p>
      <text:p text:style-name="P35"><text:s text:c="2"/>}</text:p>
      <text:p text:style-name="P35"><text:s text:c="2"/>v = (n &gt;&gt; 16) &amp; 0xFF;</text:p>
      <text:p text:style-name="P35"><text:s text:c="2"/>while (v)</text:p>
      <text:p text:style-name="P35"><text:s text:c="2"/>{</text:p>
      <text:p text:style-name="P35"><text:s text:c="6"/>v &amp;= (v - 1);</text:p>
      <text:p text:style-name="P35"><text:s text:c="6"/>s++;</text:p>
      <text:p text:style-name="P35"><text:s text:c="2"/>}</text:p>
      <text:p text:style-name="P35"><text:s text:c="2"/>v = (n &gt;&gt; 8) &amp; 0xFF;</text:p>
      <text:p text:style-name="P35"><text:s text:c="2"/>while (v)</text:p>
      <text:p text:style-name="P35"><text:s text:c="2"/>{</text:p>
      <text:p text:style-name="P35"><text:s text:c="6"/>v &amp;= (v - 1);</text:p>
      <text:p text:style-name="P35"><text:s text:c="6"/>s++;</text:p>
      <text:p text:style-name="P35"><text:s text:c="2"/>}</text:p>
      <text:p text:style-name="P35"><text:s text:c="2"/>v = n &amp; 0xFF;</text:p>
      <text:p text:style-name="P35"><text:s text:c="2"/>while (v)</text:p>
      <text:p text:style-name="P35"><text:s text:c="2"/>{</text:p>
      <text:p text:style-name="P35"><text:s text:c="6"/>v &amp;= (v - 1);</text:p>
      <text:p text:style-name="P35"><text:s text:c="6"/>s++;</text:p>
      <text:p text:style-name="P35"><text:s text:c="2"/>}</text:p>
      <text:p text:style-name="P35"><text:s text:c="2"/>return s;</text:p>
      <text:p text:style-name="P35">}</text:p>
      <text:p text:style-name="P35"/>
      <text:p text:style-name="P35">void dsp_reset_codeword(void)</text:p>
      <text:p text:style-name="P35">{</text:p>
      <text:p text:style-name="P35"><text:s text:c="3"/>ds.current_bit_no = 0;</text:p>
      <text:p text:style-name="P35"><text:s text:c="3"/>ds.current_word = DSPINT_BLANK_CODEWORD;</text:p>
      <text:p text:style-name="P35">}</text:p>
      <text:p text:style-name="P35"/>
      <text:p text:style-name="P35">/* reset state of buffer in case we get some kind</text:p>
      <text:p text:style-name="P35"><text:s text:c="3"/>of a dc offset mismatch */</text:p>
      <text:p text:style-name="P35"/>
      <text:p text:style-name="P35">void dsp_reset_state(void)</text:p>
      <text:p text:style-name="P35">{</text:p>
      <text:p text:style-name="P35"><text:s text:c="3"/>memset(&amp;ds,'\000',sizeof(dsp_state));</text:p>
      <text:p text:style-name="P35"><text:s text:c="3"/>dsp_reset_codeword();</text:p>
      <text:p text:style-name="P35"><text:s text:c="3"/>ds.demod_edge_window = <text:s/>df.demod_edge_window;</text:p>
      <text:p text:style-name="P35"><text:s text:c="3"/>ds.power_thr = df.power_thr_min * 2;</text:p>
      <text:p text:style-name="P35"><text:s text:c="3"/>ds.edge_thr = ds.power_thr;</text:p>
      <text:p text:style-name="P35">}</text:p>
      <text:p text:style-name="P35"/>
      <text:p text:style-name="P35">/* initialize the buffer including the signs to be subtracted</text:p>
      <text:p text:style-name="P35"><text:s text:c="3"/>from the end of the buffer */</text:p>
      <text:p text:style-name="P35">void dsp_initialize(uint8_t mod_type)</text:p>
      <text:p text:style-name="P35">{</text:p>
      <text:p text:style-name="P35"><text:s text:c="4"/>uint8_t i;</text:p>
      <text:p text:style-name="P35"><text:s text:c="4"/>df.mod_type = mod_type;</text:p>
      <text:p text:style-name="P35"><text:s text:c="4"/>switch (df.mod_type)</text:p>
      <text:p text:style-name="P35"><text:s text:c="4"/>{</text:p>
      <text:p text:style-name="P35"><text:s text:c="8"/>case DSPINT_OOK: <text:s/>df.buffer_size = 32;</text:p>
      <text:p text:style-name="P35"><text:s text:c="26"/>df.fsk = 0;</text:p>
      <text:p text:style-name="P35"><text:s text:c="26"/>break;</text:p>
      <text:p text:style-name="P35"><text:s text:c="8"/>case DSPINT_OOK2: df.buffer_size = 64;</text:p>
      <text:p text:style-name="P35"><text:s text:c="26"/>df.fsk = 0;</text:p>
      <text:p text:style-name="P35"><text:s text:c="26"/>break;</text:p>
      <text:p text:style-name="P35"><text:s text:c="8"/>case DSPINT_FSK: <text:s/>df.buffer_size = 60;</text:p>
      <text:p text:style-name="P35"><text:s text:c="26"/>df.fsk = 1;</text:p>
      <text:p text:style-name="P35"><text:s text:c="26"/>break;</text:p>
      <text:p text:style-name="P35"><text:s text:c="8"/>case DSPINT_FSK2: df.buffer_size = 24;</text:p>
      <text:p text:style-name="P35"><text:s text:c="26"/>df.fsk = 1;</text:p>
      <text:p text:style-name="P35"><text:s text:c="26"/>break;</text:p>
      <text:p text:style-name="P35"><text:s text:c="4"/>}</text:p>
      <text:p text:style-name="P35"><text:s text:c="4"/>df.dly_8 = (df.buffer_size / 8) * 8;</text:p>
      <text:p text:style-name="P35"><text:s text:c="4"/>df.dly_12 = (df.buffer_size / 12) * 12;</text:p>
      <text:p text:style-name="P35"><text:soft-page-break/><text:s text:c="4"/>df.dly_16 = (df.buffer_size / 16) * 16;</text:p>
      <text:p text:style-name="P35"><text:s text:c="4"/>df.dly_20 = (df.buffer_size / 20) * 20;</text:p>
      <text:p text:style-name="P35"><text:s text:c="4"/>df.dly_24 = (df.buffer_size / 24) * 24;</text:p>
      <text:p text:style-name="P35"><text:s text:c="4"/>df.demod_samples_per_bit = df.buffer_size / 4;</text:p>
      <text:p text:style-name="P35"><text:s text:c="4"/>df.power_thr_min = ((uint16_t)df.buffer_size) * DSPINT_PWR_THR_DEF * (df.fsk ? 2 : 1);</text:p>
      <text:p text:style-name="P35"><text:s text:c="4"/>df.demod_edge_window = (df.buffer_size + 6) / 12;</text:p>
      <text:p text:style-name="P35"><text:s text:c="4"/>dsp_reset_state();</text:p>
      <text:p text:style-name="P35">}</text:p>
      <text:p text:style-name="P35"/>
      <text:p text:style-name="P35">/* this is an approximation to the sqrt(x^2+y^2) function that approximates the</text:p>
      <text:p text:style-name="P35"><text:s text:c="3"/>circular set as an octagon. <text:s/>seems to work quite well */</text:p>
      <text:p text:style-name="P35">#define SET_DSP_SQRT_APPROX(s,x,y) do { \</text:p>
      <text:p text:style-name="P35"><text:s text:c="3"/>uint16_t ux = (x &lt; 0 ? -x : x); \</text:p>
      <text:p text:style-name="P35"><text:s text:c="3"/>uint16_t uy = (y &lt; 0 ? -y : y); \</text:p>
      <text:p text:style-name="P35"><text:s text:c="3"/>s = ((ux + uy) &gt;&gt; 1)+(uy &gt; ux ? uy : ux); \</text:p>
      <text:p text:style-name="P35">} while(0)</text:p>
      <text:p text:style-name="P35"/>
      <text:p text:style-name="P35">/* called by the interrupt routine to update the spectral channels */</text:p>
      <text:p text:style-name="P35">/* this is used to update the I &amp; Q of each spectral channel and update</text:p>
      <text:p text:style-name="P35"><text:s text:c="3"/>the magnitude of the signal on each channel. <text:s/>more channels are used (5)</text:p>
      <text:p text:style-name="P35"><text:s text:c="3"/>than needed (1 or 2) because this will help the operator align the signal into</text:p>
      <text:p text:style-name="P35"><text:s text:c="3"/>the correct channels */</text:p>
      <text:p text:style-name="P35">void dsp_new_sample(uint16_t sample)</text:p>
      <text:p text:style-name="P35">{</text:p>
      <text:p text:style-name="P35"><text:s text:c="3"/>uint8_t b, prep_sample;</text:p>
      <text:p text:style-name="P35"><text:s text:c="3"/>int16_t fir;</text:p>
      <text:p text:style-name="P35"/>
      <text:p text:style-name="P35"><text:s text:c="3"/>if (ds.slow_samp_num &gt; 1)</text:p>
      <text:p text:style-name="P35"><text:s text:c="3"/>{</text:p>
      <text:p text:style-name="P35"><text:s text:c="7"/>ds.total_num += sample;</text:p>
      <text:p text:style-name="P35"><text:s text:c="7"/>if ((++ds.slow_samp) &gt;= ds.slow_samp_num)</text:p>
      <text:p text:style-name="P35"><text:s text:c="7"/>{</text:p>
      <text:p text:style-name="P35"><text:s text:c="11"/>sample = ds.total_num;</text:p>
      <text:p text:style-name="P35"><text:s text:c="11"/>ds.slow_samp = 0;</text:p>
      <text:p text:style-name="P35"><text:s text:c="11"/>ds.total_num = 0;</text:p>
      <text:p text:style-name="P35"><text:s text:c="7"/>} else</text:p>
      <text:p text:style-name="P35"><text:s text:c="7"/>{</text:p>
      <text:p text:style-name="P35"><text:s text:c="11"/>ds.mag_new_sample = 0;</text:p>
      <text:p text:style-name="P35"><text:s text:c="11"/>return;</text:p>
      <text:p text:style-name="P35"><text:s text:c="7"/>}</text:p>
      <text:p text:style-name="P35"><text:s text:c="3"/>}</text:p>
      <text:p text:style-name="P35"/>
      <text:p text:style-name="P35"><text:s text:c="3"/>/* we do this so that the square roots are computed in the interrupt cycle</text:p>
      <text:p text:style-name="P35"><text:s text:c="6"/>before they are used to reduce the worst-case time for the interrupt</text:p>
      <text:p text:style-name="P35"><text:s text:c="6"/>execution */</text:p>
      <text:p text:style-name="P35"/>
      <text:p text:style-name="P35"><text:s text:c="3"/>prep_sample = ds.count_8 &amp; 0x03;</text:p>
      <text:p text:style-name="P35"><text:s text:c="3"/>ds.mag_new_sample = (prep_sample == 0);</text:p>
      <text:p text:style-name="P35"><text:s text:c="3"/>prep_sample = (prep_sample == 3);</text:p>
      <text:p text:style-name="P35"/>
      <text:p text:style-name="P35"><text:s text:c="3"/>/* update 8 count I &amp; Q */</text:p>
      <text:p text:style-name="P35"><text:s text:c="3"/>b = (ds.sample_no &lt; df.dly_8) ? (ds.sample_no + df.buffer_size - df.dly_8) : (ds.sample_no - df.dly_8);</text:p>
      <text:p text:style-name="P35"><text:s text:c="3"/>fir = sample - ds.sample_buffer[b];</text:p>
      <text:p text:style-name="P35"><text:s text:c="3"/>if (ds.count_8 &gt;= 4)</text:p>
      <text:p text:style-name="P35"><text:s text:c="7"/>ds.state_i_8 += fir;</text:p>
      <text:p text:style-name="P35"><text:s text:c="3"/>else</text:p>
      <text:p text:style-name="P35"><text:s text:c="7"/>ds.state_i_8 -= fir;</text:p>
      <text:p text:style-name="P35"><text:s text:c="3"/>if ((ds.count_8 &gt;= 2) &amp;&amp; (ds.count_8 &lt; 6))</text:p>
      <text:p text:style-name="P35"><text:s text:c="7"/>ds.state_q_8 += fir;</text:p>
      <text:p text:style-name="P35"><text:s text:c="3"/>else</text:p>
      <text:p text:style-name="P35"><text:s text:c="7"/>ds.state_q_8 -= fir;</text:p>
      <text:p text:style-name="P35"><text:s text:c="3"/>ds.count_8 = (ds.count_8 &gt;= 7) ? 0 : (ds.count_8 + 1);</text:p>
      <text:p text:style-name="P35"><text:s text:c="3"/>if (prep_sample)</text:p>
      <text:p text:style-name="P35"><text:s text:c="7"/>SET_DSP_SQRT_APPROX(ds.mag_value_8, ds.state_q_8, ds.state_i_8);</text:p>
      <text:p text:style-name="P35"/>
      <text:p text:style-name="P35"><text:s text:c="3"/>/* update 12 count I &amp; Q */</text:p>
      <text:p text:style-name="P35"><text:s text:c="3"/>b = (ds.sample_no &lt; df.dly_12) ? (ds.sample_no + df.buffer_size - df.dly_12) : (ds.sample_no - df.dly_12);</text:p>
      <text:p text:style-name="P35"><text:s text:c="3"/>fir = sample - ds.sample_buffer[b];</text:p>
      <text:p text:style-name="P35"><text:s text:c="3"/>if (ds.count_12 &gt;= 6)</text:p>
      <text:p text:style-name="P35"><text:s text:c="7"/>ds.state_i_12 += fir;</text:p>
      <text:p text:style-name="P35"><text:s text:c="3"/>else</text:p>
      <text:p text:style-name="P35"><text:s text:c="7"/>ds.state_i_12 -= fir;</text:p>
      <text:p text:style-name="P35"><text:soft-page-break/><text:s text:c="3"/>if ((ds.count_12 &gt;= 3) &amp;&amp; (ds.count_12 &lt; 9))</text:p>
      <text:p text:style-name="P35"><text:s text:c="7"/>ds.state_q_12 += fir;</text:p>
      <text:p text:style-name="P35"><text:s text:c="3"/>else</text:p>
      <text:p text:style-name="P35"><text:s text:c="7"/>ds.state_q_12 -= fir;</text:p>
      <text:p text:style-name="P35"><text:s text:c="3"/>ds.count_12 = (ds.count_12 &gt;= 11) ? 0 : (ds.count_12 + 1);</text:p>
      <text:p text:style-name="P35"><text:s text:c="3"/>if (prep_sample)</text:p>
      <text:p text:style-name="P35"><text:s text:c="7"/>SET_DSP_SQRT_APPROX(ds.mag_value_12, ds.state_q_12, ds.state_i_12);</text:p>
      <text:p text:style-name="P35"/>
      <text:p text:style-name="P35"><text:s text:c="3"/>/* update 16 count I &amp; Q */</text:p>
      <text:p text:style-name="P35"><text:s text:c="3"/>b = (ds.sample_no &lt; df.dly_16) ? (ds.sample_no + df.buffer_size - df.dly_16) : (ds.sample_no - df.dly_16);</text:p>
      <text:p text:style-name="P35"><text:s text:c="3"/>fir = sample - ds.sample_buffer[b];</text:p>
      <text:p text:style-name="P35"><text:s text:c="3"/>if (ds.count_16 &gt;= 8)</text:p>
      <text:p text:style-name="P35"><text:s text:c="7"/>ds.state_i_16 += fir;</text:p>
      <text:p text:style-name="P35"><text:s text:c="3"/>else</text:p>
      <text:p text:style-name="P35"><text:s text:c="7"/>ds.state_i_16 -= fir;</text:p>
      <text:p text:style-name="P35"><text:s text:c="3"/>if ((ds.count_16 &gt;= 4) &amp;&amp; (ds.count_16 &lt; 12))</text:p>
      <text:p text:style-name="P35"><text:s text:c="7"/>ds.state_q_16 += fir;</text:p>
      <text:p text:style-name="P35"><text:s text:c="3"/>else</text:p>
      <text:p text:style-name="P35"><text:s text:c="7"/>ds.state_q_16 -= fir;</text:p>
      <text:p text:style-name="P35"><text:s text:c="3"/>ds.count_16 = (ds.count_16 &gt;= 15) ? 0 : (ds.count_16 + 1);</text:p>
      <text:p text:style-name="P35"><text:s text:c="3"/>if (prep_sample)</text:p>
      <text:p text:style-name="P35"><text:s text:c="8"/>SET_DSP_SQRT_APPROX(ds.mag_value_16, ds.state_q_16, ds.state_i_16);</text:p>
      <text:p text:style-name="P35"/>
      <text:p text:style-name="P35"><text:s text:c="3"/>/* update 20 count I &amp; Q */</text:p>
      <text:p text:style-name="P35"><text:s text:c="3"/>b = (ds.sample_no &lt; df.dly_20) ? (ds.sample_no + df.buffer_size - df.dly_20) : (ds.sample_no - df.dly_20);</text:p>
      <text:p text:style-name="P35"><text:s text:c="3"/>fir = sample - ds.sample_buffer[b];</text:p>
      <text:p text:style-name="P35"><text:s text:c="3"/>if (ds.count_20 &gt;= 10)</text:p>
      <text:p text:style-name="P35"><text:s text:c="7"/>ds.state_i_20 += fir;</text:p>
      <text:p text:style-name="P35"><text:s text:c="3"/>else</text:p>
      <text:p text:style-name="P35"><text:s text:c="7"/>ds.state_i_20 -= fir;</text:p>
      <text:p text:style-name="P35"><text:s text:c="3"/>if ((ds.count_20 &gt;= 5) &amp;&amp; (ds.count_20 &lt; 15))</text:p>
      <text:p text:style-name="P35"><text:s text:c="7"/>ds.state_q_20 += fir;</text:p>
      <text:p text:style-name="P35"><text:s text:c="3"/>else</text:p>
      <text:p text:style-name="P35"><text:s text:c="7"/>ds.state_q_20 -= fir;</text:p>
      <text:p text:style-name="P35"><text:s text:c="3"/>ds.count_20 = (ds.count_20 &gt;= 19) ? 0 : (ds.count_20 + 1);</text:p>
      <text:p text:style-name="P35"><text:s text:c="3"/>if (prep_sample)</text:p>
      <text:p text:style-name="P35"><text:s text:c="8"/>SET_DSP_SQRT_APPROX(ds.mag_value_20, ds.state_q_20, ds.state_i_20);</text:p>
      <text:p text:style-name="P35"/>
      <text:p text:style-name="P35"><text:s text:c="3"/>/* update 24 count I &amp; Q */</text:p>
      <text:p text:style-name="P35"><text:s text:c="3"/>b = (ds.sample_no &lt; df.dly_24) ? (ds.sample_no + df.buffer_size - df.dly_24) : (ds.sample_no - df.dly_24);</text:p>
      <text:p text:style-name="P35"><text:s text:c="3"/>fir = sample - ds.sample_buffer[b];</text:p>
      <text:p text:style-name="P35"><text:s text:c="3"/>if (ds.count_24 &gt;= 12)</text:p>
      <text:p text:style-name="P35"><text:s text:c="7"/>ds.state_i_24 += fir;</text:p>
      <text:p text:style-name="P35"><text:s text:c="3"/>else</text:p>
      <text:p text:style-name="P35"><text:s text:c="7"/>ds.state_i_24 -= fir;</text:p>
      <text:p text:style-name="P35"><text:s text:c="3"/>if ((ds.count_24 &gt;= 6) &amp;&amp; (ds.count_24 &lt; 18))</text:p>
      <text:p text:style-name="P35"><text:s text:c="7"/>ds.state_q_24 += fir;</text:p>
      <text:p text:style-name="P35"><text:s text:c="3"/>else</text:p>
      <text:p text:style-name="P35"><text:s text:c="7"/>ds.state_q_24 -= fir;</text:p>
      <text:p text:style-name="P35"><text:s text:c="3"/>ds.count_24 = (ds.count_24 &gt;= 23) ? 0 : (ds.count_24 + 1);</text:p>
      <text:p text:style-name="P35"><text:s text:c="3"/>if (prep_sample)</text:p>
      <text:p text:style-name="P35"><text:s text:c="8"/>SET_DSP_SQRT_APPROX(ds.mag_value_24, ds.state_q_24, ds.state_i_24);</text:p>
      <text:p text:style-name="P35"/>
      <text:p text:style-name="P35"><text:s text:c="3"/>/* store in circular buffer so that is can be subtracted from the end</text:p>
      <text:p text:style-name="P35"><text:s text:c="6"/>to make a moving average filter */</text:p>
      <text:p text:style-name="P35"><text:s text:c="3"/>ds.sample_buffer[ds.sample_no++] = sample;</text:p>
      <text:p text:style-name="P35"><text:s text:c="3"/>if (ds.sample_no &gt;= df.buffer_size)</text:p>
      <text:p text:style-name="P35"><text:s text:c="6"/>ds.sample_no = 0;</text:p>
      <text:p text:style-name="P35">}</text:p>
      <text:p text:style-name="P35"/>
      <text:p text:style-name="P35">/* this is called by the interrupt handle with a new sample from the DAC.</text:p>
      <text:p text:style-name="P35"><text:s text:c="3"/>first it updates the spectral channels. <text:s/>then it figures out the magnitude of</text:p>
      <text:p text:style-name="P35"><text:s text:c="3"/>the signal given the current modulation type (OOK/FSK). <text:s/>it tries to detect</text:p>
      <text:p text:style-name="P35"><text:s text:c="3"/>an edge to determine when the current bit has finished and when it should</text:p>
      <text:p text:style-name="P35"><text:s text:c="3"/>expect the next bit. <text:s/>it resets the bit counter when the sync signal has</text:p>
      <text:p text:style-name="P35"><text:s text:c="3"/>been received, and when 30 bits of a frame have been received, stores the</text:p>
      <text:p text:style-name="P35"><text:s text:c="3"/>frame in the frame FIFO */</text:p>
      <text:p text:style-name="P35">void dsp_interrupt_sample(uint16_t sample)</text:p>
      <text:p text:style-name="P35">{</text:p>
      <text:p text:style-name="P35"><text:s text:c="4"/>int16_t demod_sample;</text:p>
      <text:p text:style-name="P35"><text:s text:c="4"/>uint8_t received_bit;</text:p>
      <text:p text:style-name="P35"><text:soft-page-break/><text:s text:c="4"/>uint8_t hamming_weight;</text:p>
      <text:p text:style-name="P35"/>
      <text:p text:style-name="P35"><text:s text:c="4"/>/* update the filter channel I &amp; Q */</text:p>
      <text:p text:style-name="P35"><text:s text:c="4"/>dsp_new_sample(sample);</text:p>
      <text:p text:style-name="P35"/>
      <text:p text:style-name="P35"><text:s text:c="4"/>/* only proceed if we have new magnitude samples */</text:p>
      <text:p text:style-name="P35"><text:s text:c="4"/>if (!ds.mag_new_sample)</text:p>
      <text:p text:style-name="P35"><text:s text:c="8"/>return;</text:p>
      <text:p text:style-name="P35"/>
      <text:p text:style-name="P35"><text:s text:c="4"/>/* demodulate a sample either based on the amplitude in one frequency</text:p>
      <text:p text:style-name="P35"><text:s text:c="7"/>channel for OOK, or the difference in amplitude between two frequency</text:p>
      <text:p text:style-name="P35"><text:s text:c="7"/>channels for FSK */</text:p>
      <text:p text:style-name="P35"/>
      <text:p text:style-name="P35"><text:s text:c="4"/>switch (df.mod_type)</text:p>
      <text:p text:style-name="P35"><text:s text:c="4"/>{</text:p>
      <text:p text:style-name="P35"><text:s text:c="8"/>case DSPINT_OOK: <text:s/>demod_sample = ds.mag_value_8 - ds.power_thr;</text:p>
      <text:p text:style-name="P35"><text:s text:c="26"/>ds.ct_sum += ds.mag_value_8;</text:p>
      <text:p text:style-name="P35"><text:s text:c="26"/>break;</text:p>
      <text:p text:style-name="P35"><text:s text:c="8"/>case DSPINT_OOK2: demod_sample = ds.mag_value_16 - ds.power_thr;</text:p>
      <text:p text:style-name="P35"><text:s text:c="26"/>ds.ct_sum += ds.mag_value_16;</text:p>
      <text:p text:style-name="P35"><text:s text:c="26"/>break;</text:p>
      <text:p text:style-name="P35"><text:s text:c="8"/>case DSPINT_FSK: <text:s/>demod_sample = ds.mag_value_20 - ds.mag_value_12;</text:p>
      <text:p text:style-name="P35"><text:s text:c="26"/>ds.ct_sum += (ds.mag_value_20 + ds.mag_value_12);</text:p>
      <text:p text:style-name="P35"><text:s text:c="26"/>break;</text:p>
      <text:p text:style-name="P35"><text:s text:c="8"/>case DSPINT_FSK2: demod_sample = ds.mag_value_12 - ds.mag_value_8;</text:p>
      <text:p text:style-name="P35"><text:s text:c="26"/>ds.ct_sum += (ds.mag_value_12 + ds.mag_value_8);</text:p>
      <text:p text:style-name="P35"><text:s text:c="26"/>break;</text:p>
      <text:p text:style-name="P35"><text:s text:c="4"/>}</text:p>
      <text:p text:style-name="P35"/>
      <text:p text:style-name="P35"><text:s text:c="4"/>/* This is the automatic "gain" control (threshold level control).</text:p>
      <text:p text:style-name="P35"><text:s text:c="7"/>find the average of a certain number of samples (power of two for calculation</text:p>
      <text:p text:style-name="P35"><text:s text:c="7"/>speed) so that we can determine what to set the thresholds at for the bit on/off</text:p>
      <text:p text:style-name="P35"><text:s text:c="7"/>threshold for ook and the edge threshold for ook/fsk */</text:p>
      <text:p text:style-name="P35"><text:s text:c="4"/>if ((++ds.ct_average) &gt;= (1 &lt;&lt; DSPINT_AVG_CT_PWR2))</text:p>
      <text:p text:style-name="P35"><text:s text:c="4"/>{</text:p>
      <text:p text:style-name="P35"><text:s text:c="7"/>uint16_t temp;</text:p>
      <text:p text:style-name="P35"><text:s text:c="7"/>ds.ct_average = 0;</text:p>
      <text:p text:style-name="P35"><text:s text:c="7"/>temp = (ds.ct_sum + ds.ct_sum + ds.ct_sum) &gt;&gt; (DSPINT_AVG_CT_PWR2 + 2);</text:p>
      <text:p text:style-name="P35"><text:s text:c="7"/>/* don't allow threshold to get too low, or we'll be having bit edges constantly */</text:p>
      <text:p text:style-name="P35"><text:s text:c="7"/>ds.power_thr = temp &gt; df.power_thr_min ? temp : df.power_thr_min;</text:p>
      <text:p text:style-name="P35"><text:s text:c="7"/>ds.edge_thr = ds.power_thr;</text:p>
      <text:p text:style-name="P35"><text:s text:c="7"/>ds.ct_sum = 0;</text:p>
      <text:p text:style-name="P35"><text:s text:c="4"/>}</text:p>
      <text:p text:style-name="P35"/>
      <text:p text:style-name="P35"><text:s text:c="4"/>/* calculate the difference between the modulated signal between now and one bit period ago to see</text:p>
      <text:p text:style-name="P35"><text:s text:c="7"/>if there is a bit edge */</text:p>
      <text:p text:style-name="P35"><text:s text:c="4"/>ds.bit_edge_val = demod_sample &gt; ds.demod_buffer[ds.demod_sample_no] ?</text:p>
      <text:p text:style-name="P35"><text:s text:c="7"/>(demod_sample - ds.demod_buffer[ds.demod_sample_no]) : (ds.demod_buffer[ds.demod_sample_no] - demod_sample);</text:p>
      <text:p text:style-name="P35"><text:s text:c="4"/>/* store the demodulated sample into a circular buffer to calculate the edge */</text:p>
      <text:p text:style-name="P35"><text:s text:c="4"/>ds.demod_buffer[ds.demod_sample_no] = demod_sample;</text:p>
      <text:p text:style-name="P35"><text:s text:c="4"/>if ((++ds.demod_sample_no) &gt;= df.demod_samples_per_bit)</text:p>
      <text:p text:style-name="P35"><text:s text:c="8"/>ds.demod_sample_no = 0;</text:p>
      <text:p text:style-name="P35"/>
      <text:p text:style-name="P35"><text:s text:c="4"/>if (ds.edge_ctr &gt; 0) <text:s/>/* count down the edge counter */</text:p>
      <text:p text:style-name="P35"><text:s text:c="8"/>--ds.edge_ctr;</text:p>
      <text:p text:style-name="P35"/>
      <text:p text:style-name="P35"><text:s text:c="4"/>received_bit = 0;</text:p>
      <text:p text:style-name="P35"/>
      <text:p text:style-name="P35"><text:s text:c="4"/>if (ds.edge_ctr &lt; ds.demod_edge_window) <text:s/>/* if it below the edge window, start looking for the bit edge */</text:p>
      <text:p text:style-name="P35"><text:s text:c="4"/>{</text:p>
      <text:p text:style-name="P35"><text:s text:c="8"/>if (ds.bit_edge_val &gt; ds.edge_thr) <text:s/>/* the edge should come around now, does it exceed threshold */</text:p>
      <text:p text:style-name="P35"><text:s text:c="8"/>{</text:p>
      <text:p text:style-name="P35"><text:s text:c="12"/>if (ds.bit_edge_val &gt; ds.max_bit_edge_val) <text:s/>/* if so, have we reached the peak of the edge */</text:p>
      <text:p text:style-name="P35"><text:s text:c="12"/>{</text:p>
      <text:p text:style-name="P35"><text:s text:c="16"/>ds.max_bit_edge_val = ds.bit_edge_val; <text:s/>/* if so, reset the edge center counter */</text:p>
      <text:p text:style-name="P35"><text:s text:c="16"/>ds.next_edge_ctr = 1;</text:p>
      <text:p text:style-name="P35"><text:s text:c="16"/>ds.cur_bit = demod_sample; <text:s text:c="13"/>/* save the bit occurring at the edge */</text:p>
      <text:p text:style-name="P35"><text:s text:c="12"/>} else</text:p>
      <text:p text:style-name="P35"><text:s text:c="16"/>ds.next_edge_ctr++; <text:s text:c="20"/>/* otherwise count that we have passed the edge peak */</text:p>
      <text:p text:style-name="P35"><text:soft-page-break/><text:s text:c="8"/>} else</text:p>
      <text:p text:style-name="P35"><text:s text:c="8"/>{</text:p>
      <text:p text:style-name="P35"><text:s text:c="12"/>if (ds.max_bit_edge_val != 0) <text:s text:c="2"/>/* if we have detected an edge */</text:p>
      <text:p text:style-name="P35"><text:s text:c="12"/>{</text:p>
      <text:p text:style-name="P35"><text:s text:c="16"/>ds.edge_ctr = df.demod_samples_per_bit &gt; ds.next_edge_ctr ? df.demod_samples_per_bit - ds.next_edge_ctr : 0;</text:p>
      <text:p text:style-name="P35"><text:s text:c="32"/>/* reset edge ctr to look for next edge */</text:p>
      <text:p text:style-name="P35"><text:s text:c="16"/>ds.max_bit_edge_val = 0; <text:s text:c="3"/>/* reset max_bit_edge_val for next edge peak */</text:p>
      <text:p text:style-name="P35"><text:s text:c="16"/>received_bit = 1;</text:p>
      <text:p text:style-name="P35"><text:s text:c="16"/>ds.demod_edge_window = df.demod_edge_window;</text:p>
      <text:p text:style-name="P35"><text:s text:c="12"/>} else /* we haven't detected an edge */</text:p>
      <text:p text:style-name="P35"><text:s text:c="12"/>{</text:p>
      <text:p text:style-name="P35"><text:s text:c="16"/>if (ds.edge_ctr == 0)</text:p>
      <text:p text:style-name="P35"><text:s text:c="16"/>{</text:p>
      <text:p text:style-name="P35"><text:s text:c="20"/>ds.cur_bit = demod_sample; <text:s text:c="13"/>/* save the bit */</text:p>
      <text:p text:style-name="P35"><text:s text:c="20"/>ds.edge_ctr = df.demod_samples_per_bit; <text:s/>/* reset and wait for the next bit edge to come along */</text:p>
      <text:p text:style-name="P35"><text:s text:c="20"/>received_bit = 1; <text:s text:c="22"/>/* an edge hasn't occurred but a bit interval happened */</text:p>
      <text:p text:style-name="P35"><text:s text:c="16"/>}</text:p>
      <text:p text:style-name="P35"><text:s text:c="12"/>}</text:p>
      <text:p text:style-name="P35"><text:s text:c="8"/>}</text:p>
      <text:p text:style-name="P35"><text:s text:c="4"/>}</text:p>
      <text:p text:style-name="P35"><text:s text:c="4"/>if (!received_bit) <text:s text:c="2"/>/* no bit available yet, wait */</text:p>
      <text:p text:style-name="P35"><text:s text:c="8"/>return;</text:p>
      <text:p text:style-name="P35"/>
      <text:p text:style-name="P35"><text:s text:c="4"/>/* add the bit to the current word */</text:p>
      <text:p text:style-name="P35"><text:s text:c="4"/>ds.current_word = (ds.current_word &lt;&lt; 1) | (ds.polarity ^ (ds.cur_bit &gt; 0));</text:p>
      <text:p text:style-name="P35"><text:s text:c="4"/>ds.current_bit_no++;</text:p>
      <text:p text:style-name="P35"><text:s text:c="4"/>hamming_weight = dsp_hamming_weight_30(ds.current_word ^ DSPINT_SYNC_CODEWORD);</text:p>
      <text:p text:style-name="P35"><text:s text:c="4"/>if (hamming_weight &lt; (ds.resync ? 3 : 5)) <text:s/>/* 30-bit resync word has occurred! */</text:p>
      <text:p text:style-name="P35"><text:s text:c="4"/>{</text:p>
      <text:p text:style-name="P35"><text:s text:c="8"/>dsp_reset_codeword();</text:p>
      <text:p text:style-name="P35"><text:s text:c="8"/>ds.resync = 1;</text:p>
      <text:p text:style-name="P35"><text:s text:c="8"/>return;</text:p>
      <text:p text:style-name="P35"><text:s text:c="4"/>}</text:p>
      <text:p text:style-name="P35"><text:s text:c="4"/>/* if we 15 or 16 zeros in a row with fsk, that means we have a reversed polarity start */</text:p>
      <text:p text:style-name="P35"><text:s text:c="4"/>hamming_weight = dsp_hamming_weight_16(ds.current_word);</text:p>
      <text:p text:style-name="P35"><text:s text:c="4"/>if ((hamming_weight &lt; 2) &amp;&amp; (df.fsk))</text:p>
      <text:p text:style-name="P35"><text:s text:c="4"/>{</text:p>
      <text:p text:style-name="P35"><text:s text:c="8"/>ds.demod_edge_window = df.demod_samples_per_bit;</text:p>
      <text:p text:style-name="P35"><text:s text:c="8"/>ds.polarity = !ds.polarity; /* reverse the polarity of FSK frequencies and 0/1 */</text:p>
      <text:p text:style-name="P35"><text:s text:c="8"/>dsp_reset_codeword();</text:p>
      <text:p text:style-name="P35"><text:s text:c="8"/>ds.resync = 0;</text:p>
      <text:p text:style-name="P35"><text:s text:c="8"/>return;</text:p>
      <text:p text:style-name="P35"><text:s text:c="4"/>}</text:p>
      <text:p text:style-name="P35"><text:s text:c="4"/>/* if we have 15 or 16 ones in a row, that is a ook key down start, or a fsk start */</text:p>
      <text:p text:style-name="P35"><text:s text:c="4"/>if (hamming_weight &gt;= 15)</text:p>
      <text:p text:style-name="P35"><text:s text:c="4"/>{</text:p>
      <text:p text:style-name="P35"><text:s text:c="8"/>ds.demod_edge_window = df.demod_samples_per_bit;</text:p>
      <text:p text:style-name="P35"><text:s text:c="8"/>dsp_reset_codeword();</text:p>
      <text:p text:style-name="P35"><text:s text:c="8"/>ds.resync = 0;</text:p>
      <text:p text:style-name="P35"><text:s text:c="8"/>return;</text:p>
      <text:p text:style-name="P35"><text:s text:c="4"/>}</text:p>
      <text:p text:style-name="P35"><text:s text:c="4"/>/* if we have synced, and we have 30 bits, we have a frame */</text:p>
      <text:p text:style-name="P35"><text:s text:c="4"/>if ((ds.current_bit_no &gt;= 30) &amp;&amp; (ds.resync)) <text:s/>/* we have a complete frame */</text:p>
      <text:p text:style-name="P35"><text:s text:c="4"/>{</text:p>
      <text:p text:style-name="P35"><text:s text:c="7"/>dsp_insert_into_frame_fifo(&amp;dsp_output_fifo, ds.current_word);</text:p>
      <text:p text:style-name="P35"><text:s text:c="7"/>ds.current_bit_no = 0;</text:p>
      <text:p text:style-name="P35"><text:s text:c="4"/>}</text:p>
      <text:p text:style-name="P35">}<text:change-end text:change-id="ct2207737753952"/><text:change text:change-id="ct2207737775552"/></text:p>
      <text:p text:style-name="P45"><text:change-start text:change-id="ct2207733252032"/></text:p>
      <text:h text:style-name="P70" text:outline-level="2">Other candidate synchronization code words</text:h>
      <text:p text:style-name="P64"/>
      <text:p text:style-name="P63">During the search for code words, these other candidate 30-bit code words were discovered. <text:s/>The chosen code word was decided by having the maximum number of preceding ones so it would be part of a <text:change-end text:change-id="ct2207733252032"/><text:change-start text:change-id="ct2207733260192"/>constant carrier signal. <text:s/>These code words all have a maximum of two complement bits for any shift of the word and a correlation magnitude of 4. <text:s/><text:span text:style-name="T94">These were found by exhaustive computer search.</text:span></text:p>
      <text:p text:style-name="P63"/>
      <text:p text:style-name="P37">syncword: 1,0,0,0,0,1,1,1,0,1,0,0,0,1,1,0,0,1,1,1,0,1,0,0,1,0,0,0,0,0 </text:p>
      <text:p text:style-name="P37">autocor: 30 3 -2 -3 0 -1 -2 3 0 -3 -2 -1 4 1 2 -1 -4 1 2 3 -4 1 -2 -1 4 3 2 1 0 -1</text:p>
      <text:p text:style-name="P37"/>
      <text:p text:style-name="P37">syncword: 1,0,0,0,0,1,1,1,1,0,1,1,1,1,1,0,0,1,0,1,0,0,1,1,1,0,1,1,0,0 </text:p>
      <text:p text:style-name="P37">autocor: 30 3 -2 -1 -4 3 -2 1 -4 -3 -4 -1 4 3 4 -3 2 3 -2 3 -2 -3 -2 -3 0 -1 2 3 0 -1</text:p>
      <text:p text:style-name="P37"/>
      <text:p text:style-name="P37">syncword: 1,0,0,0,0,1,1,1,1,1,0,0,1,1,1,0,1,1,1,0,1,1,1,0,1,0,0,1,0,0 </text:p>
      <text:p text:style-name="P37">autocor: 30 3 -2 -1 2 -3 0 1 4 3 -2 -3 -2 1 0 1 -2 -3 0 -3 -4 -1 2 -3 2 1 0 3 0 -1</text:p>
      <text:p text:style-name="P37"/>
      <text:p text:style-name="P37">syncword: 1,0,0,0,0,1,1,1,1,1,0,1,1,1,1,0,0,1,1,0,1,1,0,1,1,0,0,0,1,0 <text:s/></text:p>
      <text:p text:style-name="P37">autocor: 30 3 -4 3 -2 -3 4 3 -4 -1 -2 1 4 -1 0 1 -2 -1 -2 -3 -4 -1 -2 3 2 1 0 -1 2 -1</text:p>
      <text:p text:style-name="P37"/>
      <text:p text:style-name="P37">syncword: 1,0,1,1,1,0,0,1,0,0,1,0,0,1,1,0,0,0,0,1,0,0,0,0,0,1,1,1,1,0 </text:p>
      <text:p text:style-name="P37">autocor: 30 3 -4 3 -2 -3 4 3 -4 -1 -2 1 4 -1 0 1 -2 -1 -2 -3 -4 -1 -2 3 2 1 0 -1 2 -1</text:p>
      <text:p text:style-name="P37"/>
      <text:p text:style-name="P37">syncword: 1,0,1,1,1,0,1,0,0,1,0,0,0,0,1,0,0,0,1,1,0,0,0,0,0,1,1,1,0,0 </text:p>
      <text:p text:style-name="P37">autocor: 30 3 -2 -3 0 3 2 3 2 1 -2 -1 4 -1 -2 -1 4 -1 -2 -1 -4 1 0 3 0 -1 -2 1 0 -1</text:p>
      <text:p text:style-name="P37"/>
      <text:p text:style-name="P37">syncword: 1,1,0,0,0,1,1,1,1,0,1,0,0,0,1,0,0,0,1,1,0,0,1,0,0,1,0,0,0,0 </text:p>
      <text:p text:style-name="P37">autocor: 30 3 -4 -1 2 -1 0 1 4 1 -4 3 4 3 2 -1 -4 3 2 -1 -2 -3 -2 -3 2 3 0 -1 -2 -1</text:p>
      <text:p text:style-name="P37"/>
      <text:p text:style-name="P37">syncword: 1,1,0,0,0,1,1,1,1,1,0,0,1,1,1,0,1,1,1,1,0,1,1,0,1,0,0,0,1,0 </text:p>
      <text:p text:style-name="P37">autocor: 30 3 -2 -3 0 3 2 3 2 1 -2 -1 4 -1 -2 -1 4 -1 -2 -1 -4 1 0 3 0 -1 -2 1 0 -1</text:p>
      <text:p text:style-name="P37"/>
      <text:p text:style-name="P37">syncword: 1,1,0,0,1,0,0,0,1,1,0,1,0,1,1,0,0,0,0,0,1,0,0,0,0,1,1,1,1,0 </text:p>
      <text:p text:style-name="P37">autocor: 30 3 -2 -1 -4 3 -2 1 -4 -3 -4 -1 4 3 4 -3 2 3 -2 3 -2 -3 -2 -3 0 -1 2 3 0 -1</text:p>
      <text:p text:style-name="P37"/>
      <text:p text:style-name="P37">syncword: 1,1,0,1,1,0,1,0,0,0,1,0,0,0,1,0,0,0,1,1,0,0,0,0,0,1,1,1,1,0 </text:p>
      <text:p text:style-name="P37">autocor: 30 3 -2 -1 2 -3 0 1 4 3 -2 -3 -2 1 0 1 -2 -3 0 -3 -4 -1 2 -3 2 1 0 3 0 -1</text:p>
      <text:p text:style-name="P37"/>
      <text:p text:style-name="P37">syncword: 1,1,0,1,1,0,1,1,1,1,0,0,1,1,1,0,0,0,1,0,1,1,1,1,0,1,0,0,0,0 </text:p>
      <text:p text:style-name="P37">autocor: 30 3 0 -1 -4 3 -2 -3 0 3 -2 1 2 3 4 -3 -2 3 0 1 -4 -1 2 -3 0 -1 -2 -1 -2 -1</text:p>
      <text:p text:style-name="P37"/>
      <text:p text:style-name="P37">syncword: 1,1,1,0,0,1,1,0,1,0,1,0,1,1,0,1,1,1,1,1,0,1,1,1,1,0,0,0,0,0 </text:p>
      <text:p text:style-name="P37">autocor: 30 3 4 1 0 3 2 1 -2 -3 -4 3 -4 -1 -2 -1 4 3 2 -1 -2 1 4 1 0 -1 -2 -3 -2 -1</text:p>
      <text:p text:style-name="P37"/>
      <text:p text:style-name="P37">syncword: 1,1,1,1,0,1,0,0,0,0,1,0,1,1,1,0,0,0,1,1,0,0,0,0,1,0,0,1,0,0 </text:p>
      <text:p text:style-name="P37">autocor: 30 3 0 -1 -4 3 -2 -3 0 3 -2 1 2 3 4 -3 -2 3 0 1 -4 -1 2 -3 0 -1 -2 -1 -2 -1</text:p>
      <text:p text:style-name="P37"/>
      <text:p text:style-name="P37">syncword: 1,1,1,1,0,1,1,0,1,1,0,0,1,1,1,0,1,1,1,0,1,0,0,0,0,1,1,1,0,0 </text:p>
      <text:p text:style-name="P37">autocor: 30 3 -4 -1 2 -1 0 1 4 1 -4 3 4 3 2 -1 -4 3 2 -1 -2 -3 -2 -3 2 3 0 -1 -2 -1</text:p>
      <text:p text:style-name="P37"/>
      <text:p text:style-name="P37">syncword: 1,1,1,1,1,0,0,0,0,1,0,0,0,0,0,1,0,0,1,0,1,0,1,0,0,1,1,0,0,0 </text:p>
      <text:p text:style-name="P37">autocor: 30 3 4 1 0 3 2 1 -2 -3 -4 3 -4 -1 -2 -1 4 3 2 -1 -2 1 4 1 0 -1 -2 -3 -2 -1</text:p>
      <text:p text:style-name="P37"/>
      <text:p text:style-name="P37">syncword: 1,1,1,1,1,0,1,1,0,1,0,0,0,1,1,0,0,1,1,1,0,1,0,0,0,1,1,1,1,0 </text:p>
      <text:p text:style-name="P37">autocor: 30 3 -2 -3 0 -1 -2 3 0 -3 -2 -1 4 1 2 -1 -4 1 2 3 -4 1 -2 -1 4 3 2 1 0 -1<text:change-end text:change-id="ct2207733260192"/><text:change-start text:change-id="ct2207733262832"/></text:p>
      <text:h text:style-name="P71" text:outline-level="2"><text:change-end text:change-id="ct2207733262832"/></text:h>
      <text:h text:style-name="P68" text:outline-level="2">Software License for Code</text:h>
      <text:p text:style-name="Text_20_body"/>
      <text:p text:style-name="P50">The code examples in this document are licensed under the zlib license, the text of which is included below. <text:s/></text:p>
      <text:p text:style-name="P50"/>
      <text:p text:style-name="P35">/*</text:p>
      <text:p text:style-name="P35"><text:s/>* Copyright (c) 2021 Daniel Marks</text:p>
      <text:p text:style-name="P35"/>
      <text:p text:style-name="P35">This software is provided 'as-is', without any express or implied</text:p>
      <text:p text:style-name="P35">warranty. In no event will the authors be held liable for any damages</text:p>
      <text:p text:style-name="P35">arising from the use of this software.</text:p>
      <text:p text:style-name="P35"/>
      <text:p text:style-name="P35">Permission is granted to anyone to use this software for any purpose,</text:p>
      <text:p text:style-name="P35">including commercial applications, and to alter it and redistribute it</text:p>
      <text:p text:style-name="P35">freely, subject to the following restrictions:</text:p>
      <text:p text:style-name="P35"/>
      <text:p text:style-name="P35">1. The origin of this software must not be misrepresented; you must not</text:p>
      <text:p text:style-name="P35"><text:s text:c="3"/>claim that you wrote the original software. If you use this software</text:p>
      <text:p text:style-name="P35"><text:s text:c="3"/>in a product, an acknowledgment in the product documentation would be</text:p>
      <text:p text:style-name="P35"><text:s text:c="3"/>appreciated but is not required.</text:p>
      <text:p text:style-name="P35">2. Altered source versions must be plainly marked as such, and must not be</text:p>
      <text:p text:style-name="P35"><text:s text:c="3"/>misrepresented as being the original software.</text:p>
      <text:p text:style-name="P35">3. This notice may not be removed or altered from any source distribution.</text:p>
      <text:p text:style-name="P35"><text:s/>*/</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0-31T23:12:16.130000000</dc:date>
    <meta:editing-duration>PT18H12M16S</meta:editing-duration>
    <meta:editing-cycles>125</meta:editing-cycles>
    <meta:generator>LibreOffice/7.1.3.2$Windows_X86_64 LibreOffice_project/47f78053abe362b9384784d31a6e56f8511eb1c1</meta:generator>
    <meta:document-statistic meta:table-count="1" meta:image-count="0" meta:object-count="0" meta:page-count="23" meta:paragraph-count="925" meta:word-count="7464" meta:character-count="49206" meta:non-whitespace-character-count="38433"/>
  </office:meta>
</office:document-meta>
</file>